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6500000072B56AD09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9999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a50021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4" style:family="graphic" style:parent-style-name="standard">
      <style:graphic-properties draw:stroke="none" draw:fill="none" draw:fill-color="#ffff00" draw:textarea-horizontal-align="justify" draw:textarea-vertical-align="top" draw:auto-grow-height="true" fo:padding-top="0.13cm" fo:padding-bottom="0.13cm" fo:padding-left="0.25cm" fo:padding-right="0.25cm" fo:wrap-option="no-wrap" draw:shadow-color="#777777"/>
    </style:style>
    <style:style style:name="gr5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99ccff" draw:textarea-horizontal-align="justify" draw:textarea-vertical-align="top" draw:auto-grow-height="true" fo:padding-top="0.13cm" fo:padding-bottom="0.13cm" fo:padding-left="0.25cm" fo:padding-right="0.25cm" fo:wrap-option="no-wrap" draw:shadow-color="#777777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99ccff" draw:textarea-horizontal-align="justify" draw:textarea-vertical-align="top" draw:auto-grow-height="true" fo:padding-top="0.13cm" fo:padding-bottom="0.13cm" fo:padding-left="0.25cm" fo:padding-right="0.25cm" fo:wrap-option="wrap" draw:shadow-color="#777777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99cc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9" style:family="graphic" style:parent-style-name="standard">
      <style:graphic-properties draw:stroke="solid" svg:stroke-width="0.071cm" svg:stroke-color="#000000" draw:marker-end="msArrowOpenEnd_20_9" draw:marker-end-width="0.426cm" draw:marker-end-center="false" svg:stroke-opacity="100%" draw:stroke-linejoin="round" draw:fill="none" draw:fill-color="#ffff00" draw:textarea-horizontal-align="left" draw:textarea-vertical-align="top" draw:auto-grow-height="false" fo:padding-top="0.127cm" fo:padding-bottom="0.127cm" fo:padding-left="0.254cm" fo:padding-right="0.254cm" fo:wrap-option="wrap" draw:shadow-offset-x="0.071cm" draw:shadow-offset-y="0.071cm" draw:shadow-color="#777777" draw:shadow-opacity="100%"/>
    </style:style>
    <style:style style:name="gr10" style:family="graphic" style:parent-style-name="standard">
      <style:graphic-properties draw:stroke="solid" svg:stroke-width="0.071cm" svg:stroke-color="#000000" draw:marker-end="msArrowOpenEnd_20_9" draw:marker-end-width="0.42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11" style:family="graphic" style:parent-style-name="standard">
      <style:graphic-properties draw:stroke="none" draw:fill="none" draw:fill-color="#f47a00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777777"/>
    </style:style>
    <style:style style:name="gr12" style:family="graphic" style:parent-style-name="standard">
      <style:graphic-properties draw:stroke="solid" svg:stroke-width="0.026cm" svg:stroke-color="#000000" draw:stroke-linejoin="miter" draw:fill="none" draw:fill-color="#f47a00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777777"/>
    </style:style>
    <style:style style:name="gr13" style:family="graphic" style:parent-style-name="standard">
      <style:graphic-properties draw:stroke="none" draw:fill="none" draw:fill-color="#ffff00" draw:textarea-horizontal-align="justify" draw:textarea-vertical-align="top" draw:auto-grow-height="true" fo:padding-top="0.13cm" fo:padding-bottom="0.13cm" fo:padding-left="0.25cm" fo:padding-right="0.25cm" fo:wrap-option="wrap" draw:shadow-color="#777777"/>
    </style:style>
    <style:style style:name="gr14" style:family="graphic" style:parent-style-name="standard">
      <style:graphic-properties draw:stroke="solid" svg:stroke-width="0.044cm" svg:stroke-color="#000000" draw:stroke-linejoin="miter" draw:fill="solid" draw:fill-color="#cc99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15" style:family="graphic" style:parent-style-name="standard">
      <style:graphic-properties draw:stroke="none" draw:fill="none" draw:fill-color="#f47a00" draw:textarea-horizontal-align="justify" draw:textarea-vertical-align="top" draw:auto-grow-height="true" fo:padding-top="0.13cm" fo:padding-bottom="0.13cm" fo:padding-left="0.25cm" fo:padding-right="0.25cm" fo:wrap-option="no-wrap" draw:shadow-color="#777777"/>
    </style:style>
    <style:style style:name="gr1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17" style:family="graphic" style:parent-style-name="standard">
      <style:graphic-properties draw:stroke="solid" svg:stroke-width="0.044cm" svg:stroke-color="#000000" draw:stroke-linejoin="miter" draw:fill="solid" draw:fill-color="#99cc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1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19" style:family="graphic" style:parent-style-name="standard">
      <style:graphic-properties draw:stroke="solid" svg:stroke-width="0.044cm" svg:stroke-color="#000000" draw:stroke-linejoin="miter" draw:fill="solid" draw:fill-color="#9966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9966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pr1" style:family="presentation" style:parent-style-name="Varsayılan-title">
      <style:graphic-properties draw:stroke="none" draw:fill="none" draw:fill-color="#f47a00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777777"/>
    </style:style>
    <style:style style:name="pr2" style:family="presentation" style:parent-style-name="Varsayılan-notes">
      <style:graphic-properties draw:stroke="none" draw:fill="none" draw:fill-color="#00cc99" draw:auto-grow-height="true" fo:min-height="11.798cm" draw:shadow-color="#808080"/>
    </style:style>
    <style:style style:name="pr3" style:family="presentation" style:parent-style-name="Varsayılan-title">
      <style:graphic-properties draw:stroke="none" draw:fill="none" draw:fill-color="#f47a00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wrap" draw:shadow-color="#777777"/>
    </style:style>
    <style:style style:name="pr4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14.981cm" fo:min-width="0cm" fo:padding-top="0.13cm" fo:padding-bottom="0.13cm" fo:padding-left="0.25cm" fo:padding-right="0.25cm" fo:wrap-option="wrap" draw:shadow-color="#777777"/>
    </style:style>
    <style:style style:name="pr5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10.747cm" fo:min-width="0cm" fo:padding-top="0.13cm" fo:padding-bottom="0.13cm" fo:padding-left="0.25cm" fo:padding-right="0.25cm" fo:wrap-option="wrap" draw:shadow-color="#777777"/>
    </style:style>
    <style:style style:name="pr6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14.557cm" fo:min-width="0cm" fo:padding-top="0.13cm" fo:padding-bottom="0.13cm" fo:padding-left="0.25cm" fo:padding-right="0.25cm" fo:wrap-option="wrap" draw:shadow-color="#777777"/>
    </style:style>
    <style:style style:name="pr7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5.244cm" fo:min-width="0cm" fo:padding-top="0.13cm" fo:padding-bottom="0.13cm" fo:padding-left="0.25cm" fo:padding-right="0.25cm" fo:wrap-option="wrap" draw:shadow-color="#777777"/>
    </style:style>
    <style:style style:name="pr8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4.609cm" fo:min-width="0cm" fo:padding-top="0.13cm" fo:padding-bottom="0.13cm" fo:padding-left="0.25cm" fo:padding-right="0.25cm" fo:wrap-option="wrap" draw:shadow-color="#777777"/>
    </style:style>
    <style:style style:name="pr9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3.127cm" fo:min-width="0cm" fo:padding-top="0.13cm" fo:padding-bottom="0.13cm" fo:padding-left="0.25cm" fo:padding-right="0.25cm" fo:wrap-option="wrap" draw:shadow-color="#777777"/>
    </style:style>
    <style:style style:name="pr10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7.784cm" fo:min-width="0cm" fo:padding-top="0.13cm" fo:padding-bottom="0.13cm" fo:padding-left="0.25cm" fo:padding-right="0.25cm" fo:wrap-option="wrap" draw:shadow-color="#777777"/>
    </style:style>
    <style:style style:name="pr11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6.514cm" fo:min-width="0cm" fo:padding-top="0.13cm" fo:padding-bottom="0.13cm" fo:padding-left="0.25cm" fo:padding-right="0.25cm" fo:wrap-option="wrap" draw:shadow-color="#777777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0.617cm" fo:margin-bottom="0cm" fo:text-indent="0cm"/>
    </style:style>
    <style:style style:name="P5" style:family="paragraph">
      <style:paragraph-properties fo:margin-left="0cm" fo:margin-right="0cm" fo:margin-top="0.105cm" fo:margin-bottom="0cm" fo:text-indent="0cm"/>
    </style:style>
    <style:style style:name="P6" style:family="paragraph">
      <style:paragraph-properties fo:margin-left="0cm" fo:margin-right="0cm" fo:margin-top="0.529cm" fo:margin-bottom="0cm" fo:text-indent="0cm"/>
    </style:style>
    <style:style style:name="P7" style:family="paragraph">
      <style:paragraph-properties fo:margin-left="0cm" fo:margin-right="0cm" fo:margin-top="0.088cm" fo:margin-bottom="0cm" fo:text-indent="0cm"/>
    </style:style>
    <style:style style:name="P8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9" style:family="paragraph">
      <style:paragraph-properties style:writing-mode="lr-tb" style:font-independent-line-spacing="true"/>
      <style:text-properties fo:font-size="28pt" style:font-size-asian="28pt" style:font-size-complex="28p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.621cm" fo:margin-right="0cm" fo:margin-top="0.44cm" fo:margin-bottom="0cm" fo:line-height="90%" fo:text-indent="-0.621cm" style:punctuation-wrap="simple" style:line-break="normal"/>
    </style:style>
    <style:style style:name="P12" style:family="paragraph">
      <style:paragraph-properties fo:margin-left="0.621cm" fo:margin-right="0cm" fo:margin-top="0.44cm" fo:margin-bottom="0cm" fo:line-height="50%" fo:text-indent="-0.621cm" style:punctuation-wrap="simple" style:line-break="normal"/>
    </style:style>
    <style:style style:name="P13" style:family="paragraph">
      <style:paragraph-properties fo:margin-left="0cm" fo:margin-right="0cm" fo:margin-top="0.105cm" fo:margin-bottom="0cm" fo:line-height="100%" fo:text-indent="0cm"/>
    </style:style>
    <style:style style:name="P14" style:family="paragraph">
      <style:paragraph-properties fo:margin-left="0.621cm" fo:margin-right="0cm" fo:margin-top="0.529cm" fo:margin-bottom="0cm" fo:line-height="90%" fo:text-indent="-0.621cm" style:punctuation-wrap="simple" style:line-break="normal"/>
    </style:style>
    <style:style style:name="P15" style:family="paragraph">
      <style:paragraph-properties fo:margin-left="0.621cm" fo:margin-right="0cm" fo:margin-top="0.529cm" fo:margin-bottom="0cm" fo:line-height="30%" fo:text-indent="-0.621cm" style:punctuation-wrap="simple" style:line-break="normal"/>
    </style:style>
    <style:style style:name="P16" style:family="paragraph">
      <style:paragraph-properties fo:margin-left="0.621cm" fo:margin-right="0cm" fo:margin-top="0.529cm" fo:margin-bottom="0cm" fo:line-height="80%" fo:text-indent="-0.621cm" style:punctuation-wrap="simple" style:line-break="normal"/>
    </style:style>
    <style:style style:name="P17" style:family="paragraph">
      <style:paragraph-properties fo:margin-left="0.621cm" fo:margin-right="0cm" fo:margin-top="0.529cm" fo:margin-bottom="0cm" fo:line-height="60%" fo:text-indent="-0.621cm" style:punctuation-wrap="simple" style:line-break="normal"/>
    </style:style>
    <style:style style:name="P18" style:family="paragraph">
      <style:paragraph-properties fo:margin-left="0.621cm" fo:margin-right="0cm" fo:margin-top="0.529cm" fo:margin-bottom="0cm" fo:line-height="50%" fo:text-indent="-0.621cm" style:punctuation-wrap="simple" style:line-break="normal"/>
    </style:style>
    <style:style style:name="P19" style:family="paragraph">
      <style:paragraph-properties fo:margin-left="0.621cm" fo:margin-right="0cm" fo:margin-top="0.529cm" fo:margin-bottom="0cm" fo:line-height="20%" fo:text-indent="-0.621cm" style:punctuation-wrap="simple" style:line-break="normal"/>
    </style:style>
    <style:style style:name="P20" style:family="paragraph">
      <style:paragraph-properties fo:margin-left="0.621cm" fo:margin-right="0cm" fo:margin-top="0.529cm" fo:margin-bottom="0cm" fo:line-height="0cm" fo:text-indent="-0.621cm" style:punctuation-wrap="simple" style:line-break="normal"/>
    </style:style>
    <style:style style:name="P21" style:family="paragraph">
      <style:paragraph-properties fo:margin-left="1.565cm" fo:margin-right="0cm" fo:margin-top="0.088cm" fo:margin-bottom="0cm" fo:text-indent="-0.622cm"/>
    </style:style>
    <style:style style:name="P22" style:family="paragraph">
      <style:paragraph-properties fo:margin-left="0.621cm" fo:margin-right="0cm" fo:margin-top="0.529cm" fo:margin-bottom="0cm" fo:line-height="70%" fo:text-indent="-0.621cm" style:punctuation-wrap="simple" style:line-break="normal"/>
    </style:style>
    <style:style style:name="P23" style:family="paragraph">
      <style:paragraph-properties fo:margin-left="0cm" fo:margin-right="0cm" fo:margin-top="0.529cm" fo:margin-bottom="0cm" fo:line-height="90%" fo:text-indent="0cm"/>
    </style:style>
    <style:style style:name="P24" style:family="paragraph">
      <style:paragraph-properties fo:margin-left="0cm" fo:margin-right="0cm" fo:margin-top="0.088cm" fo:margin-bottom="0cm" fo:line-height="90%" fo:text-indent="0cm"/>
    </style:style>
    <style:style style:name="P25" style:family="paragraph">
      <style:paragraph-properties fo:margin-left="0cm" fo:margin-right="0cm" fo:line-height="100%" fo:text-align="center" fo:text-indent="0cm"/>
    </style:style>
    <style:style style:name="P26" style:family="paragraph">
      <style:paragraph-properties fo:margin-left="0cm" fo:margin-right="0cm" fo:line-height="100%" fo:text-align="end" fo:text-indent="0cm"/>
    </style:style>
    <style:style style:name="P27" style:family="paragraph">
      <style:paragraph-properties fo:margin-left="1.27cm" fo:margin-right="0cm" fo:margin-top="0.44cm" fo:margin-bottom="0cm" fo:text-indent="-1.27cm"/>
    </style:style>
    <style:style style:name="P28" style:family="paragraph">
      <style:paragraph-properties fo:margin-left="1.27cm" fo:margin-right="0cm" fo:margin-top="0.396cm" fo:margin-bottom="0cm" fo:text-indent="-1.27cm"/>
    </style:style>
    <style:style style:name="P29" style:family="paragraph">
      <style:paragraph-properties fo:margin-left="0.621cm" fo:margin-right="0cm" fo:margin-top="0.44cm" fo:margin-bottom="0cm" fo:line-height="20%" fo:text-indent="-0.621cm" style:punctuation-wrap="simple" style:line-break="normal"/>
    </style:style>
    <style:style style:name="P30" style:family="paragraph">
      <style:paragraph-properties fo:margin-left="0.621cm" fo:margin-right="0cm" fo:margin-top="0.396cm" fo:margin-bottom="0cm" fo:line-height="80%" fo:text-indent="-0.621cm" style:punctuation-wrap="simple" style:line-break="normal"/>
    </style:style>
    <style:style style:name="P31" style:family="paragraph">
      <style:paragraph-properties fo:margin-left="0.621cm" fo:margin-right="0cm" fo:margin-top="0.396cm" fo:margin-bottom="0cm" fo:line-height="0cm" fo:text-indent="-0.621cm" style:punctuation-wrap="simple" style:line-break="normal"/>
    </style:style>
    <style:style style:name="P32" style:family="paragraph">
      <style:paragraph-properties fo:margin-left="0.621cm" fo:margin-right="0cm" fo:margin-top="0.396cm" fo:margin-bottom="0cm" fo:line-height="30%" fo:text-indent="-0.621cm" style:punctuation-wrap="simple" style:line-break="normal"/>
    </style:style>
    <style:style style:name="P33" style:family="paragraph">
      <style:paragraph-properties fo:margin-left="0.621cm" fo:margin-right="0cm" fo:margin-top="0.396cm" fo:margin-bottom="0cm" fo:line-height="70%" fo:text-indent="-0.621cm" style:punctuation-wrap="simple" style:line-break="normal"/>
    </style:style>
    <style:style style:name="P34" style:family="paragraph">
      <style:paragraph-properties fo:margin-left="1.565cm" fo:margin-right="0cm" fo:margin-top="0.105cm" fo:margin-bottom="0cm" fo:line-height="100%" fo:text-indent="-0.622cm"/>
    </style:style>
    <style:style style:name="P35" style:family="paragraph">
      <style:paragraph-properties fo:margin-left="0.621cm" fo:margin-right="0cm" fo:margin-top="0.529cm" fo:margin-bottom="0cm" fo:text-indent="-0.621cm"/>
    </style:style>
    <style:style style:name="P36" style:family="paragraph">
      <style:paragraph-properties fo:margin-left="0cm" fo:margin-right="0cm" fo:margin-top="0.617cm" fo:margin-bottom="0cm" fo:line-height="90%" fo:text-indent="0cm"/>
    </style:style>
    <style:style style:name="P37" style:family="paragraph">
      <style:paragraph-properties fo:margin-left="0cm" fo:margin-right="0cm" fo:margin-top="0.105cm" fo:margin-bottom="0cm" fo:line-height="90%" fo:text-indent="0cm"/>
    </style:style>
    <style:style style:name="P38" style:family="paragraph">
      <style:paragraph-properties fo:margin-left="0cm" fo:margin-right="0cm" fo:margin-top="0.105cm" fo:margin-bottom="0cm" fo:line-height="120%" fo:text-indent="0cm"/>
    </style:style>
    <style:style style:name="P39" style:family="paragraph">
      <style:paragraph-properties fo:margin-left="0cm" fo:margin-right="0cm" fo:margin-top="0.088cm" fo:margin-bottom="0cm" fo:line-height="130%" fo:text-indent="0cm"/>
    </style:style>
    <style:style style:name="P40" style:family="paragraph">
      <style:paragraph-properties fo:margin-left="0cm" fo:margin-right="0cm" fo:margin-top="0.529cm" fo:margin-bottom="0cm" fo:line-height="100%" fo:text-indent="0cm" style:punctuation-wrap="simple" style:line-break="normal"/>
    </style:style>
    <style:style style:name="P41" style:family="paragraph">
      <style:paragraph-properties fo:margin-left="0cm" fo:margin-right="0cm" fo:margin-top="0.088cm" fo:margin-bottom="0cm" fo:line-height="100%" fo:text-indent="0cm" style:punctuation-wrap="simple" style:line-break="normal"/>
    </style:style>
    <style:style style:name="P42" style:family="paragraph">
      <style:paragraph-properties fo:margin-left="0.621cm" fo:margin-right="0cm" fo:margin-top="0.352cm" fo:margin-bottom="0cm" fo:line-height="90%" fo:text-indent="-0.621cm" style:punctuation-wrap="simple" style:line-break="normal"/>
    </style:style>
    <style:style style:name="P43" style:family="paragraph">
      <style:paragraph-properties fo:margin-left="0.621cm" fo:margin-right="0cm" fo:margin-top="0.352cm" fo:margin-bottom="0cm" fo:line-height="20%" fo:text-indent="-0.621cm" style:punctuation-wrap="simple" style:line-break="normal"/>
    </style:style>
    <style:style style:name="T1" style:family="text">
      <style:text-properties fo:color="#000000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language="en" fo:country="US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00" fo:font-family="'Courier New'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7" style:family="text">
      <style:text-properties fo:font-size="28pt" fo:language="en" fo:country="US" style:font-size-asian="28pt" style:font-size-complex="28pt"/>
    </style:style>
    <style:style style:name="T8" style:family="text">
      <style:text-properties fo:font-size="24pt" fo:language="en" fo:country="US" style:font-size-asian="24pt" style:font-size-complex="24pt"/>
    </style:style>
    <style:style style:name="T9" style:family="text">
      <style:text-properties fo:font-family="'Courier New'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10" style:family="text">
      <style:text-properties fo:color="#000000" fo:font-family="'Courier New'" style:font-family-generic="modern" style:font-pitch="fixed" fo:font-weight="bold" style:font-weight-asian="bold" style:font-weight-complex="bold"/>
    </style:style>
    <style:style style:name="T11" style:family="text">
      <style:text-properties fo:color="#000000" fo:font-family="'Courier New'" style:font-family-generic="modern" style:font-pitch="fixed" fo:language="en" fo:country="US" fo:font-weight="bold" style:font-weight-asian="bold" style:font-weight-complex="bold"/>
    </style:style>
    <style:style style:name="T12" style:family="text">
      <style:text-properties fo:color="#000000" fo:font-family="'Courier New'" style:font-family-generic="modern" style:font-pitch="fixed" fo:language="en" fo:country="US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000000" fo:font-family="'Courier New'" style:font-family-generic="modern" style:font-pitch="fixed" fo:language="en" fo:country="US"/>
    </style:style>
    <style:style style:name="T14" style:family="text">
      <style:text-properties fo:language="en" fo:country="US" fo:font-weight="bold" style:font-weight-asian="bold" style:font-weight-complex="bold"/>
    </style:style>
    <style:style style:name="T15" style:family="text">
      <style:text-properties fo:font-family="'Courier New'" style:font-family-generic="modern" style:font-pitch="fixed" fo:language="en" fo:country="US" fo:font-weight="bold" style:font-weight-asian="bold" style:font-weight-complex="bold"/>
    </style:style>
    <style:style style:name="T16" style:family="text">
      <style:text-properties fo:font-family="'Courier New'" style:font-family-generic="modern" style:font-pitch="fixed" fo:language="en" fo:country="US" fo:font-weight="bold" style:font-weight-asian="bold" style:font-weight-complex="bold"/>
    </style:style>
    <style:style style:name="T17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8" style:family="text">
      <style:text-properties style:text-position="-25% 58%" fo:language="en" fo:country="US" fo:font-weight="bold" style:font-weight-asian="bold" style:font-weight-complex="bold"/>
    </style:style>
    <style:style style:name="T19" style:family="text">
      <style:text-properties fo:font-family="Symbol" style:font-family-generic="roman" style:font-pitch="variable" style:font-charset="x-symbol" fo:font-size="24pt" fo:language="en" fo:country="US" style:font-size-asian="24pt" style:font-size-complex="24pt"/>
    </style:style>
    <style:style style:name="T20" style:family="text">
      <style:text-properties style:text-position="30% 58%" fo:font-size="24pt" fo:language="en" fo:country="US" style:font-size-asian="24pt" style:font-size-complex="24pt"/>
    </style:style>
    <style:style style:name="T21" style:family="text">
      <style:text-properties style:text-position="-25% 58%" fo:font-size="24pt" fo:language="en" fo:country="US" style:font-size-asian="24pt" style:font-size-complex="24pt"/>
    </style:style>
    <style:style style:name="T22" style:family="text">
      <style:text-properties style:text-position="30% 58%" fo:language="en" fo:country="US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color="#ff0000" fo:font-size="20pt" style:font-size-asian="20pt" style:font-size-complex="20pt"/>
    </style:style>
    <style:style style:name="T25" style:family="text">
      <style:text-properties fo:color="#9999ff" fo:font-size="20pt" fo:language="en" fo:country="US" style:font-size-asian="20pt" style:font-size-complex="20pt"/>
    </style:style>
    <style:style style:name="T26" style:family="text">
      <style:text-properties fo:color="#9999ff" fo:font-size="20pt" style:font-size-asian="20pt" style:font-size-complex="20pt"/>
    </style:style>
    <style:style style:name="T27" style:family="text">
      <style:text-properties fo:font-size="20pt" fo:language="en" fo:country="US" style:font-size-asian="20pt" style:font-size-complex="20pt"/>
    </style:style>
    <style:style style:name="T28" style:family="text">
      <style:text-properties fo:color="#ff0000" fo:font-size="20pt" fo:language="en" fo:country="US" style:font-size-asian="20pt" style:font-size-complex="20pt"/>
    </style:style>
    <style:style style:name="T29" style:family="text">
      <style:text-properties fo:font-family="'Courier New'" style:font-family-generic="modern" style:font-pitch="fixed" fo:font-size="16pt" style:font-size-asian="16pt" style:font-size-complex="16pt"/>
    </style:style>
    <style:style style:name="T30" style:family="text">
      <style:text-properties fo:font-size="18pt" fo:language="en" fo:country="US" style:font-size-asian="18pt" style:font-size-complex="18pt"/>
    </style:style>
    <style:style style:name="T31" style:family="text">
      <style:text-properties fo:color="#ff0000" fo:font-size="18pt" fo:language="en" fo:country="US" style:font-size-asian="18pt" style:font-size-complex="18pt"/>
    </style:style>
    <style:style style:name="T32" style:family="text">
      <style:text-properties fo:color="#0000ff" fo:font-size="20pt" fo:language="en" fo:country="US" style:font-size-asian="20pt" style:font-size-complex="20pt"/>
    </style:style>
    <style:style style:name="T33" style:family="text">
      <style:text-properties fo:color="#0000ff" fo:font-family="'Courier New'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34" style:family="text">
      <style:text-properties fo:color="#a50021" fo:font-family="'Courier New'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35" style:family="text">
      <style:text-properties fo:color="#000000"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36" style:family="text">
      <style:text-properties fo:color="#0000ff"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37" style:family="text">
      <style:text-properties fo:color="#a50021"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38" style:family="text">
      <style:text-properties fo:color="#7da647" fo:font-family="'Courier New'" style:font-family-generic="modern" style:font-pitch="fixed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9" style:family="text">
      <style:text-properties style:text-position="30% 58%" fo:font-size="24pt" style:font-size-asian="24pt" style:font-size-complex="24pt"/>
    </style:style>
    <style:style style:name="T40" style:family="text">
      <style:text-properties fo:color="#0000ff" fo:font-size="28pt" style:font-size-asian="28pt" style:font-size-complex="28pt"/>
    </style:style>
    <style:style style:name="T41" style:family="text">
      <style:text-properties fo:color="#000000" fo:font-size="20pt" style:font-size-asian="20pt" style:font-size-complex="20pt"/>
    </style:style>
    <style:style style:name="T42" style:family="text">
      <style:text-properties fo:color="#000000" fo:font-size="22pt" style:font-size-asian="22pt" style:font-size-complex="22pt"/>
    </style:style>
    <style:style style:name="T43" style:family="text">
      <style:text-properties fo:color="#0000ff" fo:font-size="24pt" style:font-size-asian="24pt" style:font-size-complex="24pt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color="#ff0000"/>
    </style:style>
    <style:style style:name="T46" style:family="text">
      <style:text-properties fo:color="#0000ff" fo:font-family="Helvetica" style:font-family-generic="swiss" style:font-pitch="variable" fo:font-size="24pt" style:font-size-asian="24pt" style:font-size-complex="24pt"/>
    </style:style>
    <style:style style:name="T47" style:family="text">
      <style:text-properties fo:color="#000000" fo:font-family="Helvetica" style:font-family-generic="swiss" style:font-pitch="variable" fo:font-size="20pt" style:font-size-asian="20pt" style:font-size-complex="20pt"/>
    </style:style>
    <style:style style:name="T48" style:family="text">
      <style:text-properties fo:color="#000000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49" style:family="text">
      <style:text-properties fo:color="#0000ff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50" style:family="text">
      <style:text-properties fo:color="#ff0000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21cm"/>
        <style:text-properties fo:font-family="Helvetica" style:font-family-generic="swiss" style:font-pitch="variable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3">
      <text:list-level-style-bullet text:level="1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'Courier New'" style:font-family-generic="modern" style:font-pitch="fixed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6">
      <text:list-level-style-bullet text:level="1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ff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➇">
        <style:list-level-properties text:space-before="0.943cm" text:min-label-width="0.622cm"/>
        <style:text-properties fo:font-family="StarSymbol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StarSymbol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StarSymbol" style:font-family-generic="swiss" style:font-pitch="variable" fo:color="#000066" fo:font-size="100%"/>
      </text:list-level-style-bullet>
      <text:list-level-style-bullet text:level="5" text:bullet-char="">
        <style:list-level-properties text:space-before="3.814cm" text:min-label-width="0.622cm"/>
        <style:text-properties fo:font-family="StarSymbol" style:font-family-generic="roman" style:font-pitch="variable" style:font-charset="x-symbol" fo:color="#000000" fo:font-size="100%"/>
      </text:list-level-style-bullet>
      <text:list-level-style-bullet text:level="6" text:bullet-char="">
        <style:list-level-properties text:space-before="3.814cm" text:min-label-width="0.622cm"/>
        <style:text-properties fo:font-family="StarSymbol" style:font-family-generic="roman" style:font-pitch="variable" style:font-charset="x-symbol" fo:color="#000000" fo:font-size="100%"/>
      </text:list-level-style-bullet>
      <text:list-level-style-bullet text:level="7" text:bullet-char="">
        <style:list-level-properties text:space-before="3.814cm" text:min-label-width="0.622cm"/>
        <style:text-properties fo:font-family="StarSymbol" style:font-family-generic="roman" style:font-pitch="variable" style:font-charset="x-symbol" fo:color="#000000" fo:font-size="100%"/>
      </text:list-level-style-bullet>
      <text:list-level-style-bullet text:level="8" text:bullet-char="">
        <style:list-level-properties text:space-before="3.814cm" text:min-label-width="0.622cm"/>
        <style:text-properties fo:font-family="StarSymbol" style:font-family-generic="roman" style:font-pitch="variable" style:font-charset="x-symbol" fo:color="#000000" fo:font-size="100%"/>
      </text:list-level-style-bullet>
      <text:list-level-style-bullet text:level="9" text:bullet-char="">
        <style:list-level-properties text:space-before="3.814cm" text:min-label-width="0.622cm"/>
        <style:text-properties fo:font-family="StarSymbol" style:font-family-generic="roman" style:font-pitch="variable" style:font-charset="x-symbol" fo:color="#000000" fo:font-size="100%"/>
      </text:list-level-style-bullet>
      <text:list-level-style-bullet text:level="10" text:bullet-char="">
        <style:list-level-properties text:space-before="3.814cm" text:min-label-width="0.622cm"/>
        <style:text-properties fo:font-family="StarSymbol" style:font-family-generic="roman" style:font-pitch="variable" style:font-charset="x-symbol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 text:min-label-width="0.621cm"/>
        <style:text-properties fo:font-family="Helvetica" style:font-family-generic="swiss" style:font-pitch="variable" fo:color="#0000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Hash Tables" draw:style-name="dp1" draw:master-page-name="Varsayılan" presentation:presentation-page-layout-name="AL1T0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Çırpı Tabloları</text:span></text:p>
              </text:list-header>
            </text:list>
          </draw:text-box>
        </draw:frame>
        <presentation:notes draw:style-name="dp2">
          <draw:page-thumbnail draw:style-name="gr1" draw:layer="layout" svg:width="13.428cm" svg:height="10.072cm" svg:x="3.545cm" svg:y="1.967cm" draw:page-number="1" presentation:class="page"/>
          <draw:frame presentation:style-name="pr2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Goals of Today’s Lecture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3">Bugün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2">
              <text:list-item>
                <text:p text:style-name="P4"><text:span text:style-name="T2">Çırpı tabloları nedir?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(anahtar,değer) çiftleri</text:span></text:p>
                  </text:list-item>
                  <text:list-item>
                    <text:p text:style-name="P5"><text:span text:style-name="T3">Dizi ve bağlı liste kullanımındaki kısıtlar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Çırpı tabloları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Çırpı tablosu veri yapısı</text:span></text:p>
                  </text:list-item>
                  <text:list-item>
                    <text:p text:style-name="P5"><text:span text:style-name="T3">Çırpma işlevleri</text:span></text:p>
                  </text:list-item>
                  <text:list-item>
                    <text:p text:style-name="P5"><text:span text:style-name="T3">Örnek çırpı kodları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<text:s/></text:span><text:span text:style-name="T2">Daha etkin gerçekleme (çırpı/mod işlevi) ...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Sayıların ikil gösterilimi</text:span></text:p>
                  </text:list-item>
                  <text:list-item>
                    <text:p text:style-name="P5"><text:span text:style-name="T3">Mantıksal bit işlemleri</text:span></text:p>
                    <text:p text:style-name="P5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28cm" svg:height="10.072cm" svg:x="3.545cm" svg:y="1.967cm" draw:page-number="2" presentation:class="page"/>
          <draw:frame presentation:style-name="pr2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Accessing Data By a Key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3">Veriye Anahtarla Erişim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2">
              <text:list-item>
                <text:p text:style-name="P6"><text:span text:style-name="T4">Öğrenci notları: (isim, not)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E.g., (“john smith”, 84), (“jane doe”, 93), (“bill clinton”, 81)</text:span></text:p>
                  </text:list-item>
                  <text:list-item>
                    <text:p text:style-name="P7"><text:span text:style-name="T4">Gradeof(“john smith”) returns 84</text:span></text:p>
                  </text:list-item>
                  <text:list-item>
                    <text:p text:style-name="P7"><text:span text:style-name="T4">Gradeof(“joe schmoe”) returns NULL</text:span></text:p>
                  </text:list-item>
                </text:list>
              </text:list-item>
            </text:list>
            <text:list text:style-name="L2">
              <text:list-item>
                <text:p text:id="id1" text:style-name="P6"><text:span text:style-name="T4">Wine inventory: (name, #bottles)</text:span></text:p>
              </text:list-item>
            </text:list>
            <text:list text:style-name="L3">
              <text:list-item>
                <text:list>
                  <text:list-item>
                    <text:p text:id="id2" text:style-name="P7"><text:span text:style-name="T4">E.g., (“tapestry”, 3), (“latour”, 12), (“margaux”, 3)</text:span></text:p>
                  </text:list-item>
                  <text:list-item>
                    <text:p text:id="id3" text:style-name="P7"><text:span text:style-name="T4">Bottlesof(“latour”) returns 12</text:span></text:p>
                  </text:list-item>
                  <text:list-item>
                    <text:p text:id="id4" text:style-name="P7"><text:span text:style-name="T4">Bottlesof(“giesen”) returns NULL</text:span></text:p>
                  </text:list-item>
                </text:list>
              </text:list-item>
            </text:list>
            <text:list text:style-name="L2">
              <text:list-item>
                <text:p text:id="id5" text:style-name="P6"><text:span text:style-name="T4">Years when a war started: (year, war)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E.g., (1776, “Revolutionary”), (1861, “Civil War”), (1939, “WW2”)</text:span></text:p>
                  </text:list-item>
                  <text:list-item>
                    <text:p text:style-name="P7"><text:span text:style-name="T4">Warstarted(1939) returns “WW2”</text:span></text:p>
                  </text:list-item>
                  <text:list-item>
                    <text:p text:style-name="P7"><text:span text:style-name="T4">Warstarted(1984) returns NULL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4">Symbol table: (variable name, variable value)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E.g., (“MAXARRAY”, 2000), (“FOO”, 7), (“BAR”, -10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428cm" svg:height="10.072cm" svg:x="3.545cm" svg:y="1.967cm" draw:page-number="3" presentation:class="page"/>
          <draw:frame presentation:style-name="pr2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Limitations of Using an Array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3">Dizi kullanım kısıtları</text:p>
              </text:list-header>
            </text:list>
          </draw:text-box>
        </draw:frame>
        <draw:frame presentation:style-name="pr5" draw:text-style-name="P2" draw:layer="layout" svg:width="23.495cm" svg:height="11.006cm" svg:x="1.269cm" svg:y="3.387cm" presentation:class="outline" presentation:user-transformed="true">
          <draw:text-box>
            <text:list text:style-name="L2">
              <text:list-item>
                <text:p text:style-name="P6">Dizi n değeri: 0, …, n-1 indisleriyle saklar</text:p>
              </text:list-item>
            </text:list>
            <text:list text:style-name="L3">
              <text:list-item>
                <text:list>
                  <text:list-item>
                    <text:p text:style-name="P7">İndis tamsayıdır</text:p>
                  </text:list-item>
                  <text:list-item>
                    <text:p text:style-name="P7">Öncesinde maksimum boyut bilinmelidir</text:p>
                  </text:list-item>
                </text:list>
              </text:list-item>
            </text:list>
            <text:list text:style-name="L2">
              <text:list-item>
                <text:p text:style-name="P6">Fakat (anahtar, değer) çiftinde anahtar tamsayı olmayabilir</text:p>
              </text:list-item>
            </text:list>
            <text:list text:style-name="L3">
              <text:list-item>
                <text:list>
                  <text:list-item>
                    <text:p text:style-name="P7">gerçekte, içeride tamsayıya çevrilir</text:p>
                  </text:list-item>
                  <text:list-item>
                    <text:p text:style-name="P7">Ve her bir olası isim için farklı sayıya sahip olacak</text:p>
                  </text:list-item>
                </text:list>
              </text:list-item>
            </text:list>
            <text:list text:style-name="L2">
              <text:list-item>
                <text:p text:style-name="P6">Fakat, aşırı büyük dizilere ihtiyaç duyabiliriz</text:p>
              </text:list-item>
            </text:list>
            <text:list text:style-name="L3">
              <text:list-item>
                <text:list>
                  <text:list-item>
                    <text:p text:style-name="P7">Olası anahtar sayısı çok büyükse (yani tüm isimler, tüm yıllar vs.)</text:p>
                  </text:list-item>
                  <text:list-item>
                    <text:p text:style-name="P7">Tekil anahtar sayısı bilinmeyebilir</text:p>
                  </text:list-item>
                  <text:list-item>
                    <text:p text:style-name="P7">Ve dizi elemanlarının çoğu boş olabilir</text:p>
                  </text:list-item>
                </text:list>
              </text:list-item>
            </text:list>
          </draw:text-box>
        </draw:frame>
        <draw:custom-shape draw:style-name="gr2" draw:text-style-name="P2" draw:layer="layout" svg:width="1.059cm" svg:height="1.27cm" svg:x="2.328cm" svg:y="15.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58cm" svg:height="1.27cm" svg:x="3.387cm" svg:y="15.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58cm" svg:height="1.27cm" svg:x="4.445cm" svg:y="15.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59cm" svg:height="1.27cm" svg:x="5.503cm" svg:y="15.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58cm" svg:height="1.27cm" svg:x="6.562cm" svg:y="15.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58cm" svg:height="1.27cm" svg:x="7.62cm" svg:y="15.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99cm" svg:height="1.27cm" svg:x="8.678cm" svg:y="15.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58cm" svg:height="1.27cm" svg:x="12.277cm" svg:y="15.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58cm" svg:height="1.27cm" svg:x="13.335cm" svg:y="15.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59cm" svg:height="1.27cm" svg:x="14.393cm" svg:y="15.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1.27cm" svg:x="15.452cm" svg:y="15.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58cm" svg:height="1.27cm" svg:x="19.262cm" svg:y="15.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58cm" svg:height="1.27cm" svg:x="20.32cm" svg:y="15.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59cm" svg:height="1.27cm" svg:x="21.378cm" svg:y="15.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58cm" svg:height="1.27cm" svg:x="22.437cm" svg:y="15.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95cm" svg:height="1.277cm" draw:transform="rotate (1.5707963267946) translate (4.233cm 18.497cm)">
          <text:list text:style-name="L4">
            <text:list-header>
              <text:p text:style-name="P3">1776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195cm" svg:height="1.277cm" draw:transform="rotate (1.5707963267946) translate (13.335cm 18.497cm)">
          <text:list text:style-name="L4">
            <text:list-header>
              <text:p text:style-name="P3">186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195cm" svg:height="1.277cm" draw:transform="rotate (1.5707963267946) translate (20.32cm 18.497cm)">
          <text:list text:style-name="L4">
            <text:list-header>
              <text:p text:style-name="P3">1939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212cm" svg:height="0.212cm" svg:x="9.525cm" svg:y="15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12cm" svg:height="0.212cm" svg:x="9.948cm" svg:y="15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11cm" svg:height="0.212cm" svg:x="10.372cm" svg:y="15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12cm" svg:height="0.212cm" svg:x="16.51cm" svg:y="15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12cm" svg:height="0.212cm" svg:x="16.933cm" svg:y="15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11cm" svg:height="0.212cm" svg:x="17.357cm" svg:y="15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428cm" svg:height="10.072cm" svg:x="3.545cm" svg:y="1.967cm" draw:page-number="4" presentation:class="page"/>
          <draw:frame presentation:style-name="pr2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Could Use an Array of (key, value)" draw:style-name="dp1" draw:master-page-name="Varsayılan" presentation:presentation-page-layout-name="AL2T1">
        <draw:frame presentation:style-name="pr3" draw:text-style-name="P8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3"><text:span text:style-name="T5">(anahtar,değer) için dizi kullanılabilir</text:span></text:p>
              </text:list-header>
            </text:list>
          </draw:text-box>
        </draw:frame>
        <draw:frame presentation:style-name="pr6" draw:text-style-name="P2" draw:layer="layout" svg:width="23.495cm" svg:height="14.816cm" svg:x="1.269cm" svg:y="3.387cm" presentation:class="outline" presentation:user-transformed="true">
          <draw:text-box>
            <text:list text:style-name="L2">
              <text:list-item>
                <text:p text:style-name="P6"><text:span text:style-name="T4">Dizi kullanımı için alternatif bir yol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Dizi elemanları anahtar ve değeri tutan yapıdır (structure)</text:span></text:p>
                    <text:p text:style-name="P7"><text:span text:style-name="T4"/></text:p>
                    <text:p text:style-name="P7"><text:span text:style-name="T4"/></text:p>
                    <text:p text:style-name="P7"><text:span text:style-name="T4"/></text:p>
                    <text:p text:style-name="P7"><text:span text:style-name="T4"/></text:p>
                    <text:p text:style-name="P7"><text:span text:style-name="T4"/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4">Diziyi yönetmek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Eleman ekleme: sona ekle</text:span></text:p>
                  </text:list-item>
                  <text:list-item>
                    <text:p text:style-name="P7"><text:span text:style-name="T4">Eleman silme: elemanı bul ve onun üzerine son elemanı kopyala</text:span></text:p>
                  </text:list-item>
                  <text:list-item>
                    <text:p text:style-name="P7"><text:span text:style-name="T4">Eleman bulma: dizinin başından itibaren ara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4">Problemler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Aşırı küçük bellek ayırma: bellek hızlı tükenir</text:span></text:p>
                  </text:list-item>
                  <text:list-item>
                    <text:p text:style-name="P7"><text:span text:style-name="T4">Aşırı büyük bellek ayırma: bellek çöpe gider</text:span></text:p>
                  </text:list-item>
                </text:list>
              </text:list-item>
            </text:list>
          </draw:text-box>
        </draw:frame>
        <draw:custom-shape draw:style-name="gr6" draw:text-style-name="P2" draw:layer="layout" svg:width="2.195cm" svg:height="1.277cm" svg:x="5.398cm" svg:y="6.138cm">
          <text:list text:style-name="L4">
            <text:list-header>
              <text:p text:style-name="P3">1776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5.362cm" svg:height="1.277cm" svg:x="7.631cm" svg:y="6.138cm">
          <text:list text:style-name="L4">
            <text:list-header>
              <text:p text:style-name="P1">Revolutionary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.195cm" svg:height="1.277cm" svg:x="5.398cm" svg:y="7.408cm">
          <text:list text:style-name="L4">
            <text:list-header>
              <text:p text:style-name="P3">186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5.376cm" svg:height="1.277cm" svg:x="7.624cm" svg:y="7.408cm">
          <text:list text:style-name="L4">
            <text:list-header>
              <text:p text:style-name="P1">Civil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.195cm" svg:height="1.277cm" svg:x="5.398cm" svg:y="8.678cm">
          <text:list text:style-name="L4">
            <text:list-header>
              <text:p text:style-name="P3">1939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5.376cm" svg:height="1.277cm" svg:x="7.624cm" svg:y="8.678cm">
          <text:list text:style-name="L4">
            <text:list-header>
              <text:p text:style-name="P1">WW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925cm" svg:height="1.277cm" svg:x="4.45cm" svg:y="6.138cm">
          <text:list text:style-name="L4">
            <text:list-header>
              <text:p text:style-name="P3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925cm" svg:height="1.277cm" svg:x="4.45cm" svg:y="7.408cm">
          <text:list text:style-name="L4">
            <text:list-header>
              <text:p text:style-name="P3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925cm" svg:height="1.277cm" svg:x="4.45cm" svg:y="8.467cm">
          <text:list text:style-name="L4">
            <text:list-header>
              <text:p text:style-name="P3">2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5" presentation:class="page"/>
          <draw:frame presentation:style-name="pr2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Linked List to Adapt Memory Size" draw:style-name="dp1" draw:master-page-name="Varsayılan" presentation:presentation-page-layout-name="AL2T1">
        <draw:frame presentation:style-name="pr3" draw:text-style-name="P9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3"><text:span text:style-name="T2">Bellek boyutunu uyarlamak için bağlı liste</text:span>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2">
              <text:list-item>
                <text:p text:style-name="P6"><text:span text:style-name="T4">Her bir eleman: struct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Anahtar (Key)</text:span></text:p>
                  </text:list-item>
                  <text:list-item>
                    <text:p text:style-name="P7"><text:span text:style-name="T4">Değer (Value)</text:span></text:p>
                  </text:list-item>
                  <text:list-item>
                    <text:p text:style-name="P7"><text:span text:style-name="T4">Sonraki (next) eleman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4">Bağlı list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Listedeki ilk elemanı göster</text:span></text:p>
                  </text:list-item>
                  <text:list-item>
                    <text:p text:style-name="P7"><text:span text:style-name="T4">Eeleman ekleme ve silme işlevleri</text:span></text:p>
                  </text:list-item>
                  <text:list-item>
                    <text:p text:style-name="P7"><text:span text:style-name="T4">Özel anahtarlı elemanı arama işlevi</text:span></text:p>
                  </text:list-item>
                </text:list>
              </text:list-item>
            </text:list>
          </draw:text-box>
        </draw:frame>
        <draw:custom-shape draw:style-name="gr8" draw:text-style-name="P2" draw:layer="layout" svg:width="2.328cm" svg:height="1.058cm" svg:x="12.224cm" svg:y="6.5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328cm" svg:height="1.059cm" svg:x="12.224cm" svg:y="5.50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328cm" svg:height="1.058cm" svg:x="12.224cm" svg:y="4.4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34cm" svg:height="1.277cm" svg:x="12.599cm" svg:y="4.233cm">
          <text:list text:style-name="L4">
            <text:list-header>
              <text:p text:style-name="P3">key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339cm" svg:height="1.277cm" svg:x="12.203cm" svg:y="5.292cm">
          <text:list text:style-name="L4">
            <text:list-header>
              <text:p text:style-name="P3">valu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963cm" svg:height="1.277cm" svg:x="12.428cm" svg:y="6.35cm">
          <text:list text:style-name="L4">
            <text:list-header>
              <text:p text:style-name="P3">nex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.328cm" svg:height="1.058cm" svg:x="5.565cm" svg:y="16.0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328cm" svg:height="1.059cm" svg:x="5.565cm" svg:y="15.0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328cm" svg:height="1.058cm" svg:x="5.565cm" svg:y="13.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34cm" svg:height="1.277cm" svg:x="5.94cm" svg:y="13.758cm">
          <text:list text:style-name="L4">
            <text:list-header>
              <text:p text:style-name="P3">key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339cm" svg:height="1.277cm" svg:x="5.544cm" svg:y="14.817cm">
          <text:list text:style-name="L4">
            <text:list-header>
              <text:p text:style-name="P3">valu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963cm" svg:height="1.277cm" svg:x="5.717cm" svg:y="15.875cm">
          <text:list text:style-name="L4">
            <text:list-header>
              <text:p text:style-name="P3">nex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.329cm" svg:height="1.058cm" svg:x="10.433cm" svg:y="16.0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329cm" svg:height="1.059cm" svg:x="10.433cm" svg:y="15.0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329cm" svg:height="1.058cm" svg:x="10.433cm" svg:y="13.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34cm" svg:height="1.277cm" svg:x="10.808cm" svg:y="13.758cm">
          <text:list text:style-name="L4">
            <text:list-header>
              <text:p text:style-name="P3">key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339cm" svg:height="1.277cm" svg:x="10.412cm" svg:y="14.817cm">
          <text:list text:style-name="L4">
            <text:list-header>
              <text:p text:style-name="P3">valu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963cm" svg:height="1.277cm" svg:x="10.585cm" svg:y="15.875cm">
          <text:list text:style-name="L4">
            <text:list-header>
              <text:p text:style-name="P3">nex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.328cm" svg:height="1.058cm" svg:x="15.302cm" svg:y="16.0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328cm" svg:height="1.059cm" svg:x="15.302cm" svg:y="15.0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328cm" svg:height="1.058cm" svg:x="15.302cm" svg:y="13.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34cm" svg:height="1.277cm" svg:x="15.677cm" svg:y="13.758cm">
          <text:list text:style-name="L4">
            <text:list-header>
              <text:p text:style-name="P3">key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339cm" svg:height="1.277cm" svg:x="15.281cm" svg:y="14.817cm">
          <text:list text:style-name="L4">
            <text:list-header>
              <text:p text:style-name="P3">valu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963cm" svg:height="1.277cm" svg:x="15.453cm" svg:y="15.875cm">
          <text:list text:style-name="L4">
            <text:list-header>
              <text:p text:style-name="P3">nex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2.54cm" svg:height="1.199cm" svg:x="3.025cm" svg:y="13.547cm">
          <text:p/>
          <draw:enhanced-geometry svg:viewBox="0 0 576 272" draw:type="non-primitive" draw:enhanced-path="M 0 0 C 0 104 0 208 96 240 192 272 384 232 576 192 N"/>
        </draw:custom-shape>
        <draw:custom-shape draw:style-name="gr4" draw:text-style-name="P2" draw:layer="layout" svg:width="1.632cm" svg:height="1.277cm" svg:x="2.566cm" svg:y="12.488cm">
          <text:list text:style-name="L4">
            <text:list-header>
              <text:p text:style-name="P3">baş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10" draw:layer="layout" svg:x1="7.893cm" svg:y1="16.721cm" svg:x2="10.433cm" svg:y2="14.392cm">
          <text:p/>
        </draw:line>
        <draw:line draw:style-name="gr10" draw:text-style-name="P10" draw:layer="layout" svg:x1="12.762cm" svg:y1="16.721cm" svg:x2="15.302cm" svg:y2="14.392cm">
          <text:p/>
        </draw:line>
        <draw:line draw:style-name="gr10" draw:text-style-name="P10" draw:layer="layout" svg:x1="17.63cm" svg:y1="16.722cm" svg:x2="18.688cm" svg:y2="16.722cm">
          <text:p/>
        </draw:line>
        <draw:custom-shape draw:style-name="gr4" draw:text-style-name="P2" draw:layer="layout" svg:width="1.823cm" svg:height="1.277cm" svg:x="18.901cm" svg:y="16.087cm">
          <text:list text:style-name="L4">
            <text:list-header>
              <text:p text:style-name="P3">null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9.737cm" svg:height="6.35cm" svg:x="15.24cm" svg:y="3.598cm">
          <text:list text:style-name="L4">
            <text:list-header>
              <text:p text:style-name="P11"><text:span text:style-name="T6">struct Entry {</text:span></text:p>
              <text:p text:style-name="P11"><text:span text:style-name="T6"><text:s text:c="2"/></text:span><text:span text:style-name="T6">int key;</text:span></text:p>
              <text:p text:style-name="P11"><text:span text:style-name="T6"><text:s text:c="2"/></text:span><text:span text:style-name="T6">char* value;</text:span></text:p>
              <text:p text:style-name="P11"><text:span text:style-name="T6"><text:s text:c="2"/></text:span><text:span text:style-name="T6">struct Entry *next;</text:span></text:p>
              <text:p text:style-name="P12"><text:span text:style-name="T6">}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6" presentation:class="page"/>
          <draw:frame presentation:style-name="pr2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Adding Element to a List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3">Listeye eleman ekleme</text:p>
              </text:list-header>
            </text:list>
          </draw:text-box>
        </draw:frame>
        <draw:frame presentation:style-name="pr7" draw:text-style-name="P2" draw:layer="layout" svg:width="23.495cm" svg:height="5.503cm" svg:x="1.269cm" svg:y="3.386cm" presentation:class="outline" presentation:user-transformed="true">
          <draw:text-box>
            <text:list text:style-name="L2">
              <text:list-item>
                <text:p text:style-name="P4"><text:span text:style-name="T7">Listenin önüne yeni eleman ekleme</text:span></text:p>
              </text:list-item>
            </text:list>
            <text:list text:style-name="L3">
              <text:list-item>
                <text:list>
                  <text:list-item>
                    <text:p text:id="id14" text:style-name="P5"><text:span text:style-name="T8">Ilk elemanı gösteren yeni bir eleman ekl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id="id16" text:style-name="P13"><text:span text:style-name="T9">new-&gt;next = head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7" text:style-name="P5"><text:span text:style-name="T8">Liste başını bu yenisine işaret etti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9">head = new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8" draw:text-style-name="P2" draw:layer="layout" svg:width="2.328cm" svg:height="1.059cm" svg:x="8.546cm" svg:y="15.66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328cm" svg:height="1.058cm" svg:x="8.546cm" svg:y="14.60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328cm" svg:height="1.058cm" svg:x="8.546cm" svg:y="13.54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34cm" svg:height="1.277cm" svg:x="8.921cm" svg:y="13.335cm">
          <text:list text:style-name="L4">
            <text:list-header>
              <text:p text:style-name="P3">key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339cm" svg:height="1.277cm" svg:x="8.525cm" svg:y="14.393cm">
          <text:list text:style-name="L4">
            <text:list-header>
              <text:p text:style-name="P3">valu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963cm" svg:height="1.277cm" svg:x="8.68cm" svg:y="15.452cm">
          <text:list text:style-name="L4">
            <text:list-header>
              <text:p text:style-name="P3">nex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.329cm" svg:height="1.059cm" svg:x="13.414cm" svg:y="15.66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329cm" svg:height="1.058cm" svg:x="13.414cm" svg:y="14.60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329cm" svg:height="1.058cm" svg:x="13.414cm" svg:y="13.54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34cm" svg:height="1.277cm" svg:x="13.789cm" svg:y="13.335cm">
          <text:list text:style-name="L4">
            <text:list-header>
              <text:p text:style-name="P3">key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339cm" svg:height="1.277cm" svg:x="13.393cm" svg:y="14.393cm">
          <text:list text:style-name="L4">
            <text:list-header>
              <text:p text:style-name="P3">valu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963cm" svg:height="1.277cm" svg:x="13.698cm" svg:y="15.452cm">
          <text:list text:style-name="L4">
            <text:list-header>
              <text:p text:style-name="P3">nex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.328cm" svg:height="1.059cm" svg:x="18.283cm" svg:y="15.66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328cm" svg:height="1.058cm" svg:x="18.283cm" svg:y="14.60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328cm" svg:height="1.058cm" svg:x="18.283cm" svg:y="13.54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34cm" svg:height="1.277cm" svg:x="18.658cm" svg:y="13.335cm">
          <text:list text:style-name="L4">
            <text:list-header>
              <text:p text:style-name="P3">key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339cm" svg:height="1.277cm" svg:x="18.262cm" svg:y="14.393cm">
          <text:list text:style-name="L4">
            <text:list-header>
              <text:p text:style-name="P3">valu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963cm" svg:height="1.277cm" svg:x="18.567cm" svg:y="15.452cm">
          <text:list text:style-name="L4">
            <text:list-header>
              <text:p text:style-name="P3">nex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102cm" svg:height="1.277cm" svg:x="5.718cm" svg:y="10.795cm">
          <text:list text:style-name="L4">
            <text:list-header>
              <text:p text:style-name="P3">head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10" draw:layer="layout" svg:x1="10.874cm" svg:y1="16.298cm" svg:x2="13.414cm" svg:y2="13.97cm">
          <text:p/>
        </draw:line>
        <draw:line draw:style-name="gr10" draw:text-style-name="P10" draw:layer="layout" svg:x1="15.743cm" svg:y1="16.298cm" svg:x2="18.283cm" svg:y2="13.97cm">
          <text:p/>
        </draw:line>
        <draw:line draw:style-name="gr10" draw:text-style-name="P10" draw:layer="layout" svg:x1="20.611cm" svg:y1="16.298cm" svg:x2="21.669cm" svg:y2="16.298cm">
          <text:p/>
        </draw:line>
        <draw:custom-shape draw:style-name="gr4" draw:text-style-name="P2" draw:layer="layout" svg:width="1.823cm" svg:height="1.277cm" svg:x="21.882cm" svg:y="15.663cm">
          <text:list text:style-name="L4">
            <text:list-header>
              <text:p text:style-name="P3">null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id="id8" draw:layer="layout" svg:width="2.329cm" svg:height="1.059cm" svg:x="2.985cm" svg:y="15.66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id="id9" draw:layer="layout" svg:width="2.329cm" svg:height="1.058cm" svg:x="2.985cm" svg:y="14.60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id="id10" draw:layer="layout" svg:width="2.329cm" svg:height="1.058cm" svg:x="2.985cm" svg:y="13.54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id="id11" draw:layer="layout" svg:width="1.734cm" svg:height="1.277cm" svg:x="3.36cm" svg:y="13.335cm">
          <text:list text:style-name="L4">
            <text:list-header>
              <text:p text:style-name="P3">key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id="id12" draw:layer="layout" svg:width="2.339cm" svg:height="1.277cm" svg:x="2.964cm" svg:y="14.393cm">
          <text:list text:style-name="L4">
            <text:list-header>
              <text:p text:style-name="P3">valu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id="id13" draw:layer="layout" svg:width="1.963cm" svg:height="1.277cm" svg:x="3.115cm" svg:y="15.452cm">
          <text:list text:style-name="L4">
            <text:list-header>
              <text:p text:style-name="P3">next</text:p>
            </text:list-header>
          </text:list>
          <draw:enhanced-geometry svg:viewBox="0 0 21600 21600" draw:type="mso-spt202" draw:enhanced-path="M 0 0 L 21600 0 21600 21600 0 21600 0 0 Z N"/>
        </draw:custom-shape>
        <draw:polyline draw:style-name="gr10" draw:text-style-name="P10" draw:id="id18" draw:layer="layout" svg:width="1.904cm" svg:height="2.116cm" svg:x="6.562cm" svg:y="11.853cm" svg:viewBox="0 0 1905 2117" draw:points="0,0 1905,2117">
          <text:p/>
        </draw:polyline>
        <draw:polyline draw:style-name="gr10" draw:text-style-name="P10" draw:id="id6" draw:layer="layout" svg:width="0cm" svg:height="1.481cm" svg:x="4.022cm" svg:y="12.065cm" svg:viewBox="0 0 0 1482" draw:points="0,0 0,1482">
          <text:p/>
        </draw:polyline>
        <draw:custom-shape draw:style-name="gr4" draw:text-style-name="P2" draw:id="id7" draw:layer="layout" svg:width="1.912cm" svg:height="1.277cm" svg:x="2.968cm" svg:y="10.795cm">
          <text:list text:style-name="L4">
            <text:list-header>
              <text:p text:style-name="P3">new</text:p>
            </text:list-header>
          </text:list>
          <draw:enhanced-geometry svg:viewBox="0 0 21600 21600" draw:type="mso-spt202" draw:enhanced-path="M 0 0 L 21600 0 21600 21600 0 21600 0 0 Z N"/>
        </draw:custom-shape>
        <draw:polyline draw:style-name="gr10" draw:text-style-name="P10" draw:id="id15" draw:layer="layout" svg:width="3.174cm" svg:height="2.115cm" svg:x="5.292cm" svg:y="14.182cm" svg:viewBox="0 0 3175 2116" draw:points="0,2116 3175,0">
          <text:p/>
        </draw:polyline>
        <draw:polyline draw:style-name="gr10" draw:text-style-name="P10" draw:id="id19" draw:layer="layout" svg:width="2.328cm" svg:height="1.693cm" svg:x="4.232cm" svg:y="11.853cm" svg:viewBox="0 0 2329 1694" draw:points="2329,0 0,169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428cm" svg:height="10.072cm" svg:x="3.545cm" svg:y="1.967cm" draw:page-number="7" presentation:class="page"/>
          <draw:frame presentation:style-name="pr2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Locating an Element in a List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3">Listedeki elemanı bulma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2">
              <text:list-item>
                <text:p text:style-name="P6">arama</text:p>
              </text:list-item>
            </text:list>
            <text:list text:style-name="L3">
              <text:list-item>
                <text:list>
                  <text:list-item>
                    <text:p text:style-name="P7">Elemana işaretçiyi döndür</text:p>
                  </text:list-item>
                  <text:list-item>
                    <text:p text:style-name="P7">... bulamazsan NULL.</text:p>
                  </text:list-item>
                </text:list>
              </text:list-item>
            </text:list>
          </draw:text-box>
        </draw:frame>
        <draw:custom-shape draw:style-name="gr12" draw:text-style-name="P2" draw:layer="layout" svg:width="19.05cm" svg:height="6.35cm" svg:x="5.08cm" svg:y="6.773cm">
          <text:list text:style-name="L4">
            <text:list-header>
              <text:p text:style-name="P14"><text:span text:style-name="T10">for (p = head; p!=NULL; p=p-&gt;next) {</text:span></text:p>
              <text:p text:style-name="P14"><text:span text:style-name="T10"><text:s text:c="3"/></text:span><text:span text:style-name="T10">if (p-&gt;key == 1861)</text:span></text:p>
              <text:p text:style-name="P14"><text:span text:style-name="T10"><text:s text:c="6"/></text:span><text:span text:style-name="T10">return p;</text:span></text:p>
              <text:p text:style-name="P15"><text:span text:style-name="T10">}</text:span></text:p>
              <text:p text:style-name="P14"><text:span text:style-name="T10">return NULL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329cm" svg:height="1.058cm" svg:x="5.988cm" svg:y="17.1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329cm" svg:height="1.058cm" svg:x="5.988cm" svg:y="16.0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329cm" svg:height="1.059cm" svg:x="5.988cm" svg:y="15.0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95cm" svg:height="1.277cm" svg:x="6.055cm" svg:y="14.817cm">
          <text:list text:style-name="L4">
            <text:list-header>
              <text:p text:style-name="P3">1776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339cm" svg:height="1.277cm" svg:x="5.967cm" svg:y="15.875cm">
          <text:list text:style-name="L4">
            <text:list-header>
              <text:p text:style-name="P3">valu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963cm" svg:height="1.277cm" svg:x="6.14cm" svg:y="16.933cm">
          <text:list text:style-name="L4">
            <text:list-header>
              <text:p text:style-name="P3">nex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.328cm" svg:height="1.058cm" svg:x="10.857cm" svg:y="17.1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328cm" svg:height="1.058cm" svg:x="10.857cm" svg:y="16.0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328cm" svg:height="1.059cm" svg:x="10.857cm" svg:y="15.0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95cm" svg:height="1.277cm" svg:x="10.923cm" svg:y="14.817cm">
          <text:list text:style-name="L4">
            <text:list-header>
              <text:p text:style-name="P3">186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339cm" svg:height="1.277cm" svg:x="10.836cm" svg:y="15.875cm">
          <text:list text:style-name="L4">
            <text:list-header>
              <text:p text:style-name="P3">valu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963cm" svg:height="1.277cm" svg:x="11.008cm" svg:y="16.933cm">
          <text:list text:style-name="L4">
            <text:list-header>
              <text:p text:style-name="P3">nex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.328cm" svg:height="1.058cm" svg:x="15.725cm" svg:y="17.1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328cm" svg:height="1.058cm" svg:x="15.725cm" svg:y="16.0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328cm" svg:height="1.059cm" svg:x="15.725cm" svg:y="15.0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95cm" svg:height="1.277cm" svg:x="15.792cm" svg:y="14.817cm">
          <text:list text:style-name="L4">
            <text:list-header>
              <text:p text:style-name="P3">1939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339cm" svg:height="1.277cm" svg:x="15.704cm" svg:y="15.875cm">
          <text:list text:style-name="L4">
            <text:list-header>
              <text:p text:style-name="P3">valu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963cm" svg:height="1.277cm" svg:x="15.877cm" svg:y="16.933cm">
          <text:list text:style-name="L4">
            <text:list-header>
              <text:p text:style-name="P3">nex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2.54cm" svg:height="1.199cm" svg:x="3.448cm" svg:y="14.605cm">
          <text:p/>
          <draw:enhanced-geometry svg:viewBox="0 0 576 272" draw:type="non-primitive" draw:enhanced-path="M 0 0 C 0 104 0 208 96 240 192 272 384 232 576 192 N"/>
        </draw:custom-shape>
        <draw:custom-shape draw:style-name="gr4" draw:text-style-name="P2" draw:layer="layout" svg:width="2.102cm" svg:height="1.277cm" svg:x="2.755cm" svg:y="13.547cm">
          <text:list text:style-name="L4">
            <text:list-header>
              <text:p text:style-name="P3">head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10" draw:layer="layout" svg:x1="8.317cm" svg:y1="17.78cm" svg:x2="10.857cm" svg:y2="15.452cm">
          <text:p/>
        </draw:line>
        <draw:line draw:style-name="gr10" draw:text-style-name="P10" draw:layer="layout" svg:x1="13.185cm" svg:y1="17.78cm" svg:x2="15.725cm" svg:y2="15.452cm">
          <text:p/>
        </draw:line>
        <draw:line draw:style-name="gr10" draw:text-style-name="P10" draw:layer="layout" svg:x1="18.053cm" svg:y1="17.78cm" svg:x2="19.112cm" svg:y2="17.78cm">
          <text:p/>
        </draw:line>
        <draw:custom-shape draw:style-name="gr4" draw:text-style-name="P2" draw:layer="layout" svg:width="1.823cm" svg:height="1.277cm" svg:x="19.324cm" svg:y="17.145cm">
          <text:list text:style-name="L4">
            <text:list-header>
              <text:p text:style-name="P3">null</text:p>
            </text:list-header>
          </text:list>
          <draw:enhanced-geometry svg:viewBox="0 0 21600 21600" draw:type="mso-spt202" draw:enhanced-path="M 0 0 L 21600 0 21600 21600 0 21600 0 0 Z N"/>
        </draw:custom-shape>
        <draw:polyline draw:style-name="gr10" draw:text-style-name="P10" draw:id="id20" draw:layer="layout" svg:width="0cm" svg:height="1.48cm" svg:x="6.985cm" svg:y="13.547cm" svg:viewBox="0 0 0 1481" draw:points="0,0 0,1481">
          <text:p/>
        </draw:polyline>
        <draw:custom-shape draw:style-name="gr4" draw:text-style-name="P2" draw:id="id21" draw:layer="layout" svg:width="0.925cm" svg:height="1.277cm" svg:x="7.113cm" svg:y="13.123cm">
          <text:list text:style-name="L4">
            <text:list-header>
              <text:p text:style-name="P3">p</text:p>
            </text:list-header>
          </text:list>
          <draw:enhanced-geometry svg:viewBox="0 0 21600 21600" draw:type="mso-spt202" draw:enhanced-path="M 0 0 L 21600 0 21600 21600 0 21600 0 0 Z N"/>
        </draw:custom-shape>
        <draw:polyline draw:style-name="gr10" draw:text-style-name="P10" draw:id="id22" draw:layer="layout" svg:width="0cm" svg:height="1.48cm" svg:x="12.065cm" svg:y="13.547cm" svg:viewBox="0 0 0 1481" draw:points="0,0 0,1481">
          <text:p/>
        </draw:polyline>
        <draw:custom-shape draw:style-name="gr4" draw:text-style-name="P2" draw:id="id23" draw:layer="layout" svg:width="0.925cm" svg:height="1.277cm" svg:x="12.193cm" svg:y="13.123cm">
          <text:list text:style-name="L4">
            <text:list-header>
              <text:p text:style-name="P3">p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group-id="1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group-id="1" presentation:preset-class="exit" presentation:preset-id="ooo-exit-disappear">
                  <anim:set smil:begin="0s" smil:dur="0.001s" smil:fill="hold" smil:targetElement="id21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428cm" svg:height="10.072cm" svg:x="3.545cm" svg:y="1.967cm" draw:page-number="8" presentation:class="page"/>
          <draw:frame presentation:style-name="pr2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Locate and Remove an Element (1)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3">Elemanı bul ve sil (1)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2">
              <text:list-item>
                <text:p text:style-name="P6">bul</text:p>
              </text:list-item>
            </text:list>
            <text:list text:style-name="L3">
              <text:list-item>
                <text:list>
                  <text:list-item>
                    <text:p text:style-name="P7">Listenin ilk elemanından itibaren ara</text:p>
                  </text:list-item>
                </text:list>
              </text:list-item>
            </text:list>
          </draw:text-box>
        </draw:frame>
        <draw:custom-shape draw:style-name="gr12" draw:text-style-name="P2" draw:layer="layout" svg:width="22.648cm" svg:height="6.985cm" svg:x="1.905cm" svg:y="5.927cm">
          <text:list text:style-name="L4">
            <text:list-header>
              <text:p text:style-name="P16"><text:span text:style-name="T11">prev = NULL;</text:span></text:p>
              <text:p text:style-name="P17"><text:span text:style-name="T11">for (p = head; p!=NULL; prev=p, p=p-&gt;next){</text:span></text:p>
              <text:p text:style-name="P17"><text:span text:style-name="T11"><text:s text:c="3"/></text:span><text:span text:style-name="T11">if (p-&gt;key == 1861) {</text:span></text:p>
              <text:p text:style-name="P16"><text:span text:style-name="T12"><text:s text:c="6"/></text:span><text:span text:style-name="T12">elemanı sil (gelecek yansı)</text:span><text:span text:style-name="T13">;</text:span></text:p>
              <text:p text:style-name="P18"><text:span text:style-name="T11"><text:s text:c="6"/></text:span><text:span text:style-name="T11">break;</text:span></text:p>
              <text:p text:style-name="P19"><text:span text:style-name="T11"><text:s text:c="3"/></text:span><text:span text:style-name="T11">}</text:span></text:p>
              <text:p text:style-name="P20"><text:span text:style-name="T11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329cm" svg:height="1.059cm" svg:x="5.988cm" svg:y="16.93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329cm" svg:height="1.058cm" svg:x="5.988cm" svg:y="15.8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329cm" svg:height="1.058cm" svg:x="5.988cm" svg:y="14.8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95cm" svg:height="1.277cm" svg:x="6.055cm" svg:y="14.605cm">
          <text:list text:style-name="L4">
            <text:list-header>
              <text:p text:style-name="P3">1776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339cm" svg:height="1.277cm" svg:x="5.967cm" svg:y="15.663cm">
          <text:list text:style-name="L4">
            <text:list-header>
              <text:p text:style-name="P3">valu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963cm" svg:height="1.277cm" svg:x="6.14cm" svg:y="16.722cm">
          <text:list text:style-name="L4">
            <text:list-header>
              <text:p text:style-name="P3">nex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.328cm" svg:height="1.059cm" svg:x="10.857cm" svg:y="16.93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328cm" svg:height="1.058cm" svg:x="10.857cm" svg:y="15.8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328cm" svg:height="1.058cm" svg:x="10.857cm" svg:y="14.8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95cm" svg:height="1.277cm" svg:x="10.923cm" svg:y="14.605cm">
          <text:list text:style-name="L4">
            <text:list-header>
              <text:p text:style-name="P3">186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339cm" svg:height="1.277cm" svg:x="10.836cm" svg:y="15.663cm">
          <text:list text:style-name="L4">
            <text:list-header>
              <text:p text:style-name="P3">valu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963cm" svg:height="1.277cm" svg:x="11.008cm" svg:y="16.722cm">
          <text:list text:style-name="L4">
            <text:list-header>
              <text:p text:style-name="P3">nex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.328cm" svg:height="1.059cm" svg:x="15.725cm" svg:y="16.93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328cm" svg:height="1.058cm" svg:x="15.725cm" svg:y="15.8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328cm" svg:height="1.058cm" svg:x="15.725cm" svg:y="14.8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95cm" svg:height="1.277cm" svg:x="15.792cm" svg:y="14.605cm">
          <text:list text:style-name="L4">
            <text:list-header>
              <text:p text:style-name="P3">1939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339cm" svg:height="1.277cm" svg:x="15.704cm" svg:y="15.663cm">
          <text:list text:style-name="L4">
            <text:list-header>
              <text:p text:style-name="P3">valu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963cm" svg:height="1.277cm" svg:x="15.877cm" svg:y="16.722cm">
          <text:list text:style-name="L4">
            <text:list-header>
              <text:p text:style-name="P3">nex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2.54cm" svg:height="1.2cm" svg:x="3.448cm" svg:y="14.393cm">
          <text:p/>
          <draw:enhanced-geometry svg:viewBox="0 0 576 272" draw:type="non-primitive" draw:enhanced-path="M 0 0 C 0 104 0 208 96 240 192 272 384 232 576 192 N"/>
        </draw:custom-shape>
        <draw:custom-shape draw:style-name="gr4" draw:text-style-name="P2" draw:layer="layout" svg:width="2.102cm" svg:height="1.277cm" svg:x="2.755cm" svg:y="13.335cm">
          <text:list text:style-name="L4">
            <text:list-header>
              <text:p text:style-name="P3">head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10" draw:layer="layout" svg:x1="8.317cm" svg:y1="17.568cm" svg:x2="10.857cm" svg:y2="15.24cm">
          <text:p/>
        </draw:line>
        <draw:line draw:style-name="gr10" draw:text-style-name="P10" draw:layer="layout" svg:x1="13.185cm" svg:y1="17.568cm" svg:x2="15.725cm" svg:y2="15.24cm">
          <text:p/>
        </draw:line>
        <draw:line draw:style-name="gr10" draw:text-style-name="P10" draw:layer="layout" svg:x1="18.053cm" svg:y1="17.568cm" svg:x2="19.112cm" svg:y2="17.568cm">
          <text:p/>
        </draw:line>
        <draw:custom-shape draw:style-name="gr4" draw:text-style-name="P2" draw:layer="layout" svg:width="1.823cm" svg:height="1.277cm" svg:x="19.324cm" svg:y="16.933cm">
          <text:list text:style-name="L4">
            <text:list-header>
              <text:p text:style-name="P3">null</text:p>
            </text:list-header>
          </text:list>
          <draw:enhanced-geometry svg:viewBox="0 0 21600 21600" draw:type="mso-spt202" draw:enhanced-path="M 0 0 L 21600 0 21600 21600 0 21600 0 0 Z N"/>
        </draw:custom-shape>
        <draw:polyline draw:style-name="gr10" draw:text-style-name="P10" draw:id="id25" draw:layer="layout" svg:width="0cm" svg:height="1.481cm" svg:x="6.985cm" svg:y="13.335cm" svg:viewBox="0 0 0 1482" draw:points="0,0 0,1482">
          <text:p/>
        </draw:polyline>
        <draw:custom-shape draw:style-name="gr13" draw:text-style-name="P2" draw:id="id24" draw:layer="layout" svg:width="0.935cm" svg:height="1.277cm" svg:x="7.108cm" svg:y="12.7cm">
          <text:list text:style-name="L4">
            <text:list-header>
              <text:p text:style-name="P3">p</text:p>
            </text:list-header>
          </text:list>
          <draw:enhanced-geometry svg:viewBox="0 0 21600 21600" draw:type="mso-spt202" draw:enhanced-path="M 0 0 L 21600 0 21600 21600 0 21600 0 0 Z N"/>
        </draw:custom-shape>
        <draw:polyline draw:style-name="gr10" draw:text-style-name="P10" draw:id="id27" draw:layer="layout" svg:width="0cm" svg:height="1.481cm" svg:x="12.065cm" svg:y="13.335cm" svg:viewBox="0 0 0 1482" draw:points="0,0 0,1482">
          <text:p/>
        </draw:polyline>
        <draw:custom-shape draw:style-name="gr13" draw:text-style-name="P2" draw:id="id26" draw:layer="layout" svg:width="0.935cm" svg:height="1.277cm" svg:x="12.277cm" svg:y="12.7cm">
          <text:list text:style-name="L4">
            <text:list-header>
              <text:p text:style-name="P3">p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id="id28" draw:layer="layout" svg:width="2.116cm" svg:height="1.277cm" svg:x="7.197cm" svg:y="12.7cm">
          <text:list text:style-name="L4">
            <text:list-header>
              <text:p text:style-name="P3"><text:span text:style-name="T4">prev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style-name="gr10" draw:text-style-name="P10" draw:id="id29" draw:layer="layout" svg:width="0cm" svg:height="1.481cm" svg:x="6.985cm" svg:y="13.335cm" svg:viewBox="0 0 0 1482" draw:points="0,0 0,1482">
          <text:p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group-id="1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428cm" svg:height="10.072cm" svg:x="3.545cm" svg:y="1.967cm" draw:page-number="9" presentation:class="page"/>
          <draw:frame presentation:style-name="pr2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Locate and Remove an Element (2)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3">Elemanı bul ve sil (2)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2">
              <text:list-item>
                <text:p text:style-name="P6">Elemanı sil</text:p>
              </text:list-item>
            </text:list>
            <text:list text:style-name="L3">
              <text:list-item>
                <text:list>
                  <text:list-item>
                    <text:p text:style-name="P7">Eleman baştaysa: baş göstericiyi ikinci eleman işaret ettir</text:p>
                  </text:list-item>
                  <text:list-item>
                    <text:p text:style-name="P7">Sonrakilerdense: öncekini sonrakine işaret ettir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21"/>
                  </text:list-header>
                </text:list>
              </text:list-item>
            </text:list>
          </draw:text-box>
        </draw:frame>
        <draw:custom-shape draw:style-name="gr12" draw:text-style-name="P2" draw:layer="layout" svg:width="13.335cm" svg:height="5.503cm" svg:x="5.503cm" svg:y="6.985cm">
          <text:list text:style-name="L4">
            <text:list-header>
              <text:p text:style-name="P14"><text:span text:style-name="T11">if (p == head)</text:span></text:p>
              <text:p text:style-name="P22"><text:span text:style-name="T11"><text:s text:c="3"/></text:span><text:span text:style-name="T11">head = head-&gt;next;</text:span></text:p>
              <text:p text:style-name="P22"><text:span text:style-name="T11">else</text:span></text:p>
              <text:p text:style-name="P17"><text:span text:style-name="T11"><text:s text:c="3"/></text:span><text:span text:style-name="T11">prev-&gt;next = p-&gt;nex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329cm" svg:height="1.059cm" svg:x="5.988cm" svg:y="16.93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329cm" svg:height="1.058cm" svg:x="5.988cm" svg:y="15.8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329cm" svg:height="1.058cm" svg:x="5.988cm" svg:y="14.8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95cm" svg:height="1.277cm" svg:x="6.055cm" svg:y="14.605cm">
          <text:list text:style-name="L4">
            <text:list-header>
              <text:p text:style-name="P3">1776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339cm" svg:height="1.277cm" svg:x="5.967cm" svg:y="15.663cm">
          <text:list text:style-name="L4">
            <text:list-header>
              <text:p text:style-name="P3">valu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963cm" svg:height="1.277cm" svg:x="6.14cm" svg:y="16.722cm">
          <text:list text:style-name="L4">
            <text:list-header>
              <text:p text:style-name="P3">nex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.328cm" svg:height="1.059cm" svg:x="10.857cm" svg:y="16.93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328cm" svg:height="1.058cm" svg:x="10.857cm" svg:y="15.8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328cm" svg:height="1.058cm" svg:x="10.857cm" svg:y="14.8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95cm" svg:height="1.277cm" svg:x="10.923cm" svg:y="14.605cm">
          <text:list text:style-name="L4">
            <text:list-header>
              <text:p text:style-name="P3">186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339cm" svg:height="1.277cm" svg:x="10.836cm" svg:y="15.663cm">
          <text:list text:style-name="L4">
            <text:list-header>
              <text:p text:style-name="P3">valu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963cm" svg:height="1.277cm" svg:x="11.008cm" svg:y="16.722cm">
          <text:list text:style-name="L4">
            <text:list-header>
              <text:p text:style-name="P3">nex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.328cm" svg:height="1.059cm" svg:x="15.725cm" svg:y="16.93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328cm" svg:height="1.058cm" svg:x="15.725cm" svg:y="15.8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328cm" svg:height="1.058cm" svg:x="15.725cm" svg:y="14.8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95cm" svg:height="1.277cm" svg:x="15.792cm" svg:y="14.605cm">
          <text:list text:style-name="L4">
            <text:list-header>
              <text:p text:style-name="P3">1939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339cm" svg:height="1.277cm" svg:x="15.704cm" svg:y="15.663cm">
          <text:list text:style-name="L4">
            <text:list-header>
              <text:p text:style-name="P3">valu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963cm" svg:height="1.277cm" svg:x="15.877cm" svg:y="16.722cm">
          <text:list text:style-name="L4">
            <text:list-header>
              <text:p text:style-name="P3">nex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2.54cm" svg:height="1.2cm" svg:x="3.448cm" svg:y="14.393cm">
          <text:p/>
          <draw:enhanced-geometry svg:viewBox="0 0 576 272" draw:type="non-primitive" draw:enhanced-path="M 0 0 C 0 104 0 208 96 240 192 272 384 232 576 192 N"/>
        </draw:custom-shape>
        <draw:custom-shape draw:style-name="gr4" draw:text-style-name="P2" draw:layer="layout" svg:width="2.102cm" svg:height="1.277cm" svg:x="2.755cm" svg:y="13.335cm">
          <text:list text:style-name="L4">
            <text:list-header>
              <text:p text:style-name="P3">head</text:p>
            </text:list-header>
          </text:list>
          <draw:enhanced-geometry svg:viewBox="0 0 21600 21600" draw:type="mso-spt202" draw:enhanced-path="M 0 0 L 21600 0 21600 21600 0 21600 0 0 Z N"/>
        </draw:custom-shape>
        <draw:polyline draw:style-name="gr10" draw:text-style-name="P10" draw:id="id31" draw:layer="layout" svg:width="2.539cm" svg:height="2.327cm" svg:x="8.317cm" svg:y="15.24cm" svg:viewBox="0 0 2540 2328" draw:points="0,2328 2540,0">
          <text:p/>
        </draw:polyline>
        <draw:line draw:style-name="gr10" draw:text-style-name="P10" draw:layer="layout" svg:x1="13.185cm" svg:y1="17.568cm" svg:x2="15.725cm" svg:y2="15.24cm">
          <text:p/>
        </draw:line>
        <draw:line draw:style-name="gr10" draw:text-style-name="P10" draw:layer="layout" svg:x1="18.053cm" svg:y1="17.568cm" svg:x2="19.112cm" svg:y2="17.568cm">
          <text:p/>
        </draw:line>
        <draw:custom-shape draw:style-name="gr4" draw:text-style-name="P2" draw:layer="layout" svg:width="1.823cm" svg:height="1.277cm" svg:x="19.324cm" svg:y="16.933cm">
          <text:list text:style-name="L4">
            <text:list-header>
              <text:p text:style-name="P3">null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10" draw:layer="layout" svg:x1="6.985cm" svg:y1="13.335cm" svg:x2="6.985cm" svg:y2="14.817cm">
          <text:p/>
        </draw:line>
        <draw:line draw:style-name="gr10" draw:text-style-name="P10" draw:layer="layout" svg:x1="12.065cm" svg:y1="13.335cm" svg:x2="12.065cm" svg:y2="14.817cm">
          <text:p/>
        </draw:line>
        <draw:custom-shape draw:style-name="gr13" draw:text-style-name="P2" draw:layer="layout" svg:width="0.935cm" svg:height="1.277cm" svg:x="12.277cm" svg:y="12.7cm">
          <text:list text:style-name="L4">
            <text:list-header>
              <text:p text:style-name="P3">p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.116cm" svg:height="1.277cm" svg:x="7.197cm" svg:y="12.7cm">
          <text:list text:style-name="L4">
            <text:list-header>
              <text:p text:style-name="P3"><text:span text:style-name="T4">prev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10" draw:layer="layout" svg:x1="6.985cm" svg:y1="13.335cm" svg:x2="6.985cm" svg:y2="14.817cm">
          <text:p/>
        </draw:line>
        <draw:polyline draw:style-name="gr10" draw:text-style-name="P10" draw:id="id30" draw:layer="layout" svg:width="7.407cm" svg:height="2.327cm" svg:x="8.255cm" svg:y="15.24cm" svg:viewBox="0 0 7408 2328" draw:points="0,2328 7408,0">
          <text:p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428cm" svg:height="10.072cm" svg:x="3.545cm" svg:y="1.967cm" draw:page-number="10" presentation:class="page"/>
          <draw:frame presentation:style-name="pr2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List is Not Good for (key, value)" draw:style-name="dp1" draw:master-page-name="Varsayılan" presentation:presentation-page-layout-name="AL2T1">
        <draw:frame presentation:style-name="pr3" draw:text-style-name="P8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3"><text:span text:style-name="T5">(anahtar, değer) için liste iyi değildir</text:span>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2">
              <text:list-item>
                <text:p text:style-name="P6">Başlama için iyi bir yerdir</text:p>
              </text:list-item>
            </text:list>
            <text:list text:style-name="L3">
              <text:list-item>
                <text:list>
                  <text:list-item>
                    <text:p text:style-name="P7">Basit algoritma ve veri yapısı</text:p>
                  </text:list-item>
                  <text:list-item>
                    <text:p text:style-name="P7">Tasarımın başarında ve istemci kodlarının testinde faydalı olacaktır</text:p>
                  </text:list-item>
                </text:list>
              </text:list-item>
            </text:list>
            <text:list text:style-name="L2">
              <text:list-item>
                <text:p text:style-name="P6">Fakat, testler bunun yeterince etkin olmadığını gösterebilir</text:p>
              </text:list-item>
            </text:list>
            <text:list text:style-name="L3">
              <text:list-item>
                <text:list>
                  <text:list-item>
                    <text:p text:style-name="P7">Bir elemanı konumlandırma/bulma veya silme</text:p>
                    <text:list>
                      <text:list-item>
                        <text:p text:style-name="P7">Listedeki elemanları dolaşmak zorunda kalıyoruz</text:p>
                      </text:list-item>
                    </text:list>
                  </text:list-item>
                  <text:list-item>
                    <text:p text:style-name="P7">Elemanları sıralı bir şekilde saklayabilirdik</text:p>
                    <text:list>
                      <text:list-item>
                        <text:p text:style-name="P7">Fakat, sıralı tutmak zaman alıcı bir süreçtir</text:p>
                      </text:list-item>
                      <text:list-item>
                        <text:p text:style-name="P7">Ve, sıralı listede anahtar arama yine zaman alacak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Daha iyi bir yaklaşıma ihtiyaç duyuyoruz</text:p>
              </text:list-item>
            </text:list>
            <text:list text:style-name="L3">
              <text:list-item>
                <text:list>
                  <text:list-item>
                    <text:p text:style-name="P7">Bellek etkinliği: gerektikçe ekstra bellek talep edecek</text:p>
                  </text:list-item>
                  <text:list-item>
                    <text:p text:style-name="P7">Zaman etkinliği: anında (veya doğrusal bir şekilde) elemanı anahtarı bulaca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28cm" svg:height="10.072cm" svg:x="3.545cm" svg:y="1.967cm" draw:page-number="11" presentation:class="page"/>
          <draw:frame presentation:style-name="pr2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Hash Table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3">Çırpı Tablosu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2">
              <text:list-item>
                <text:p text:style-name="P23"><text:span text:style-name="T4">Her biri bağlı listeye işaret eden sabit boyutlu dizi</text:span></text:p>
                <text:p text:style-name="P23"><text:span text:style-name="T4"/></text:p>
                <text:p text:style-name="P23"><text:span text:style-name="T4"/></text:p>
                <text:p text:style-name="P23"><text:span text:style-name="T4"/></text:p>
                <text:p text:style-name="P23"><text:span text:style-name="T4"/></text:p>
                <text:p text:style-name="P23"><text:span text:style-name="T4"/></text:p>
                <text:p text:style-name="P23"><text:span text:style-name="T4"/></text:p>
              </text:list-item>
              <text:list-item>
                <text:p text:style-name="P23"><text:span text:style-name="T4">Işlev, her bir anahtarı dizi indisine haritalar</text:span></text:p>
              </text:list-item>
            </text:list>
            <text:list text:style-name="L3">
              <text:list-item>
                <text:list>
                  <text:list-item>
                    <text:p text:style-name="P24"><text:span text:style-name="T4">Örn. </text:span><text:span text:style-name="T14">h</text:span><text:span text:style-name="T4"> tamsayı anahtarı için</text:span></text:p>
                    <text:list>
                      <text:list-item>
                        <text:p text:style-name="P24"><text:span text:style-name="T4">Çırpı işlevi: </text:span><text:span text:style-name="T15">i = h % TABLESIZE </text:span><text:span text:style-name="T4">(mod işlevi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4">Dizinin i. Elemanına git, yani </text:span><text:span text:style-name="T16">hashtab[i] </text:span><text:span text:style-name="T4">bağlı listesin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4"><text:span text:style-name="T4">Elemanı ara, ekle, sil v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4" draw:text-style-name="P2" draw:layer="layout" svg:width="0.847cm" svg:height="0.847cm" svg:x="9.525cm" svg:y="5.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847cm" svg:height="0.846cm" svg:x="9.525cm" svg:y="5.9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847cm" svg:height="0.847cm" svg:x="9.525cm" svg:y="6.77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847cm" svg:height="0.847cm" svg:x="9.525cm" svg:y="7.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847cm" svg:height="0.846cm" svg:x="9.525cm" svg:y="8.46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847cm" svg:height="0.847cm" svg:x="9.525cm" svg:y="9.31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847cm" svg:height="0.847cm" svg:x="9.525cm" svg:y="10.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925cm" svg:height="1.108cm" svg:x="8.683cm" svg:y="4.868cm">
          <text:list text:style-name="L4">
            <text:list-header>
              <text:p text:style-name="P25"><text:span text:style-name="T17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5.159cm" svg:height="1.108cm" svg:x="4.449cm" svg:y="9.948cm">
          <text:list text:style-name="L4">
            <text:list-header>
              <text:p text:style-name="P26"><text:span text:style-name="T17">TABLESIZE-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" draw:text-style-name="P10" draw:layer="layout" svg:x1="9.948cm" svg:y1="5.503cm" svg:x2="11.642cm" svg:y2="5.503cm">
          <text:p/>
        </draw:line>
        <draw:g>
          <draw:custom-shape draw:style-name="gr17" draw:text-style-name="P2" draw:layer="layout" svg:width="0.847cm" svg:height="0.423cm" svg:x="11.853cm" svg:y="5.0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847cm" svg:height="0.423cm" svg:x="11.853cm" svg:y="5.50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847cm" svg:height="0.424cm" svg:x="11.853cm" svg:y="5.926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10" draw:layer="layout" svg:x1="12.277cm" svg:y1="6.137cm" svg:x2="13.547cm" svg:y2="5.502cm">
          <text:p/>
        </draw:line>
        <draw:g>
          <draw:custom-shape draw:style-name="gr17" draw:text-style-name="P2" draw:layer="layout" svg:width="0.847cm" svg:height="0.423cm" svg:x="13.758cm" svg:y="5.0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847cm" svg:height="0.423cm" svg:x="13.758cm" svg:y="5.50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847cm" svg:height="0.424cm" svg:x="13.758cm" svg:y="5.926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10" draw:layer="layout" svg:x1="9.948cm" svg:y1="8.043cm" svg:x2="11.642cm" svg:y2="8.043cm">
          <text:p/>
        </draw:line>
        <draw:g>
          <draw:custom-shape draw:style-name="gr17" draw:text-style-name="P2" draw:layer="layout" svg:width="0.847cm" svg:height="0.423cm" svg:x="11.853cm" svg:y="7.62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847cm" svg:height="0.423cm" svg:x="11.853cm" svg:y="8.04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847cm" svg:height="0.424cm" svg:x="11.853cm" svg:y="8.466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10" draw:layer="layout" svg:x1="12.277cm" svg:y1="8.677cm" svg:x2="13.547cm" svg:y2="8.042cm">
          <text:p/>
        </draw:line>
        <draw:g>
          <draw:custom-shape draw:style-name="gr17" draw:text-style-name="P2" draw:layer="layout" svg:width="0.847cm" svg:height="0.423cm" svg:x="13.758cm" svg:y="7.62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847cm" svg:height="0.423cm" svg:x="13.758cm" svg:y="8.04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847cm" svg:height="0.424cm" svg:x="13.758cm" svg:y="8.466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10" draw:layer="layout" svg:x1="14.182cm" svg:y1="8.677cm" svg:x2="15.452cm" svg:y2="8.042cm">
          <text:p/>
        </draw:line>
        <draw:g>
          <draw:custom-shape draw:style-name="gr17" draw:text-style-name="P2" draw:layer="layout" svg:width="0.847cm" svg:height="0.423cm" svg:x="15.663cm" svg:y="7.62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847cm" svg:height="0.423cm" svg:x="15.663cm" svg:y="8.04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847cm" svg:height="0.424cm" svg:x="15.663cm" svg:y="8.466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10" draw:layer="layout" svg:x1="9.948cm" svg:y1="10.583cm" svg:x2="11.642cm" svg:y2="10.583cm">
          <text:p/>
        </draw:line>
        <draw:g>
          <draw:custom-shape draw:style-name="gr17" draw:text-style-name="P2" draw:layer="layout" svg:width="0.847cm" svg:height="0.423cm" svg:x="11.853cm" svg:y="10.1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847cm" svg:height="0.423cm" svg:x="11.853cm" svg:y="10.58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847cm" svg:height="0.424cm" svg:x="11.853cm" svg:y="11.006cm">
            <text:p/>
            <draw:enhanced-geometry svg:viewBox="0 0 21600 21600" draw:type="rectangle" draw:enhanced-path="M 0 0 L 21600 0 21600 21600 0 21600 0 0 Z N"/>
          </draw:custom-shape>
        </draw:g>
        <draw:line draw:style-name="gr18" draw:text-style-name="P10" draw:layer="layout" svg:x1="10.371cm" svg:y1="5.927cm" svg:x2="9.524cm" svg:y2="6.773cm">
          <text:p/>
        </draw:line>
        <draw:line draw:style-name="gr18" draw:text-style-name="P10" draw:layer="layout" svg:x1="14.604cm" svg:y1="5.927cm" svg:x2="13.757cm" svg:y2="6.35cm">
          <text:p/>
        </draw:line>
        <draw:line draw:style-name="gr18" draw:text-style-name="P10" draw:layer="layout" svg:x1="16.509cm" svg:y1="8.467cm" svg:x2="15.662cm" svg:y2="8.89cm">
          <text:p/>
        </draw:line>
        <draw:line draw:style-name="gr18" draw:text-style-name="P10" draw:layer="layout" svg:x1="12.699cm" svg:y1="11.007cm" svg:x2="11.852cm" svg:y2="11.43cm">
          <text:p/>
        </draw:line>
        <draw:line draw:style-name="gr18" draw:text-style-name="P10" draw:layer="layout" svg:x1="10.371cm" svg:y1="6.773cm" svg:x2="9.524cm" svg:y2="7.62cm">
          <text:p/>
        </draw:line>
        <draw:line draw:style-name="gr18" draw:text-style-name="P10" draw:layer="layout" svg:x1="10.371cm" svg:y1="8.467cm" svg:x2="9.524cm" svg:y2="9.313cm">
          <text:p/>
        </draw:line>
        <draw:line draw:style-name="gr18" draw:text-style-name="P10" draw:layer="layout" svg:x1="10.371cm" svg:y1="9.313cm" svg:x2="9.524cm" svg:y2="10.16cm">
          <text:p/>
        </draw:line>
        <draw:custom-shape draw:style-name="gr11" draw:text-style-name="P2" draw:layer="layout" svg:width="14.817cm" svg:height="1.058cm" svg:x="5.08cm" svg:y="12.065cm">
          <text:list text:style-name="L4">
            <text:list-header>
              <text:p text:style-name="P11"><text:span text:style-name="T6">struct Entry *hashtab[TABLESIZE]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12" presentation:class="page"/>
          <draw:frame presentation:style-name="pr2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Example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3">örnek</text:p>
              </text:list-header>
            </text:list>
          </draw:text-box>
        </draw:frame>
        <draw:frame presentation:style-name="pr8" draw:text-style-name="P2" draw:layer="layout" svg:width="23.495cm" svg:height="4.868cm" svg:x="1.269cm" svg:y="3.387cm" presentation:class="outline" presentation:user-transformed="true">
          <draw:text-box>
            <text:list text:style-name="L2">
              <text:list-item>
                <text:p text:style-name="P4"><text:span text:style-name="T2">Çırpı işlevi “h mod 5” olan 5 boyutlu dizi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“</text:span><text:span text:style-name="T3">1776 % 5” is 1</text:span></text:p>
                  </text:list-item>
                  <text:list-item>
                    <text:p text:style-name="P5"><text:span text:style-name="T3">“</text:span><text:span text:style-name="T3">1861 % 5” is 1</text:span></text:p>
                  </text:list-item>
                  <text:list-item>
                    <text:p text:style-name="P5"><text:span text:style-name="T3">“</text:span><text:span text:style-name="T3">1939 % 5” is 4</text:span></text:p>
                  </text:list-item>
                </text:list>
              </text:list-item>
            </text:list>
          </draw:text-box>
        </draw:frame>
        <draw:custom-shape draw:style-name="gr8" draw:text-style-name="P2" draw:layer="layout" svg:width="4.436cm" svg:height="1.058cm" svg:x="8.255cm" svg:y="11.64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436cm" svg:height="1.059cm" svg:x="8.255cm" svg:y="10.58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436cm" svg:height="1.058cm" svg:x="8.255cm" svg:y="9.5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95cm" svg:height="1.277cm" svg:x="9.309cm" svg:y="9.313cm">
          <text:list text:style-name="L4">
            <text:list-header>
              <text:p text:style-name="P3">1776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4.27cm" svg:height="1.277cm" svg:x="8.422cm" svg:y="10.372cm">
          <text:list text:style-name="L4">
            <text:list-header>
              <text:p text:style-name="P3">Revolution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4.436cm" svg:height="1.058cm" svg:x="15.037cm" svg:y="11.64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436cm" svg:height="1.059cm" svg:x="15.037cm" svg:y="10.58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436cm" svg:height="1.058cm" svg:x="15.037cm" svg:y="9.5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95cm" svg:height="1.277cm" svg:x="16.092cm" svg:y="9.313cm">
          <text:list text:style-name="L4">
            <text:list-header>
              <text:p text:style-name="P3">186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2cm" svg:height="1.277cm" svg:x="16.012cm" svg:y="10.372cm">
          <text:list text:style-name="L4">
            <text:list-header>
              <text:p text:style-name="P3">Civil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4.437cm" svg:height="1.058cm" svg:x="11.65cm" svg:y="16.7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437cm" svg:height="1.059cm" svg:x="11.65cm" svg:y="15.66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437cm" svg:height="1.058cm" svg:x="11.65cm" svg:y="14.6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95cm" svg:height="1.277cm" svg:x="12.705cm" svg:y="14.393cm">
          <text:list text:style-name="L4">
            <text:list-header>
              <text:p text:style-name="P3">1939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509cm" svg:height="1.277cm" svg:x="12.636cm" svg:y="15.452cm">
          <text:list text:style-name="L4">
            <text:list-header>
              <text:p text:style-name="P3">WW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0.847cm" svg:height="0.846cm" svg:x="5.503cm" svg:y="10.37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847cm" svg:height="0.847cm" svg:x="5.503cm" svg:y="11.21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847cm" svg:height="0.847cm" svg:x="5.503cm" svg:y="12.06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847cm" svg:height="0.846cm" svg:x="5.503cm" svg:y="12.9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847cm" svg:height="0.847cm" svg:x="5.503cm" svg:y="13.75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925cm" svg:height="1.108cm" svg:x="4.662cm" svg:y="10.16cm">
          <text:list text:style-name="L4">
            <text:list-header>
              <text:p text:style-name="P25"><text:span text:style-name="T17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8" draw:text-style-name="P10" draw:layer="layout" svg:x1="6.349cm" svg:y1="12.065cm" svg:x2="5.502cm" svg:y2="12.912cm">
          <text:p/>
        </draw:line>
        <draw:line draw:style-name="gr18" draw:text-style-name="P10" draw:layer="layout" svg:x1="6.349cm" svg:y1="12.912cm" svg:x2="5.502cm" svg:y2="13.758cm">
          <text:p/>
        </draw:line>
        <draw:custom-shape draw:style-name="gr15" draw:text-style-name="P2" draw:layer="layout" svg:width="0.925cm" svg:height="1.108cm" svg:x="4.662cm" svg:y="11.007cm">
          <text:list text:style-name="L4">
            <text:list-header>
              <text:p text:style-name="P25"><text:span text:style-name="T17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0.925cm" svg:height="1.108cm" svg:x="4.662cm" svg:y="11.853cm">
          <text:list text:style-name="L4">
            <text:list-header>
              <text:p text:style-name="P25"><text:span text:style-name="T17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0.925cm" svg:height="1.108cm" svg:x="4.662cm" svg:y="12.7cm">
          <text:list text:style-name="L4">
            <text:list-header>
              <text:p text:style-name="P25"><text:span text:style-name="T17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0.925cm" svg:height="1.108cm" svg:x="4.662cm" svg:y="13.547cm">
          <text:list text:style-name="L4">
            <text:list-header>
              <text:p text:style-name="P25"><text:span text:style-name="T17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10" draw:layer="layout" svg:x1="5.927cm" svg:y1="11.642cm" svg:x2="8.255cm" svg:y2="9.948cm">
          <text:p/>
        </draw:line>
        <draw:line draw:style-name="gr10" draw:text-style-name="P10" draw:layer="layout" svg:x1="5.927cm" svg:y1="14.182cm" svg:x2="11.642cm" svg:y2="15.028cm">
          <text:p/>
        </draw:line>
        <draw:line draw:style-name="gr18" draw:text-style-name="P10" draw:layer="layout" svg:x1="6.349cm" svg:y1="10.372cm" svg:x2="5.502cm" svg:y2="11.218cm">
          <text:p/>
        </draw:line>
        <draw:line draw:style-name="gr10" draw:text-style-name="P10" draw:layer="layout" svg:x1="12.7cm" svg:y1="12.276cm" svg:x2="15.028cm" svg:y2="9.947cm">
          <text:p/>
        </draw:line>
        <presentation:notes draw:style-name="dp2">
          <draw:page-thumbnail draw:style-name="gr1" draw:layer="layout" svg:width="13.428cm" svg:height="10.072cm" svg:x="3.545cm" svg:y="1.967cm" draw:page-number="13" presentation:class="page"/>
          <draw:frame presentation:style-name="pr2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How Large an Array?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3">Dizi ne kadar büyük olacak?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2">
              <text:list-item>
                <text:p text:style-name="P6">Ortalama “demet” (bucket) boyutu 1, yeterli büyüklüğe işarettir</text:p>
              </text:list-item>
            </text:list>
            <text:list text:style-name="L3">
              <text:list-item>
                <text:list>
                  <text:list-item>
                    <text:p text:style-name="P7">Kısa demetler hızlı bakış</text:p>
                  </text:list-item>
                  <text:list-item>
                    <text:p text:style-name="P7">Uzun demetler yavaş bakış anlamına gelir</text:p>
                  </text:list-item>
                </text:list>
              </text:list-item>
            </text:list>
            <text:list text:style-name="L2">
              <text:list-item>
                <text:p text:style-name="P6">Bellek etkinliği için yeterince küçük olmalıdır</text:p>
              </text:list-item>
            </text:list>
            <text:list text:style-name="L3">
              <text:list-item>
                <text:list>
                  <text:list-item>
                    <text:p text:style-name="P7">Aşırı büyük olmamlı</text:p>
                  </text:list-item>
                  <text:list-item>
                    <text:p text:style-name="P7">Ne yazık ki, her bir eleman yalnızca bir gösterici saklayabilir</text:p>
                  </text:list-item>
                </text:list>
              </text:list-item>
            </text:list>
            <text:list text:style-name="L2">
              <text:list-item>
                <text:p text:style-name="P6">Bu TAMAM dır:</text:p>
              </text:list-item>
            </text:list>
          </draw:text-box>
        </draw:frame>
        <draw:custom-shape draw:style-name="gr19" draw:text-style-name="P2" draw:layer="layout" svg:width="0.846cm" svg:height="0.847cm" svg:x="9.737cm" svg:y="11.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6cm" svg:x="9.737cm" svg:y="12.27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7cm" svg:x="9.737cm" svg:y="13.1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7cm" svg:x="9.737cm" svg:y="13.9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6cm" svg:x="9.737cm" svg:y="14.81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7cm" svg:x="9.737cm" svg:y="15.6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7cm" svg:x="9.737cm" svg:y="16.5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925cm" svg:height="1.108cm" svg:x="8.895cm" svg:y="11.218cm">
          <text:list text:style-name="L4">
            <text:list-header>
              <text:p text:style-name="P25"><text:span text:style-name="T17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5.159cm" svg:height="1.108cm" svg:x="4.661cm" svg:y="16.298cm">
          <text:list text:style-name="L4">
            <text:list-header>
              <text:p text:style-name="P26"><text:span text:style-name="T17">TABLESIZE-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" draw:text-style-name="P10" draw:layer="layout" svg:x1="10.16cm" svg:y1="11.853cm" svg:x2="11.853cm" svg:y2="11.853cm">
          <text:p/>
        </draw:line>
        <draw:g>
          <draw:custom-shape draw:style-name="gr17" draw:text-style-name="P2" draw:layer="layout" svg:width="0.847cm" svg:height="0.423cm" svg:x="12.065cm" svg:y="11.4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847cm" svg:height="0.423cm" svg:x="12.065cm" svg:y="11.85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847cm" svg:height="0.424cm" svg:x="12.065cm" svg:y="12.276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10" draw:layer="layout" svg:x1="12.488cm" svg:y1="12.487cm" svg:x2="13.758cm" svg:y2="11.852cm">
          <text:p/>
        </draw:line>
        <draw:g>
          <draw:custom-shape draw:style-name="gr17" draw:text-style-name="P2" draw:layer="layout" svg:width="0.847cm" svg:height="0.423cm" svg:x="13.97cm" svg:y="11.4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847cm" svg:height="0.423cm" svg:x="13.97cm" svg:y="11.85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847cm" svg:height="0.424cm" svg:x="13.97cm" svg:y="12.276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10" draw:layer="layout" svg:x1="10.16cm" svg:y1="14.393cm" svg:x2="11.853cm" svg:y2="14.393cm">
          <text:p/>
        </draw:line>
        <draw:g>
          <draw:custom-shape draw:style-name="gr17" draw:text-style-name="P2" draw:layer="layout" svg:width="0.847cm" svg:height="0.423cm" svg:x="12.065cm" svg:y="13.9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847cm" svg:height="0.423cm" svg:x="12.065cm" svg:y="14.39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847cm" svg:height="0.424cm" svg:x="12.065cm" svg:y="14.816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10" draw:layer="layout" svg:x1="12.488cm" svg:y1="15.027cm" svg:x2="13.758cm" svg:y2="14.392cm">
          <text:p/>
        </draw:line>
        <draw:g>
          <draw:custom-shape draw:style-name="gr17" draw:text-style-name="P2" draw:layer="layout" svg:width="0.847cm" svg:height="0.423cm" svg:x="13.97cm" svg:y="13.9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847cm" svg:height="0.423cm" svg:x="13.97cm" svg:y="14.39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847cm" svg:height="0.424cm" svg:x="13.97cm" svg:y="14.816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10" draw:layer="layout" svg:x1="14.393cm" svg:y1="15.027cm" svg:x2="15.663cm" svg:y2="14.392cm">
          <text:p/>
        </draw:line>
        <draw:g>
          <draw:custom-shape draw:style-name="gr17" draw:text-style-name="P2" draw:layer="layout" svg:width="0.847cm" svg:height="0.423cm" svg:x="15.875cm" svg:y="13.9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847cm" svg:height="0.423cm" svg:x="15.875cm" svg:y="14.39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847cm" svg:height="0.424cm" svg:x="15.875cm" svg:y="14.816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10" draw:layer="layout" svg:x1="10.16cm" svg:y1="16.933cm" svg:x2="11.853cm" svg:y2="16.933cm">
          <text:p/>
        </draw:line>
        <draw:g>
          <draw:custom-shape draw:style-name="gr17" draw:text-style-name="P2" draw:layer="layout" svg:width="0.847cm" svg:height="0.423cm" svg:x="12.065cm" svg:y="16.5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847cm" svg:height="0.423cm" svg:x="12.065cm" svg:y="16.93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847cm" svg:height="0.424cm" svg:x="12.065cm" svg:y="17.356cm">
            <text:p/>
            <draw:enhanced-geometry svg:viewBox="0 0 21600 21600" draw:type="rectangle" draw:enhanced-path="M 0 0 L 21600 0 21600 21600 0 21600 0 0 Z N"/>
          </draw:custom-shape>
        </draw:g>
        <draw:line draw:style-name="gr20" draw:text-style-name="P10" draw:layer="layout" svg:x1="10.583cm" svg:y1="12.277cm" svg:x2="9.737cm" svg:y2="13.123cm">
          <text:p/>
        </draw:line>
        <draw:line draw:style-name="gr18" draw:text-style-name="P10" draw:layer="layout" svg:x1="14.816cm" svg:y1="12.277cm" svg:x2="13.969cm" svg:y2="12.7cm">
          <text:p/>
        </draw:line>
        <draw:line draw:style-name="gr18" draw:text-style-name="P10" draw:layer="layout" svg:x1="16.721cm" svg:y1="14.817cm" svg:x2="15.874cm" svg:y2="15.24cm">
          <text:p/>
        </draw:line>
        <draw:line draw:style-name="gr18" draw:text-style-name="P10" draw:layer="layout" svg:x1="12.911cm" svg:y1="17.357cm" svg:x2="12.064cm" svg:y2="17.78cm">
          <text:p/>
        </draw:line>
        <draw:line draw:style-name="gr20" draw:text-style-name="P10" draw:layer="layout" svg:x1="10.583cm" svg:y1="13.123cm" svg:x2="9.737cm" svg:y2="13.97cm">
          <text:p/>
        </draw:line>
        <draw:line draw:style-name="gr20" draw:text-style-name="P10" draw:layer="layout" svg:x1="10.583cm" svg:y1="14.817cm" svg:x2="9.737cm" svg:y2="15.663cm">
          <text:p/>
        </draw:line>
        <draw:line draw:style-name="gr20" draw:text-style-name="P10" draw:layer="layout" svg:x1="10.583cm" svg:y1="15.663cm" svg:x2="9.737cm" svg:y2="16.51cm">
          <text:p/>
        </draw:line>
        <presentation:notes draw:style-name="dp2">
          <draw:page-thumbnail draw:style-name="gr1" draw:layer="layout" svg:width="13.428cm" svg:height="10.072cm" svg:x="3.545cm" svg:y="1.967cm" draw:page-number="14" presentation:class="page"/>
          <draw:frame presentation:style-name="pr2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What Kind of Hash Function?" draw:style-name="dp1" draw:master-page-name="Varsayılan" presentation:presentation-page-layout-name="AL2T1">
        <draw:frame presentation:style-name="pr3" draw:text-style-name="P2" draw:layer="layout" svg:width="23.706cm" svg:height="1.906cm" svg:x="0.794cm" svg:y="1.094cm" presentation:class="title" presentation:user-transformed="true">
          <draw:text-box>
            <text:list text:style-name="L1">
              <text:list-header>
                <text:p text:style-name="P3">Çırpı işlevi: tür?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2">
              <text:list-item>
                <text:p text:style-name="P6">Elemanları diziye iyi dağıtmalıdır</text:p>
              </text:list-item>
            </text:list>
            <text:list text:style-name="L3">
              <text:list-item>
                <text:list>
                  <text:list-item>
                    <text:p text:style-name="P7">Dağıtım, 0, 1, …, TABLESIZE-1 eriminde sonuç üretmelidir</text:p>
                  </text:list-item>
                  <text:list-item>
                    <text:p text:style-name="P7">Dağıtım çok uzun demetlerden sakınmalıdır</text:p>
                  </text:list-item>
                </text:list>
              </text:list-item>
            </text:list>
            <text:list text:style-name="L2">
              <text:list-item>
                <text:p text:style-name="P6">Bu iyi değildir:</text:p>
              </text:list-item>
            </text:list>
          </draw:text-box>
        </draw:frame>
        <draw:custom-shape draw:style-name="gr19" draw:text-style-name="P2" draw:layer="layout" svg:width="0.847cm" svg:height="0.847cm" svg:x="9.525cm" svg:y="9.94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7cm" svg:height="0.847cm" svg:x="9.525cm" svg:y="10.79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7cm" svg:height="0.846cm" svg:x="9.525cm" svg:y="11.64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7cm" svg:height="0.847cm" svg:x="9.525cm" svg:y="12.4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7cm" svg:height="0.847cm" svg:x="9.525cm" svg:y="13.33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7cm" svg:height="0.846cm" svg:x="9.525cm" svg:y="14.18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7cm" svg:height="0.847cm" svg:x="9.525cm" svg:y="15.02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925cm" svg:height="1.108cm" svg:x="8.683cm" svg:y="9.737cm">
          <text:list text:style-name="L4">
            <text:list-header>
              <text:p text:style-name="P25"><text:span text:style-name="T17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5.159cm" svg:height="1.108cm" svg:x="4.449cm" svg:y="14.817cm">
          <text:list text:style-name="L4">
            <text:list-header>
              <text:p text:style-name="P26"><text:span text:style-name="T17">TABLESIZE-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" draw:text-style-name="P10" draw:layer="layout" svg:x1="9.948cm" svg:y1="12.912cm" svg:x2="11.642cm" svg:y2="12.912cm">
          <text:p/>
        </draw:line>
        <draw:g>
          <draw:custom-shape draw:style-name="gr17" draw:text-style-name="P2" draw:layer="layout" svg:width="0.847cm" svg:height="0.423cm" svg:x="11.853cm" svg:y="12.48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847cm" svg:height="0.423cm" svg:x="11.853cm" svg:y="12.91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847cm" svg:height="0.424cm" svg:x="11.853cm" svg:y="13.334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10" draw:layer="layout" svg:x1="12.277cm" svg:y1="13.546cm" svg:x2="13.547cm" svg:y2="12.911cm">
          <text:p/>
        </draw:line>
        <draw:g>
          <draw:custom-shape draw:style-name="gr17" draw:text-style-name="P2" draw:layer="layout" svg:width="0.847cm" svg:height="0.423cm" svg:x="13.758cm" svg:y="12.48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847cm" svg:height="0.423cm" svg:x="13.758cm" svg:y="12.91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847cm" svg:height="0.424cm" svg:x="13.758cm" svg:y="13.334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10" draw:layer="layout" svg:x1="14.182cm" svg:y1="13.546cm" svg:x2="15.452cm" svg:y2="12.911cm">
          <text:p/>
        </draw:line>
        <draw:g>
          <draw:custom-shape draw:style-name="gr17" draw:text-style-name="P2" draw:layer="layout" svg:width="0.847cm" svg:height="0.423cm" svg:x="15.663cm" svg:y="12.48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847cm" svg:height="0.423cm" svg:x="15.663cm" svg:y="12.91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847cm" svg:height="0.424cm" svg:x="15.663cm" svg:y="13.334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10" draw:layer="layout" svg:x1="9.948cm" svg:y1="15.452cm" svg:x2="11.642cm" svg:y2="15.452cm">
          <text:p/>
        </draw:line>
        <draw:g>
          <draw:custom-shape draw:style-name="gr17" draw:text-style-name="P2" draw:layer="layout" svg:width="0.847cm" svg:height="0.423cm" svg:x="11.853cm" svg:y="15.02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847cm" svg:height="0.423cm" svg:x="11.853cm" svg:y="15.45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847cm" svg:height="0.424cm" svg:x="11.853cm" svg:y="15.874cm">
            <text:p/>
            <draw:enhanced-geometry svg:viewBox="0 0 21600 21600" draw:type="rectangle" draw:enhanced-path="M 0 0 L 21600 0 21600 21600 0 21600 0 0 Z N"/>
          </draw:custom-shape>
        </draw:g>
        <draw:line draw:style-name="gr18" draw:text-style-name="P10" draw:layer="layout" svg:x1="10.371cm" svg:y1="10.795cm" svg:x2="9.524cm" svg:y2="11.642cm">
          <text:p/>
        </draw:line>
        <draw:line draw:style-name="gr18" draw:text-style-name="P10" draw:layer="layout" svg:x1="12.699cm" svg:y1="15.875cm" svg:x2="11.852cm" svg:y2="16.298cm">
          <text:p/>
        </draw:line>
        <draw:line draw:style-name="gr18" draw:text-style-name="P10" draw:layer="layout" svg:x1="10.371cm" svg:y1="11.642cm" svg:x2="9.524cm" svg:y2="12.488cm">
          <text:p/>
        </draw:line>
        <draw:line draw:style-name="gr18" draw:text-style-name="P10" draw:layer="layout" svg:x1="10.371cm" svg:y1="13.335cm" svg:x2="9.524cm" svg:y2="14.182cm">
          <text:p/>
        </draw:line>
        <draw:line draw:style-name="gr18" draw:text-style-name="P10" draw:layer="layout" svg:x1="10.371cm" svg:y1="14.182cm" svg:x2="9.524cm" svg:y2="15.028cm">
          <text:p/>
        </draw:line>
        <draw:g>
          <draw:custom-shape draw:style-name="gr17" draw:text-style-name="P2" draw:layer="layout" svg:width="0.847cm" svg:height="0.423cm" svg:x="15.663cm" svg:y="12.48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847cm" svg:height="0.423cm" svg:x="15.663cm" svg:y="12.91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847cm" svg:height="0.424cm" svg:x="15.663cm" svg:y="13.334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10" draw:layer="layout" svg:x1="16.087cm" svg:y1="13.546cm" svg:x2="17.357cm" svg:y2="12.911cm">
          <text:p/>
        </draw:line>
        <draw:g>
          <draw:custom-shape draw:style-name="gr17" draw:text-style-name="P2" draw:layer="layout" svg:width="0.847cm" svg:height="0.423cm" svg:x="17.568cm" svg:y="12.48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847cm" svg:height="0.423cm" svg:x="17.568cm" svg:y="12.91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847cm" svg:height="0.424cm" svg:x="17.568cm" svg:y="13.334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10" draw:layer="layout" svg:x1="17.992cm" svg:y1="13.546cm" svg:x2="19.262cm" svg:y2="12.911cm">
          <text:p/>
        </draw:line>
        <draw:g>
          <draw:custom-shape draw:style-name="gr17" draw:text-style-name="P2" draw:layer="layout" svg:width="0.847cm" svg:height="0.423cm" svg:x="19.473cm" svg:y="12.48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847cm" svg:height="0.423cm" svg:x="19.473cm" svg:y="12.91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847cm" svg:height="0.424cm" svg:x="19.473cm" svg:y="13.334cm">
            <text:p/>
            <draw:enhanced-geometry svg:viewBox="0 0 21600 21600" draw:type="rectangle" draw:enhanced-path="M 0 0 L 21600 0 21600 21600 0 21600 0 0 Z N"/>
          </draw:custom-shape>
        </draw:g>
        <draw:line draw:style-name="gr18" draw:text-style-name="P10" draw:layer="layout" svg:x1="20.319cm" svg:y1="13.335cm" svg:x2="19.472cm" svg:y2="13.758cm">
          <text:p/>
        </draw:line>
        <draw:line draw:style-name="gr18" draw:text-style-name="P10" draw:layer="layout" svg:x1="10.371cm" svg:y1="9.948cm" svg:x2="9.524cm" svg:y2="10.795cm">
          <text:p/>
        </draw:line>
        <presentation:notes draw:style-name="dp2">
          <draw:page-thumbnail draw:style-name="gr1" draw:layer="layout" svg:width="13.428cm" svg:height="10.072cm" svg:x="3.545cm" svg:y="1.967cm" draw:page-number="15" presentation:class="page"/>
          <draw:frame presentation:style-name="pr2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Hashing String Keys to Integers" draw:style-name="dp1" draw:master-page-name="Varsayılan" presentation:presentation-page-layout-name="AL2T1">
        <draw:frame presentation:style-name="pr3" draw:text-style-name="P8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3"><text:span text:style-name="T5">Dizgi anahtarlarını tamsayıya çırpma</text:span>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2">
              <text:list-item>
                <text:p text:style-name="P6"><text:span text:style-name="T4">Basit şemalar yeterince iyi dağıtmaz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Karakter sayısı, mod TABLESIZE</text:span></text:p>
                  </text:list-item>
                  <text:list-item>
                    <text:p text:style-name="P7"><text:span text:style-name="T4">Tüm karakterlerin ASCII değerler toplamı, mod TABLESIZE</text:span></text:p>
                  </text:list-item>
                  <text:list-item>
                    <text:p text:style-name="P7"><text:span text:style-name="T4">…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4">Yeterince iyi bir çırpma işlevi</text:span></text:p>
                <text:list>
                  <text:list-item>
                    <text:p><text:span text:style-name="T4">Dizgideki </text:span><text:span text:style-name="T14">x</text:span><text:span text:style-name="T18">i </text:span><text:span text:style-name="T4">karakterlerin ağırlıklı toplamı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8">(</text:span><text:span text:style-name="T19"></text:span><text:span text:style-name="T8"> a</text:span><text:span text:style-name="T20">i</text:span><text:span text:style-name="T8">x</text:span><text:span text:style-name="T21">i</text:span><text:span text:style-name="T8">) mod TABLESIZ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4">TABLESIZE eğer göreceli asal ise en iyi sonuçlar alını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4">Ör., a = 65599, TABLESIZE = 1024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21"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428cm" svg:height="10.072cm" svg:x="3.545cm" svg:y="1.967cm" draw:page-number="16" presentation:class="page"/>
          <draw:frame presentation:style-name="pr2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Implementing Hash Function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3">Çırpı işlevini gerçekleme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2">
              <text:list-item>
                <text:p text:style-name="P6"><text:span text:style-name="T4">Her bir i değeri için a</text:span><text:span text:style-name="T22">i </text:span><text:span text:style-name="T4">hesaplama maliyeti çok yüksektir</text:span></text:p>
                <text:list>
                  <text:list-item>
                    <text:p><text:span text:style-name="T4">Her bir i için a</text:span><text:span text:style-name="T22">i </text:span><text:span text:style-name="T4">hesaplamak yerine 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(((x[0] * 65599 + x[1]) * 65599 + x[2]) * 65599 + x[3]) * …</text:span></text:p>
                    <text:p text:style-name="P7"><text:span text:style-name="T4"/></text:p>
                  </text:list-item>
                </text:list>
              </text:list-item>
            </text:list>
          </draw:text-box>
        </draw:frame>
        <draw:custom-shape draw:style-name="gr12" draw:text-style-name="P2" draw:layer="layout" svg:width="17.992cm" svg:height="8.679cm" svg:x="3.81cm" svg:y="7.408cm">
          <text:list text:style-name="L4">
            <text:list-header>
              <text:p text:style-name="P14"><text:span text:style-name="T11">unsigned hash(char *x) {</text:span></text:p>
              <text:p text:style-name="P14"><text:span text:style-name="T11"><text:s text:c="2"/></text:span><text:span text:style-name="T11">int i; unsigned int h = 0;</text:span></text:p>
              <text:p text:style-name="P14"><text:span text:style-name="T11"><text:s text:c="2"/></text:span><text:span text:style-name="T11">for (i=0; x[i]; i++)</text:span></text:p>
              <text:p text:style-name="P14"><text:span text:style-name="T11"><text:s text:c="6"/></text:span><text:span text:style-name="T11">h = h * 65599 + x[i];</text:span></text:p>
              <text:p text:style-name="P14"><text:span text:style-name="T11"><text:s text:c="2"/></text:span><text:span text:style-name="T11">return (h % 1024);</text:span></text:p>
              <text:p text:style-name="P14"><text:span text:style-name="T11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17" presentation:class="page"/>
          <draw:frame presentation:style-name="pr2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Hash Table Example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3">Çırpı Tablo Örneği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7">
              <text:list-header>
                <text:p text:style-name="P27"><text:span text:style-name="T23">Örnek: TABLESIZE = 7</text:span></text:p>
                <text:p text:style-name="P27"><text:span text:style-name="T23">bu dizgilere bakalım (yoksa girelim): <text:s text:c="4"/>the, cat, in, the, hat</text:span></text:p>
                <text:p text:style-name="P27"><text:span text:style-name="T23">Çırpı tablosu başlangıçta boş.</text:span></text:p>
                <text:p text:style-name="P27"><text:span text:style-name="T23">İlk kelime: <text:s/>the. <text:s text:c="3"/>hash(“the”) = 965156977. <text:s text:c="3"/>965156977 % 7 = </text:span><text:span text:style-name="T24">1</text:span><text:span text:style-name="T23">.</text:span></text:p>
                <text:p text:style-name="P27"><text:span text:style-name="T23">“</text:span><text:span text:style-name="T23">the” dizgisini table[1] bağlı listesinde ara; bulunamadı.</text:span></text:p>
                <text:p text:style-name="P27"><text:span text:style-name="T23"/></text:p>
              </text:list-header>
            </text:list>
          </draw:text-box>
        </draw:frame>
        <draw:custom-shape draw:style-name="gr19" draw:text-style-name="P2" draw:layer="layout" svg:width="0.846cm" svg:height="0.847cm" svg:x="5.927cm" svg:y="11.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6cm" svg:x="5.927cm" svg:y="12.27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7cm" svg:x="5.927cm" svg:y="13.1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7cm" svg:x="5.927cm" svg:y="13.9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6cm" svg:x="5.927cm" svg:y="14.81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7cm" svg:x="5.927cm" svg:y="15.6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7cm" svg:x="5.927cm" svg:y="16.5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925cm" svg:height="6.19cm" svg:x="5.085cm" svg:y="11.218cm">
          <text:list text:style-name="L4">
            <text:list-header>
              <text:p text:style-name="P25"><text:span text:style-name="T17">0</text:span></text:p>
              <text:p text:style-name="P25"><text:span text:style-name="T17">1</text:span></text:p>
              <text:p text:style-name="P25"><text:span text:style-name="T17">2</text:span></text:p>
              <text:p text:style-name="P25"><text:span text:style-name="T17">3</text:span></text:p>
              <text:p text:style-name="P25"><text:span text:style-name="T17">4</text:span></text:p>
              <text:p text:style-name="P25"><text:span text:style-name="T17">5</text:span></text:p>
              <text:p text:style-name="P25"><text:span text:style-name="T17">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18" presentation:class="page"/>
          <draw:frame presentation:style-name="pr2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19" draw:style-name="dp1" draw:master-page-name="Varsayılan" presentation:presentation-page-layout-name="AL2T1"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8">
              <text:list-header>
                <text:p text:style-name="P27"><text:span text:style-name="T25">Örnek: TABLESIZE = 7</text:span></text:p>
                <text:p text:style-name="P27"><text:span text:style-name="T26">bu dizgilere bakalım (yoksa girelim): <text:s text:c="4"/>the, cat, in, the, hat</text:span></text:p>
                <text:p text:style-name="P27"><text:span text:style-name="T26">Çırpı tablosu başlangıçta boş.</text:span></text:p>
                <text:p text:style-name="P27"><text:span text:style-name="T26">İlk kelime: <text:s/>the. <text:s text:c="3"/>hash(“the”) = 965156977. <text:s text:c="3"/>965156977 % 7 = 1.</text:span></text:p>
                <text:p text:style-name="P27"><text:span text:style-name="T26">“</text:span><text:span text:style-name="T26">the” dizgisini table[1] bağlı listesinde ara; bulunamadı.</text:span></text:p>
              </text:list-header>
            </text:list>
            <text:list text:style-name="L7">
              <text:list-header>
                <text:p text:style-name="P27"><text:span text:style-name="T27">Şimdi: <text:s text:c="2"/>table[</text:span><text:span text:style-name="T28">1</text:span><text:span text:style-name="T27">] = makelink(key, value, table[</text:span><text:span text:style-name="T28">1</text:span><text:span text:style-name="T27">])</text:span></text:p>
                <text:p text:style-name="P27"><text:span text:style-name="T27"/></text:p>
              </text:list-header>
            </text:list>
          </draw:text-box>
        </draw:frame>
        <draw:custom-shape draw:style-name="gr19" draw:text-style-name="P2" draw:layer="layout" svg:width="0.846cm" svg:height="0.847cm" svg:x="5.927cm" svg:y="11.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6cm" svg:x="5.927cm" svg:y="12.27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7cm" svg:x="5.927cm" svg:y="13.1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7cm" svg:x="5.927cm" svg:y="13.9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6cm" svg:x="5.927cm" svg:y="14.81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7cm" svg:x="5.927cm" svg:y="15.6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7cm" svg:x="5.927cm" svg:y="16.5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925cm" svg:height="6.19cm" svg:x="5.085cm" svg:y="11.218cm">
          <text:list text:style-name="L4">
            <text:list-header>
              <text:p text:style-name="P25"><text:span text:style-name="T17">0</text:span></text:p>
              <text:p text:style-name="P25"><text:span text:style-name="T17">1</text:span></text:p>
              <text:p text:style-name="P25"><text:span text:style-name="T17">2</text:span></text:p>
              <text:p text:style-name="P25"><text:span text:style-name="T17">3</text:span></text:p>
              <text:p text:style-name="P25"><text:span text:style-name="T17">4</text:span></text:p>
              <text:p text:style-name="P25"><text:span text:style-name="T17">5</text:span></text:p>
              <text:p text:style-name="P25"><text:span text:style-name="T17">6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7" draw:text-style-name="P2" draw:layer="layout" svg:width="1.48cm" svg:height="0.634cm" svg:x="7.832cm" svg:y="12.06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1.48cm" svg:height="0.634cm" svg:x="7.832cm" svg:y="12.699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1.48cm" svg:height="0.635cm" svg:x="7.832cm" svg:y="13.333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10" draw:layer="layout" svg:x1="6.35cm" svg:y1="12.7cm" svg:x2="7.832cm" svg:y2="12.7cm">
          <text:p/>
        </draw:line>
        <draw:custom-shape draw:style-name="gr15" draw:text-style-name="P2" draw:layer="layout" svg:width="1.518cm" svg:height="0.937cm" svg:x="7.838cm" svg:y="11.853cm">
          <text:list text:style-name="L4">
            <text:list-header>
              <text:p text:style-name="P25"><text:span text:style-name="T29">th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3">Çırpı Tablo Örneği</text:p>
              </text:list-header>
            </text:list>
          </draw:text-box>
        </draw:frame>
        <presentation:notes draw:style-name="dp2">
          <draw:page-thumbnail draw:style-name="gr1" draw:layer="layout" svg:width="13.428cm" svg:height="10.072cm" svg:x="3.545cm" svg:y="1.967cm" draw:page-number="19" presentation:class="page"/>
          <draw:frame presentation:style-name="pr2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20" draw:style-name="dp1" draw:master-page-name="Varsayılan" presentation:presentation-page-layout-name="AL2T1"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7">
              <text:list-header>
                <text:p text:style-name="P28"><text:span text:style-name="T27">Ikinci kelime: “cat”. <text:s text:c="3"/>hash(“cat”) = </text:span><text:span text:style-name="T30">3895848756</text:span><text:span text:style-name="T27">. <text:s text:c="4"/></text:span><text:span text:style-name="T30">3895848756 % 7 = </text:span><text:span text:style-name="T31">2</text:span><text:span text:style-name="T30">.</text:span></text:p>
                <text:p text:style-name="P27"><text:span text:style-name="T32">“</text:span><text:span text:style-name="T32">cat” dizgisini table[1] bağlı listesinde ara; bulunamadı.</text:span></text:p>
                <text:p text:style-name="P27"><text:span text:style-name="T27">Şimdi: <text:s text:c="2"/>table[</text:span><text:span text:style-name="T28">2</text:span><text:span text:style-name="T27">] = makelink(key, value, table[</text:span><text:span text:style-name="T28">2</text:span><text:span text:style-name="T27">])</text:span></text:p>
                <text:p text:style-name="P27"><text:span text:style-name="T27"/></text:p>
              </text:list-header>
            </text:list>
          </draw:text-box>
        </draw:frame>
        <draw:custom-shape draw:style-name="gr19" draw:text-style-name="P2" draw:layer="layout" svg:width="0.846cm" svg:height="0.847cm" svg:x="5.927cm" svg:y="11.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6cm" svg:x="5.927cm" svg:y="12.27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7cm" svg:x="5.927cm" svg:y="13.1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7cm" svg:x="5.927cm" svg:y="13.9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6cm" svg:x="5.927cm" svg:y="14.81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7cm" svg:x="5.927cm" svg:y="15.6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7cm" svg:x="5.927cm" svg:y="16.5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925cm" svg:height="6.19cm" svg:x="5.085cm" svg:y="11.218cm">
          <text:list text:style-name="L4">
            <text:list-header>
              <text:p text:style-name="P25"><text:span text:style-name="T17">0</text:span></text:p>
              <text:p text:style-name="P25"><text:span text:style-name="T17">1</text:span></text:p>
              <text:p text:style-name="P25"><text:span text:style-name="T17">2</text:span></text:p>
              <text:p text:style-name="P25"><text:span text:style-name="T17">3</text:span></text:p>
              <text:p text:style-name="P25"><text:span text:style-name="T17">4</text:span></text:p>
              <text:p text:style-name="P25"><text:span text:style-name="T17">5</text:span></text:p>
              <text:p text:style-name="P25"><text:span text:style-name="T17">6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7" draw:text-style-name="P2" draw:layer="layout" svg:width="1.48cm" svg:height="0.634cm" svg:x="7.832cm" svg:y="12.06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1.48cm" svg:height="0.634cm" svg:x="7.832cm" svg:y="12.699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1.48cm" svg:height="0.635cm" svg:x="7.832cm" svg:y="13.333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10" draw:layer="layout" svg:x1="6.35cm" svg:y1="12.7cm" svg:x2="7.832cm" svg:y2="12.7cm">
          <text:p/>
        </draw:line>
        <draw:custom-shape draw:style-name="gr15" draw:text-style-name="P2" draw:layer="layout" svg:width="1.518cm" svg:height="0.937cm" svg:x="7.838cm" svg:y="11.853cm">
          <text:list text:style-name="L4">
            <text:list-header>
              <text:p text:style-name="P25"><text:span text:style-name="T29">th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3">Çırpı Tablo Örneği</text:p>
              </text:list-header>
            </text:list>
          </draw:text-box>
        </draw:frame>
        <presentation:notes draw:style-name="dp2">
          <draw:page-thumbnail draw:style-name="gr1" draw:layer="layout" svg:width="13.428cm" svg:height="10.072cm" svg:x="3.545cm" svg:y="1.967cm" draw:page-number="20" presentation:class="page"/>
          <draw:frame presentation:style-name="pr2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21" draw:style-name="dp1" draw:master-page-name="Varsayılan" presentation:presentation-page-layout-name="AL2T1"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7">
              <text:list-header>
                <text:p text:style-name="P28"><text:span text:style-name="T27">Üçüncü kelime: <text:s/>“in”. <text:s text:c="3"/>hash(“in”) = </text:span><text:span text:style-name="T30">6888005</text:span><text:span text:style-name="T27">. </text:span><text:span text:style-name="T30">6888005% 7 = </text:span><text:span text:style-name="T31">5</text:span><text:span text:style-name="T30">.</text:span></text:p>
                <text:p text:style-name="P27"><text:span text:style-name="T27">“</text:span><text:span text:style-name="T27">in” </text:span><text:span text:style-name="T32">dizgisini table[1] bağlı listesinde ara; bulunamadı.</text:span></text:p>
                <text:p text:style-name="P27"><text:span text:style-name="T27">Şimdi: <text:s text:c="2"/>table[</text:span><text:span text:style-name="T31">5</text:span><text:span text:style-name="T27">] = makelink(key, value, table[</text:span><text:span text:style-name="T31">5</text:span><text:span text:style-name="T27">])</text:span></text:p>
                <text:p text:style-name="P27"><text:span text:style-name="T27"/></text:p>
              </text:list-header>
            </text:list>
          </draw:text-box>
        </draw:frame>
        <draw:custom-shape draw:style-name="gr19" draw:text-style-name="P2" draw:layer="layout" svg:width="0.846cm" svg:height="0.847cm" svg:x="5.927cm" svg:y="11.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6cm" svg:x="5.927cm" svg:y="12.27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7cm" svg:x="5.927cm" svg:y="13.1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7cm" svg:x="5.927cm" svg:y="13.9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6cm" svg:x="5.927cm" svg:y="14.81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7cm" svg:x="5.927cm" svg:y="15.6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7cm" svg:x="5.927cm" svg:y="16.5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925cm" svg:height="6.19cm" svg:x="5.085cm" svg:y="11.218cm">
          <text:list text:style-name="L4">
            <text:list-header>
              <text:p text:style-name="P25"><text:span text:style-name="T17">0</text:span></text:p>
              <text:p text:style-name="P25"><text:span text:style-name="T17">1</text:span></text:p>
              <text:p text:style-name="P25"><text:span text:style-name="T17">2</text:span></text:p>
              <text:p text:style-name="P25"><text:span text:style-name="T17">3</text:span></text:p>
              <text:p text:style-name="P25"><text:span text:style-name="T17">4</text:span></text:p>
              <text:p text:style-name="P25"><text:span text:style-name="T17">5</text:span></text:p>
              <text:p text:style-name="P25"><text:span text:style-name="T17">6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7" draw:text-style-name="P2" draw:layer="layout" svg:width="1.48cm" svg:height="0.634cm" svg:x="7.832cm" svg:y="12.06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1.48cm" svg:height="0.634cm" svg:x="7.832cm" svg:y="12.699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1.48cm" svg:height="0.635cm" svg:x="7.832cm" svg:y="13.333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10" draw:layer="layout" svg:x1="6.35cm" svg:y1="12.7cm" svg:x2="7.832cm" svg:y2="12.7cm">
          <text:p/>
        </draw:line>
        <draw:custom-shape draw:style-name="gr15" draw:text-style-name="P2" draw:layer="layout" svg:width="1.518cm" svg:height="0.937cm" svg:x="7.838cm" svg:y="11.853cm">
          <text:list text:style-name="L4">
            <text:list-header>
              <text:p text:style-name="P25"><text:span text:style-name="T29">th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7" draw:text-style-name="P2" draw:layer="layout" svg:width="1.48cm" svg:height="0.634cm" svg:x="9.737cm" svg:y="13.9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1.48cm" svg:height="0.634cm" svg:x="9.737cm" svg:y="14.60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1.48cm" svg:height="0.635cm" svg:x="9.737cm" svg:y="15.238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10" draw:layer="layout" svg:x1="6.35cm" svg:y1="13.547cm" svg:x2="9.737cm" svg:y2="14.605cm">
          <text:p/>
        </draw:line>
        <draw:custom-shape draw:style-name="gr15" draw:text-style-name="P2" draw:layer="layout" svg:width="1.518cm" svg:height="0.937cm" svg:x="9.751cm" svg:y="13.758cm">
          <text:list text:style-name="L4">
            <text:list-header>
              <text:p text:style-name="P25"><text:span text:style-name="T29">ca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3">Çırpı Tablo Örneği</text:p>
              </text:list-header>
            </text:list>
          </draw:text-box>
        </draw:frame>
        <presentation:notes draw:style-name="dp2">
          <draw:page-thumbnail draw:style-name="gr1" draw:layer="layout" svg:width="13.428cm" svg:height="10.072cm" svg:x="3.545cm" svg:y="1.967cm" draw:page-number="21" presentation:class="page"/>
          <draw:frame presentation:style-name="pr2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22" draw:style-name="dp1" draw:master-page-name="Varsayılan" presentation:presentation-page-layout-name="AL2T1"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7">
              <text:list-header>
                <text:p text:style-name="P27"><text:span text:style-name="T23">Dördüncü kelime: <text:s/>“the”. hash(“the”) = 965156977. <text:s text:c="3"/>965156977 % 7 = </text:span><text:span text:style-name="T24">1</text:span><text:span text:style-name="T23">.</text:span></text:p>
                <text:p text:style-name="P27"><text:span text:style-name="T23">“</text:span><text:span text:style-name="T23">the” dizgisini table[1] bağlı listesinde ara; bulundu!</text:span></text:p>
                <text:p text:style-name="P27"><text:span text:style-name="T23"/></text:p>
              </text:list-header>
            </text:list>
          </draw:text-box>
        </draw:frame>
        <draw:custom-shape draw:style-name="gr19" draw:text-style-name="P2" draw:layer="layout" svg:width="0.846cm" svg:height="0.847cm" svg:x="5.927cm" svg:y="11.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6cm" svg:x="5.927cm" svg:y="12.27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7cm" svg:x="5.927cm" svg:y="13.1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7cm" svg:x="5.927cm" svg:y="13.9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6cm" svg:x="5.927cm" svg:y="14.81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7cm" svg:x="5.927cm" svg:y="15.6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7cm" svg:x="5.927cm" svg:y="16.5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925cm" svg:height="6.19cm" svg:x="5.085cm" svg:y="11.218cm">
          <text:list text:style-name="L4">
            <text:list-header>
              <text:p text:style-name="P25"><text:span text:style-name="T17">0</text:span></text:p>
              <text:p text:style-name="P25"><text:span text:style-name="T17">1</text:span></text:p>
              <text:p text:style-name="P25"><text:span text:style-name="T17">2</text:span></text:p>
              <text:p text:style-name="P25"><text:span text:style-name="T17">3</text:span></text:p>
              <text:p text:style-name="P25"><text:span text:style-name="T17">4</text:span></text:p>
              <text:p text:style-name="P25"><text:span text:style-name="T17">5</text:span></text:p>
              <text:p text:style-name="P25"><text:span text:style-name="T17">6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7" draw:text-style-name="P2" draw:layer="layout" svg:width="1.48cm" svg:height="0.634cm" svg:x="7.832cm" svg:y="12.06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1.48cm" svg:height="0.634cm" svg:x="7.832cm" svg:y="12.699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1.48cm" svg:height="0.635cm" svg:x="7.832cm" svg:y="13.333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10" draw:layer="layout" svg:x1="6.35cm" svg:y1="12.7cm" svg:x2="7.832cm" svg:y2="12.7cm">
          <text:p/>
        </draw:line>
        <draw:custom-shape draw:style-name="gr15" draw:text-style-name="P2" draw:layer="layout" svg:width="1.518cm" svg:height="0.937cm" svg:x="7.838cm" svg:y="11.853cm">
          <text:list text:style-name="L4">
            <text:list-header>
              <text:p text:style-name="P25"><text:span text:style-name="T29">th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7" draw:text-style-name="P2" draw:layer="layout" svg:width="1.48cm" svg:height="0.634cm" svg:x="9.737cm" svg:y="13.9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1.48cm" svg:height="0.634cm" svg:x="9.737cm" svg:y="14.60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1.48cm" svg:height="0.635cm" svg:x="9.737cm" svg:y="15.238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10" draw:layer="layout" svg:x1="6.35cm" svg:y1="13.547cm" svg:x2="9.737cm" svg:y2="14.605cm">
          <text:p/>
        </draw:line>
        <draw:custom-shape draw:style-name="gr15" draw:text-style-name="P2" draw:layer="layout" svg:width="1.518cm" svg:height="0.937cm" svg:x="9.751cm" svg:y="13.758cm">
          <text:list text:style-name="L4">
            <text:list-header>
              <text:p text:style-name="P25"><text:span text:style-name="T29">cat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7" draw:text-style-name="P2" draw:layer="layout" svg:width="1.48cm" svg:height="0.634cm" svg:x="7.832cm" svg:y="15.452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1.48cm" svg:height="0.634cm" svg:x="7.832cm" svg:y="16.08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1.48cm" svg:height="0.635cm" svg:x="7.832cm" svg:y="16.72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10" draw:layer="layout" svg:x1="6.35cm" svg:y1="16.087cm" svg:x2="7.832cm" svg:y2="16.087cm">
          <text:p/>
        </draw:line>
        <draw:custom-shape draw:style-name="gr15" draw:text-style-name="P2" draw:layer="layout" svg:width="1.179cm" svg:height="0.937cm" svg:x="8.009cm" svg:y="15.24cm">
          <text:list text:style-name="L4">
            <text:list-header>
              <text:p text:style-name="P25"><text:span text:style-name="T29">i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3">Çırpı Tablo Örneği</text:p>
              </text:list-header>
            </text:list>
          </draw:text-box>
        </draw:frame>
        <presentation:notes draw:style-name="dp2">
          <draw:page-thumbnail draw:style-name="gr1" draw:layer="layout" svg:width="13.428cm" svg:height="10.072cm" svg:x="3.545cm" svg:y="1.967cm" draw:page-number="22" presentation:class="page"/>
          <draw:frame presentation:style-name="pr2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23" draw:style-name="dp1" draw:master-page-name="Varsayılan" presentation:presentation-page-layout-name="AL2T1"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7">
              <text:list-header>
                <text:p text:style-name="P27"><text:span text:style-name="T23">Beşinci kelime: <text:s/>“hat”. <text:s text:c="4"/>hash(“hat”) = 865559739. <text:s text:c="3"/>865559739 % 7 = </text:span><text:span text:style-name="T24">2</text:span><text:span text:style-name="T23">.</text:span></text:p>
                <text:p text:style-name="P27"><text:span text:style-name="T23">“</text:span><text:span text:style-name="T23">hat” dizgisini table[</text:span><text:span text:style-name="T24">2</text:span><text:span text:style-name="T23">] bağlı listesinde ara; bulunamadı</text:span></text:p>
                <text:p text:style-name="P27"><text:span text:style-name="T23">Şimdi, table[</text:span><text:span text:style-name="T24">2</text:span><text:span text:style-name="T23">] bağlı listesine “hat” i ekle. <text:s/></text:span></text:p>
                <text:p text:style-name="P27"><text:span text:style-name="T23">Başa mı, sona mı? Mesele değil!</text:span></text:p>
                <text:p text:style-name="P27"><text:span text:style-name="T23"/></text:p>
              </text:list-header>
            </text:list>
          </draw:text-box>
        </draw:frame>
        <draw:custom-shape draw:style-name="gr19" draw:text-style-name="P2" draw:layer="layout" svg:width="0.846cm" svg:height="0.847cm" svg:x="5.927cm" svg:y="11.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6cm" svg:x="5.927cm" svg:y="12.27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7cm" svg:x="5.927cm" svg:y="13.1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7cm" svg:x="5.927cm" svg:y="13.9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6cm" svg:x="5.927cm" svg:y="14.81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7cm" svg:x="5.927cm" svg:y="15.6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7cm" svg:x="5.927cm" svg:y="16.5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925cm" svg:height="6.19cm" svg:x="5.085cm" svg:y="11.218cm">
          <text:list text:style-name="L4">
            <text:list-header>
              <text:p text:style-name="P25"><text:span text:style-name="T17">0</text:span></text:p>
              <text:p text:style-name="P25"><text:span text:style-name="T17">1</text:span></text:p>
              <text:p text:style-name="P25"><text:span text:style-name="T17">2</text:span></text:p>
              <text:p text:style-name="P25"><text:span text:style-name="T17">3</text:span></text:p>
              <text:p text:style-name="P25"><text:span text:style-name="T17">4</text:span></text:p>
              <text:p text:style-name="P25"><text:span text:style-name="T17">5</text:span></text:p>
              <text:p text:style-name="P25"><text:span text:style-name="T17">6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7" draw:text-style-name="P2" draw:layer="layout" svg:width="1.48cm" svg:height="0.634cm" svg:x="7.832cm" svg:y="12.06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1.48cm" svg:height="0.634cm" svg:x="7.832cm" svg:y="12.699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1.48cm" svg:height="0.635cm" svg:x="7.832cm" svg:y="13.333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10" draw:layer="layout" svg:x1="6.35cm" svg:y1="12.7cm" svg:x2="7.832cm" svg:y2="12.7cm">
          <text:p/>
        </draw:line>
        <draw:custom-shape draw:style-name="gr15" draw:text-style-name="P2" draw:layer="layout" svg:width="1.518cm" svg:height="0.937cm" svg:x="7.838cm" svg:y="11.853cm">
          <text:list text:style-name="L4">
            <text:list-header>
              <text:p text:style-name="P25"><text:span text:style-name="T29">th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7" draw:text-style-name="P2" draw:layer="layout" svg:width="1.48cm" svg:height="0.634cm" svg:x="9.737cm" svg:y="13.9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1.48cm" svg:height="0.634cm" svg:x="9.737cm" svg:y="14.60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1.48cm" svg:height="0.635cm" svg:x="9.737cm" svg:y="15.238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10" draw:layer="layout" svg:x1="6.35cm" svg:y1="13.547cm" svg:x2="9.737cm" svg:y2="14.605cm">
          <text:p/>
        </draw:line>
        <draw:custom-shape draw:style-name="gr15" draw:text-style-name="P2" draw:layer="layout" svg:width="1.518cm" svg:height="0.937cm" svg:x="9.751cm" svg:y="13.758cm">
          <text:list text:style-name="L4">
            <text:list-header>
              <text:p text:style-name="P25"><text:span text:style-name="T29">cat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7" draw:text-style-name="P2" draw:layer="layout" svg:width="1.48cm" svg:height="0.634cm" svg:x="7.832cm" svg:y="15.452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1.48cm" svg:height="0.634cm" svg:x="7.832cm" svg:y="16.08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1.48cm" svg:height="0.635cm" svg:x="7.832cm" svg:y="16.72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10" draw:layer="layout" svg:x1="6.35cm" svg:y1="16.087cm" svg:x2="7.832cm" svg:y2="16.087cm">
          <text:p/>
        </draw:line>
        <draw:custom-shape draw:style-name="gr15" draw:text-style-name="P2" draw:layer="layout" svg:width="1.179cm" svg:height="0.937cm" svg:x="8.009cm" svg:y="15.24cm">
          <text:list text:style-name="L4">
            <text:list-header>
              <text:p text:style-name="P25"><text:span text:style-name="T29">i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3">Çırpı Tablo Örneği</text:p>
              </text:list-header>
            </text:list>
          </draw:text-box>
        </draw:frame>
        <presentation:notes draw:style-name="dp2">
          <draw:page-thumbnail draw:style-name="gr1" draw:layer="layout" svg:width="13.428cm" svg:height="10.072cm" svg:x="3.545cm" svg:y="1.967cm" draw:page-number="23" presentation:class="page"/>
          <draw:frame presentation:style-name="pr2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24" draw:style-name="dp1" draw:master-page-name="Varsayılan" presentation:presentation-page-layout-name="AL2T1"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7">
              <text:list-header>
                <text:p text:style-name="P27"><text:span text:style-name="T23">Öne eklemek daha kolay, o yüzden başa ekle</text:span></text:p>
              </text:list-header>
            </text:list>
          </draw:text-box>
        </draw:frame>
        <draw:custom-shape draw:style-name="gr19" draw:text-style-name="P2" draw:layer="layout" svg:width="0.846cm" svg:height="0.847cm" svg:x="5.927cm" svg:y="11.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6cm" svg:x="5.927cm" svg:y="12.27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7cm" svg:x="5.927cm" svg:y="13.1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7cm" svg:x="5.927cm" svg:y="13.9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6cm" svg:x="5.927cm" svg:y="14.81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7cm" svg:x="5.927cm" svg:y="15.6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846cm" svg:height="0.847cm" svg:x="5.927cm" svg:y="16.5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925cm" svg:height="6.19cm" svg:x="5.085cm" svg:y="11.218cm">
          <text:list text:style-name="L4">
            <text:list-header>
              <text:p text:style-name="P25"><text:span text:style-name="T17">0</text:span></text:p>
              <text:p text:style-name="P25"><text:span text:style-name="T17">1</text:span></text:p>
              <text:p text:style-name="P25"><text:span text:style-name="T17">2</text:span></text:p>
              <text:p text:style-name="P25"><text:span text:style-name="T17">3</text:span></text:p>
              <text:p text:style-name="P25"><text:span text:style-name="T17">4</text:span></text:p>
              <text:p text:style-name="P25"><text:span text:style-name="T17">5</text:span></text:p>
              <text:p text:style-name="P25"><text:span text:style-name="T17">6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7" draw:text-style-name="P2" draw:layer="layout" svg:width="1.48cm" svg:height="0.634cm" svg:x="7.832cm" svg:y="12.06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1.48cm" svg:height="0.634cm" svg:x="7.832cm" svg:y="12.699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1.48cm" svg:height="0.635cm" svg:x="7.832cm" svg:y="13.333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10" draw:layer="layout" svg:x1="6.35cm" svg:y1="12.7cm" svg:x2="7.832cm" svg:y2="12.7cm">
          <text:p/>
        </draw:line>
        <draw:custom-shape draw:style-name="gr15" draw:text-style-name="P2" draw:layer="layout" svg:width="1.518cm" svg:height="0.937cm" svg:x="7.838cm" svg:y="11.853cm">
          <text:list text:style-name="L4">
            <text:list-header>
              <text:p text:style-name="P25"><text:span text:style-name="T29">th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7" draw:text-style-name="P2" draw:layer="layout" svg:width="1.48cm" svg:height="0.634cm" svg:x="9.737cm" svg:y="13.9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1.48cm" svg:height="0.634cm" svg:x="9.737cm" svg:y="14.60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1.48cm" svg:height="0.635cm" svg:x="9.737cm" svg:y="15.238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10" draw:layer="layout" svg:x1="6.35cm" svg:y1="13.547cm" svg:x2="9.737cm" svg:y2="14.605cm">
          <text:p/>
        </draw:line>
        <draw:custom-shape draw:style-name="gr15" draw:text-style-name="P2" draw:layer="layout" svg:width="1.518cm" svg:height="0.937cm" svg:x="9.751cm" svg:y="13.758cm">
          <text:list text:style-name="L4">
            <text:list-header>
              <text:p text:style-name="P25"><text:span text:style-name="T29">hat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7" draw:text-style-name="P2" draw:layer="layout" svg:width="1.48cm" svg:height="0.634cm" svg:x="7.832cm" svg:y="15.452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1.48cm" svg:height="0.634cm" svg:x="7.832cm" svg:y="16.08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1.48cm" svg:height="0.635cm" svg:x="7.832cm" svg:y="16.72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10" draw:layer="layout" svg:x1="6.35cm" svg:y1="16.087cm" svg:x2="7.832cm" svg:y2="16.087cm">
          <text:p/>
        </draw:line>
        <draw:custom-shape draw:style-name="gr15" draw:text-style-name="P2" draw:layer="layout" svg:width="1.179cm" svg:height="0.937cm" svg:x="8.009cm" svg:y="15.24cm">
          <text:list text:style-name="L4">
            <text:list-header>
              <text:p text:style-name="P25"><text:span text:style-name="T29">in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7" draw:text-style-name="P2" draw:layer="layout" svg:width="1.48cm" svg:height="0.634cm" svg:x="12.48cm" svg:y="13.9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1.48cm" svg:height="0.634cm" svg:x="12.48cm" svg:y="14.60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1.48cm" svg:height="0.635cm" svg:x="12.48cm" svg:y="15.238cm">
            <text:p/>
            <draw:enhanced-geometry svg:viewBox="0 0 21600 21600" draw:type="rectangle" draw:enhanced-path="M 0 0 L 21600 0 21600 21600 0 21600 0 0 Z N"/>
          </draw:custom-shape>
        </draw:g>
        <draw:custom-shape draw:style-name="gr15" draw:text-style-name="P2" draw:layer="layout" svg:width="1.518cm" svg:height="0.937cm" svg:x="12.494cm" svg:y="13.758cm">
          <text:list text:style-name="L4">
            <text:list-header>
              <text:p text:style-name="P25"><text:span text:style-name="T29">c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" draw:text-style-name="P10" draw:layer="layout" svg:x1="10.517cm" svg:y1="15.534cm" svg:x2="12.409cm" svg:y2="14.767cm">
          <text:p/>
        </draw:line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3">Çırpı Tablo Örneği</text:p>
              </text:list-header>
            </text:list>
          </draw:text-box>
        </draw:frame>
        <presentation:notes draw:style-name="dp2">
          <draw:page-thumbnail draw:style-name="gr1" draw:layer="layout" svg:width="13.428cm" svg:height="10.072cm" svg:x="3.545cm" svg:y="1.967cm" draw:page-number="24" presentation:class="page"/>
          <draw:frame presentation:style-name="pr2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Example Hash Table C Code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3">Örnek çırpı tablosu C kodları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2">
              <text:list-item>
                <text:p text:style-name="P23"><text:span text:style-name="T4">Çırpı tablosundaki elemanlar</text:span></text:p>
                <text:p text:style-name="P23"><text:span text:style-name="T4"/></text:p>
                <text:p text:style-name="P23"><text:span text:style-name="T4"/></text:p>
                <text:p text:style-name="P23"><text:span text:style-name="T4"/></text:p>
                <text:p text:style-name="P23"><text:span text:style-name="T4"/></text:p>
                <text:p text:style-name="P23"><text:span text:style-name="T4"/></text:p>
              </text:list-item>
              <text:list-item>
                <text:p text:style-name="P23"><text:span text:style-name="T4">Çırpı tablosu</text:span></text:p>
              </text:list-item>
            </text:list>
            <text:list text:style-name="L3">
              <text:list-item>
                <text:list>
                  <text:list-item>
                    <text:p text:style-name="P24"><text:span text:style-name="T15">struct Nlist *hashtab[1024];</text:span></text:p>
                  </text:list-item>
                </text:list>
              </text:list-item>
            </text:list>
            <text:list text:style-name="L2">
              <text:list-item>
                <text:p text:style-name="P23"><text:span text:style-name="T4">Fonksiyonlar</text:span></text:p>
              </text:list-item>
            </text:list>
            <text:list text:style-name="L3">
              <text:list-item>
                <text:list>
                  <text:list-item>
                    <text:p text:style-name="P24"><text:span text:style-name="T4">Çırpı işlevi: </text:span><text:span text:style-name="T15">unsigned hash(char *x)</text:span></text:p>
                  </text:list-item>
                  <text:list-item>
                    <text:p text:style-name="P24"><text:span text:style-name="T4">Anahtar arama: </text:span><text:span text:style-name="T15">struct Nlist *lookup(char *s)</text:span></text:p>
                  </text:list-item>
                  <text:list-item>
                    <text:p text:style-name="P24"><text:span text:style-name="T4">Girdi monte etme: </text:span><text:span text:style-name="T15">struct Nlist *install(char *key, *value)</text:span></text:p>
                  </text:list-item>
                </text:list>
              </text:list-item>
            </text:list>
          </draw:text-box>
        </draw:frame>
        <draw:custom-shape draw:style-name="gr11" draw:text-style-name="P2" draw:layer="layout" svg:width="9.737cm" svg:height="6.139cm" svg:x="4.445cm" svg:y="5.503cm">
          <text:list text:style-name="L4">
            <text:list-header>
              <text:p text:style-name="P11"><text:span text:style-name="T6">struct Nlist {</text:span></text:p>
              <text:p text:style-name="P11"><text:span text:style-name="T6"><text:s text:c="2"/></text:span><text:span text:style-name="T6">char *key;</text:span></text:p>
              <text:p text:style-name="P11"><text:span text:style-name="T6"><text:s text:c="2"/></text:span><text:span text:style-name="T6">char *value;</text:span></text:p>
              <text:p text:style-name="P11"><text:span text:style-name="T6"><text:s text:c="2"/></text:span><text:span text:style-name="T6">struct Nlist *next;</text:span></text:p>
              <text:p text:style-name="P12"><text:span text:style-name="T6">}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25" presentation:class="page"/>
          <draw:frame presentation:style-name="pr2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Lookup Function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3">Aram İşlevi</text:p>
              </text:list-header>
            </text:list>
          </draw:text-box>
        </draw:frame>
        <draw:custom-shape draw:style-name="gr12" draw:text-style-name="P2" draw:layer="layout" svg:width="21.378cm" svg:height="9.102cm" svg:x="2.117cm" svg:y="8.678cm">
          <text:list text:style-name="L4">
            <text:list-header>
              <text:p text:style-name="P11"><text:span text:style-name="T6">struct Nlist *</text:span><text:span text:style-name="T33">lookup</text:span><text:span text:style-name="T6">(char *s) {</text:span></text:p>
              <text:p text:style-name="P11"><text:span text:style-name="T6"><text:s text:c="3"/></text:span><text:span text:style-name="T6">struct Nlist *p;</text:span></text:p>
              <text:p text:style-name="P11"><text:span text:style-name="T6"/></text:p>
              <text:p text:style-name="P29"><text:span text:style-name="T6"><text:s text:c="3"/></text:span><text:span text:style-name="T6">for (p = hashtab[hash(s)]; p!=NULL; p=p-&gt;next) </text:span></text:p>
              <text:p text:style-name="P11"><text:span text:style-name="T6"><text:s text:c="6"/></text:span><text:span text:style-name="T6">if (strcmp(s, p-&gt;key) == 0) </text:span></text:p>
              <text:p text:style-name="P11"><text:span text:style-name="T6"><text:s text:c="9"/></text:span><text:span text:style-name="T6">return p; </text:span><text:span text:style-name="T34">/* found */</text:span></text:p>
              <text:p text:style-name="P11"><text:span text:style-name="T6"><text:s text:c="3"/></text:span><text:span text:style-name="T6">return NULL; <text:s text:c="3"/></text:span><text:span text:style-name="T34">/* not found */</text:span></text:p>
              <text:p text:style-name="P11"><text:span text:style-name="T6">}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2">
              <text:list-item>
                <text:p text:style-name="P6">Anahtar temelli arama</text:p>
              </text:list-item>
            </text:list>
            <text:list text:style-name="L3">
              <text:list-item>
                <text:list>
                  <text:list-item>
                    <text:p text:style-name="P7">Anahtar *s dizgisidi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Çırpı tablo elemanıyla eşleşen varsa bir gösterici döndür</text:p>
                  </text:list-item>
                  <text:list-item>
                    <text:p>... yoksa NU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28cm" svg:height="10.072cm" svg:x="3.545cm" svg:y="1.967cm" draw:page-number="26" presentation:class="page"/>
          <draw:frame presentation:style-name="pr2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Install an Entry (1)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3">Girdi ekleme (1)</text:p>
              </text:list-header>
            </text:list>
          </draw:text-box>
        </draw:frame>
        <draw:frame presentation:style-name="pr9" draw:text-style-name="P2" draw:layer="layout" svg:width="23.495cm" svg:height="3.386cm" svg:x="1.269cm" svg:y="3.387cm" presentation:class="outline" presentation:user-transformed="true">
          <draw:text-box>
            <text:list text:style-name="L2">
              <text:list-item>
                <text:p text:style-name="P6">(anahtar, değer) çifti ve ekleme</text:p>
              </text:list-item>
            </text:list>
            <text:list text:style-name="L3">
              <text:list-item>
                <text:list>
                  <text:list-item>
                    <text:p text:style-name="P7">Yoksa yeni girdi ekle, veya eskisinin üzerine yaz</text:p>
                  </text:list-item>
                  <text:list-item>
                    <text:p text:style-name="P7">Girdiye göstericiyi döndür</text:p>
                  </text:list-item>
                </text:list>
              </text:list-item>
            </text:list>
          </draw:text-box>
        </draw:frame>
        <draw:custom-shape draw:style-name="gr12" draw:text-style-name="P2" draw:layer="layout" svg:width="23.071cm" svg:height="11.007cm" svg:x="1.482cm" svg:y="6.985cm">
          <text:list text:style-name="L4">
            <text:list-header>
              <text:p text:style-name="P30"><text:span text:style-name="T35">struct Nlist *</text:span><text:span text:style-name="T36">install</text:span><text:span text:style-name="T35">(char *key, char *value) {</text:span></text:p>
              <text:p text:style-name="P30"><text:span text:style-name="T35"><text:s text:c="3"/></text:span><text:span text:style-name="T35">struct Nlist *p;</text:span></text:p>
              <text:p text:style-name="P30"><text:span text:style-name="T35"><text:s text:c="3"/></text:span></text:p>
              <text:p text:style-name="P31"><text:span text:style-name="T35"><text:s text:c="3"/></text:span><text:span text:style-name="T35">if ((p = lookup(key)) == NULL) { </text:span><text:span text:style-name="T37">/* not found */</text:span></text:p>
              <text:p text:style-name="P30"><text:span text:style-name="T38"><text:s text:c="6"/></text:span><text:span text:style-name="T38">yeni Girdi oluştur ve ekle (sonraki yansı)</text:span><text:span text:style-name="T35">;</text:span></text:p>
              <text:p text:style-name="P30"><text:span text:style-name="T35"><text:s text:c="3"/></text:span><text:span text:style-name="T35">} else <text:s/></text:span><text:span text:style-name="T37">/* varsa, eskisini göz ardı et */</text:span></text:p>
              <text:p text:style-name="P30"><text:span text:style-name="T35"><text:s text:c="6"/></text:span><text:span text:style-name="T35">free(p-&gt;value);</text:span></text:p>
              <text:p text:style-name="P30"><text:span text:style-name="T35"><text:s text:c="3"/></text:span><text:span text:style-name="T35">p-&gt;value = malloc(strlen(value) + 1);</text:span></text:p>
              <text:p text:style-name="P30"><text:span text:style-name="T35"><text:s text:c="3"/></text:span><text:span text:style-name="T35">assert(p-&gt;value != NULL);</text:span></text:p>
              <text:p text:style-name="P30"><text:span text:style-name="T35"><text:s text:c="3"/></text:span><text:span text:style-name="T35">strcpy(p-&gt;value, value);</text:span></text:p>
              <text:p text:style-name="P30"><text:span text:style-name="T35"><text:s text:c="3"/></text:span><text:span text:style-name="T35">return p;</text:span></text:p>
              <text:p text:style-name="P32"><text:span text:style-name="T35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27" presentation:class="page"/>
          <draw:frame presentation:style-name="pr2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Install an Entry (2)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3">Girdi ekleme (2)</text:p>
              </text:list-header>
            </text:list>
          </draw:text-box>
        </draw:frame>
        <draw:frame presentation:style-name="pr9" draw:text-style-name="P2" draw:layer="layout" svg:width="23.495cm" svg:height="3.386cm" svg:x="1.269cm" svg:y="3.387cm" presentation:class="outline" presentation:user-transformed="true">
          <draw:text-box>
            <text:list text:style-name="L2">
              <text:list-item>
                <text:p text:style-name="P4"><text:span text:style-name="T7">Yeni girdi oluştur ve ekle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8">Yeni struct ve anahtar için bellek tahsisi</text:span></text:p>
                  </text:list-item>
                  <text:list-item>
                    <text:p text:style-name="P5"><text:span text:style-name="T8">Çırpı tablosundaki uygun bağlı listeye ekleme</text:span></text:p>
                  </text:list-item>
                </text:list>
              </text:list-item>
            </text:list>
          </draw:text-box>
        </draw:frame>
        <draw:custom-shape draw:style-name="gr12" draw:text-style-name="P2" draw:layer="layout" svg:width="13.759cm" svg:height="9.525cm" svg:x="6.138cm" svg:y="8.255cm">
          <text:list text:style-name="L4">
            <text:list-header>
              <text:p text:style-name="P33"><text:span text:style-name="T35">p = malloc(sizeof(*p));</text:span></text:p>
              <text:p text:style-name="P33"><text:span text:style-name="T35">assert(p != NULL);</text:span></text:p>
              <text:p text:style-name="P33"><text:span text:style-name="T35">p-&gt;key = malloc(strlen(key) + 1);</text:span></text:p>
              <text:p text:style-name="P33"><text:span text:style-name="T35">assert(p-&gt;key != NULL); </text:span></text:p>
              <text:p text:style-name="P33"><text:span text:style-name="T35">strcpy(p-&gt;key, key);</text:span></text:p>
              <text:p text:style-name="P33"><text:span text:style-name="T35"/></text:p>
            </text:list-header>
          </text:list>
          <text:list text:style-name="L9">
            <text:list-header>
              <text:p text:style-name="P33"><text:span text:style-name="T37">/* bağlı listenin önüne ekle */</text:span></text:p>
            </text:list-header>
          </text:list>
          <text:list text:style-name="L4">
            <text:list-header>
              <text:p text:style-name="P33"><text:span text:style-name="T35">unsigned hashval = hash(key);</text:span></text:p>
              <text:p text:style-name="P33"><text:span text:style-name="T35">p-&gt;next = hashtab[hashval]</text:span></text:p>
              <text:p text:style-name="P33"><text:span text:style-name="T35">hashtab[hashval] = p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28" presentation:class="page"/>
          <draw:frame presentation:style-name="pr2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Why Bother Copying the Key?" draw:style-name="dp1" draw:master-page-name="Varsayılan" presentation:presentation-page-layout-name="AL2T1">
        <draw:frame presentation:style-name="pr3" draw:text-style-name="P9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3"><text:span text:style-name="T2">Neden anahtarı atmak yerine kopyaladık?</text:span>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2">
              <text:list-item>
                <text:p text:style-name="P6"><text:span text:style-name="T4">Bu örnekte, neden böyle yaptıkta</text:span></text:p>
              </text:list-item>
            </text:list>
            <text:list text:style-name="L6">
              <text:list-item>
                <text:list>
                  <text:list-header>
                    <text:p text:style-name="P34"><text:span text:style-name="T9"><text:s text:c="3"/></text:span><text:span text:style-name="T9">p-&gt;key = malloc(strlen(key) + 1);</text:span></text:p>
                    <text:p text:style-name="P34"><text:span text:style-name="T9"><text:s text:c="3"/></text:span><text:span text:style-name="T9">strcpy(p-&gt;key, key);</text:span></text:p>
                  </text:list-header>
                </text:list>
              </text:list-item>
            </text:list>
            <text:list text:style-name="L2">
              <text:list-item>
                <text:p text:style-name="P6"><text:span text:style-name="T4">Basit bir şekilde şöyle yapmadık?</text:span></text:p>
              </text:list-item>
            </text:list>
            <text:list text:style-name="L7">
              <text:list-header>
                <text:p text:style-name="P35"><text:span text:style-name="T4"><text:s text:c="10"/></text:span><text:span text:style-name="T11">p-&gt;key = key;</text:span></text:p>
              </text:list-header>
            </text:list>
            <text:list text:style-name="L2">
              <text:list-item>
                <text:p text:style-name="P6"><text:span text:style-name="T4">Istemci anahtarı gösterici olarak aktarır (değer değil!)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Bu yüzden anahtar için zaten tahsis yapılmış</text:span></text:p>
                  </text:list-item>
                  <text:list-item>
                    <text:p text:style-name="P7"><text:span text:style-name="T4">Basit yolla dizginin saklı olduğu adres kopyalanır / değeri değil!</text:span></text:p>
                  </text:list-item>
                </text:list>
              </text:list-item>
            </text:list>
            <text:list text:style-name="L2">
              <text:list-item>
                <text:p text:id="id32" text:style-name="P6"><text:span text:style-name="T4">Çırpı tablo bütünlüğünü korumak istiyoruz</text:span></text:p>
              </text:list-item>
            </text:list>
            <text:list text:style-name="L3">
              <text:list-item>
                <text:list>
                  <text:list-item>
                    <text:p text:id="id33" text:style-name="P7"><text:span text:style-name="T4">Istemci anahtar için belleği iade ederse</text:span></text:p>
                  </text:list-item>
                  <text:list-item>
                    <text:p text:id="id34" text:style-name="P7"><text:span text:style-name="T4">Bu yüzden ekleme aşamasında anahtarın bir kopyası alınır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4">Çırpı tablosu anahtarın sahibidir, çünkü veri yapısının parçasıdır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428cm" svg:height="10.072cm" svg:x="3.545cm" svg:y="1.967cm" draw:page-number="29" presentation:class="page"/>
          <draw:frame presentation:style-name="pr2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Revisiting Hash Functions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3">Revize edilmiş çırpı işlevi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2">
              <text:list-item>
                <text:p text:style-name="P36"><text:span text:style-name="T2">“</text:span><text:span text:style-name="T2">mod c” hesabı maliyetlidir</text:span></text:p>
              </text:list-item>
            </text:list>
            <text:list text:style-name="L3">
              <text:list-item>
                <text:list>
                  <text:list-item>
                    <text:p text:style-name="P37"><text:span text:style-name="T3">c ile bölümden kalanı tutmayı dene</text:span></text:p>
                  </text:list-item>
                  <text:list-item>
                    <text:p text:style-name="P37"><text:span text:style-name="T3">2'nin c. üstünü almaktan daha az maliyetlidir (yani, 16 = 2</text:span><text:span text:style-name="T39">4</text:span><text:span text:style-name="T3">)</text:span></text:p>
                  </text:list-item>
                </text:list>
              </text:list-item>
            </text:list>
            <text:list text:style-name="L2">
              <text:list-item>
                <text:p text:style-name="P36"><text:span text:style-name="T2">Sayıların ikilik sayı temsili</text:span></text:p>
              </text:list-item>
            </text:list>
            <text:list text:style-name="L3">
              <text:list-item>
                <text:list>
                  <text:list-item>
                    <text:p text:style-name="P37"><text:span text:style-name="T3">Ör., 53 = 32 + 16 + 4 + 1</text:span></text:p>
                    <text:p text:style-name="P37"><text:span text:style-name="T3"/></text:p>
                    <text:p text:style-name="P37"><text:span text:style-name="T3"/></text:p>
                    <text:p text:style-name="P37"><text:span text:style-name="T3"/></text:p>
                  </text:list-item>
                  <text:list-item>
                    <text:p text:style-name="P38"><text:span text:style-name="T3">Ör., 53 % 16 =&gt; 5, sayının son dört biti</text:span></text:p>
                    <text:p text:style-name="P37"><text:span text:style-name="T3"/></text:p>
                    <text:p text:style-name="P37"><text:span text:style-name="T3"/></text:p>
                    <text:p text:style-name="P37"><text:span text:style-name="T3"/></text:p>
                  </text:list-item>
                  <text:list-item>
                    <text:p text:style-name="P39"><text:span text:style-name="T3">Son dört bitini izole etmek için kolay bir yol ...</text:span></text:p>
                  </text:list-item>
                </text:list>
              </text:list-item>
            </text:list>
          </draw:text-box>
        </draw:frame>
        <draw:custom-shape draw:style-name="gr8" draw:text-style-name="P2" draw:layer="layout" svg:width="0.847cm" svg:height="1.059cm" svg:x="6.773cm" svg:y="10.58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847cm" svg:height="1.059cm" svg:x="7.62cm" svg:y="10.5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25cm" svg:height="1.277cm" svg:x="6.778cm" svg:y="10.372cm">
          <text:list text:style-name="L4">
            <text:list-header>
              <text:p text:style-name="P3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925cm" svg:height="1.277cm" svg:x="7.625cm" svg:y="10.372cm">
          <text:list text:style-name="L4">
            <text:list-header>
              <text:p text:style-name="P3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846cm" svg:height="1.059cm" svg:x="8.467cm" svg:y="10.5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25cm" svg:height="1.277cm" svg:x="8.472cm" svg:y="10.372cm">
          <text:list text:style-name="L4">
            <text:list-header>
              <text:p text:style-name="P3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847cm" svg:height="1.059cm" svg:x="9.313cm" svg:y="10.5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25cm" svg:height="1.277cm" svg:x="9.318cm" svg:y="10.372cm">
          <text:list text:style-name="L4">
            <text:list-header>
              <text:p text:style-name="P3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847cm" svg:height="1.059cm" svg:x="10.16cm" svg:y="10.5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25cm" svg:height="1.277cm" svg:x="10.165cm" svg:y="10.372cm">
          <text:list text:style-name="L4">
            <text:list-header>
              <text:p text:style-name="P3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846cm" svg:height="1.059cm" svg:x="11.007cm" svg:y="10.5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25cm" svg:height="1.277cm" svg:x="11.012cm" svg:y="10.372cm">
          <text:list text:style-name="L4">
            <text:list-header>
              <text:p text:style-name="P3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847cm" svg:height="1.059cm" svg:x="11.853cm" svg:y="10.5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25cm" svg:height="1.277cm" svg:x="11.858cm" svg:y="10.372cm">
          <text:list text:style-name="L4">
            <text:list-header>
              <text:p text:style-name="P3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847cm" svg:height="1.059cm" svg:x="12.7cm" svg:y="10.5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25cm" svg:height="1.277cm" svg:x="12.705cm" svg:y="10.372cm">
          <text:list text:style-name="L4">
            <text:list-header>
              <text:p text:style-name="P3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858cm" svg:height="1.108cm" svg:x="12.703cm" svg:y="9.525cm">
          <text:list text:style-name="L4">
            <text:list-header>
              <text:p text:style-name="P3"><text:span text:style-name="T2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858cm" svg:height="1.108cm" svg:x="11.856cm" svg:y="9.525cm">
          <text:list text:style-name="L4">
            <text:list-header>
              <text:p text:style-name="P3"><text:span text:style-name="T2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858cm" svg:height="1.108cm" svg:x="11.01cm" svg:y="9.525cm">
          <text:list text:style-name="L4">
            <text:list-header>
              <text:p text:style-name="P3"><text:span text:style-name="T23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858cm" svg:height="1.108cm" svg:x="10.163cm" svg:y="9.525cm">
          <text:list text:style-name="L4">
            <text:list-header>
              <text:p text:style-name="P3"><text:span text:style-name="T23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213cm" svg:height="1.108cm" svg:x="9.104cm" svg:y="9.525cm">
          <text:list text:style-name="L4">
            <text:list-header>
              <text:p text:style-name="P3"><text:span text:style-name="T23">1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213cm" svg:height="1.108cm" svg:x="8.257cm" svg:y="9.525cm">
          <text:list text:style-name="L4">
            <text:list-header>
              <text:p text:style-name="P3"><text:span text:style-name="T23">32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5" draw:text-style-name="P2" draw:layer="layout" svg:width="0.211cm" svg:height="0.211cm" svg:x="7.197cm" svg:y="9.9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21cm" svg:height="0.211cm" svg:x="7.62cm" svg:y="9.9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211cm" svg:height="0.211cm" svg:x="8.043cm" svg:y="9.9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" draw:text-style-name="P2" draw:layer="layout" svg:width="0.847cm" svg:height="1.059cm" svg:x="6.773cm" svg:y="15.0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847cm" svg:height="1.059cm" svg:x="7.62cm" svg:y="15.0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25cm" svg:height="1.277cm" svg:x="6.778cm" svg:y="14.817cm">
          <text:list text:style-name="L4">
            <text:list-header>
              <text:p text:style-name="P3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925cm" svg:height="1.277cm" svg:x="7.625cm" svg:y="14.817cm">
          <text:list text:style-name="L4">
            <text:list-header>
              <text:p text:style-name="P3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846cm" svg:height="1.059cm" svg:x="8.467cm" svg:y="15.0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25cm" svg:height="1.277cm" svg:x="8.472cm" svg:y="14.817cm">
          <text:list text:style-name="L4">
            <text:list-header>
              <text:p text:style-name="P3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847cm" svg:height="1.059cm" svg:x="9.313cm" svg:y="15.0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25cm" svg:height="1.277cm" svg:x="9.318cm" svg:y="14.817cm">
          <text:list text:style-name="L4">
            <text:list-header>
              <text:p text:style-name="P3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847cm" svg:height="1.059cm" svg:x="10.16cm" svg:y="15.0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25cm" svg:height="1.277cm" svg:x="10.165cm" svg:y="14.817cm">
          <text:list text:style-name="L4">
            <text:list-header>
              <text:p text:style-name="P3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846cm" svg:height="1.059cm" svg:x="11.007cm" svg:y="15.0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25cm" svg:height="1.277cm" svg:x="11.012cm" svg:y="14.817cm">
          <text:list text:style-name="L4">
            <text:list-header>
              <text:p text:style-name="P3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847cm" svg:height="1.059cm" svg:x="11.853cm" svg:y="15.0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25cm" svg:height="1.277cm" svg:x="11.858cm" svg:y="14.817cm">
          <text:list text:style-name="L4">
            <text:list-header>
              <text:p text:style-name="P3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0.847cm" svg:height="1.059cm" svg:x="12.7cm" svg:y="15.0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25cm" svg:height="1.277cm" svg:x="12.705cm" svg:y="14.817cm">
          <text:list text:style-name="L4">
            <text:list-header>
              <text:p text:style-name="P3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858cm" svg:height="1.108cm" svg:x="12.703cm" svg:y="13.97cm">
          <text:list text:style-name="L4">
            <text:list-header>
              <text:p text:style-name="P3"><text:span text:style-name="T2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858cm" svg:height="1.108cm" svg:x="11.856cm" svg:y="13.97cm">
          <text:list text:style-name="L4">
            <text:list-header>
              <text:p text:style-name="P3"><text:span text:style-name="T2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858cm" svg:height="1.108cm" svg:x="11.01cm" svg:y="13.97cm">
          <text:list text:style-name="L4">
            <text:list-header>
              <text:p text:style-name="P3"><text:span text:style-name="T23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858cm" svg:height="1.108cm" svg:x="10.163cm" svg:y="13.97cm">
          <text:list text:style-name="L4">
            <text:list-header>
              <text:p text:style-name="P3"><text:span text:style-name="T23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213cm" svg:height="1.108cm" svg:x="9.104cm" svg:y="13.97cm">
          <text:list text:style-name="L4">
            <text:list-header>
              <text:p text:style-name="P3"><text:span text:style-name="T23">1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213cm" svg:height="1.108cm" svg:x="8.257cm" svg:y="13.97cm">
          <text:list text:style-name="L4">
            <text:list-header>
              <text:p text:style-name="P3"><text:span text:style-name="T23">32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5" draw:text-style-name="P2" draw:layer="layout" svg:width="0.211cm" svg:height="0.211cm" svg:x="7.197cm" svg:y="14.3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21cm" svg:height="0.211cm" svg:x="7.62cm" svg:y="14.3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211cm" svg:height="0.211cm" svg:x="8.043cm" svg:y="14.3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3.428cm" svg:height="10.072cm" svg:x="3.545cm" svg:y="1.967cm" draw:page-number="30" presentation:class="page"/>
          <draw:frame presentation:style-name="pr2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Bitwise Operators in C" draw:style-name="dp1" draw:master-page-name="Varsayılan" presentation:presentation-page-layout-name="AL3T3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3">C'de bit tabanlı işleçler</text:p>
              </text:list-header>
            </text:list>
          </draw:text-box>
        </draw:frame>
        <draw:frame presentation:style-name="pr10" draw:text-style-name="P2" draw:layer="layout" svg:width="11.536cm" svg:height="8.043cm" svg:x="1.27cm" svg:y="3.386cm" presentation:class="outline" presentation:user-transformed="true">
          <draw:text-box>
            <text:list text:style-name="L2">
              <text:list-item>
                <text:p text:style-name="P23"><text:span text:style-name="T40">VE / AND (&amp;)</text:span></text:p>
              </text:list-item>
            </text:list>
            <text:list text:style-name="L3">
              <text:list-item>
                <text:list>
                  <text:list-header>
                    <text:p text:style-name="P24"><text:span text:style-name="T41"/></text:p>
                    <text:p text:style-name="P24"><text:span text:style-name="T41"/></text:p>
                    <text:p text:style-name="P24"><text:span text:style-name="T41"/></text:p>
                    <text:p text:style-name="P24"><text:span text:style-name="T41"/></text:p>
                    <text:p text:style-name="P24"><text:span text:style-name="T41"/></text:p>
                    <text:p text:style-name="P24"><text:span text:style-name="T41"/></text:p>
                  </text:list-header>
                  <text:list-item>
                    <text:p text:id="id35" text:style-name="P24"><text:span text:style-name="T42">Daha az maliyet!</text:span></text:p>
                    <text:list>
                      <text:list-item>
                        <text:p text:id="id36" text:style-name="P24"><text:span text:style-name="T42">Ör., h = 53 &amp; 15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1" draw:text-style-name="P2" draw:layer="layout" svg:width="11.535cm" svg:height="6.773cm" svg:x="14.287cm" svg:y="3.386cm" presentation:class="outline" presentation:user-transformed="true">
          <draw:text-box>
            <text:list text:style-name="L2">
              <text:list-item>
                <text:p text:id="id90" text:style-name="P23"><text:span text:style-name="T43">VEYA / OR (|)</text:span></text:p>
              </text:list-item>
            </text:list>
          </draw:text-box>
        </draw:frame>
        <draw:g>
          <draw:line draw:style-name="gr18" draw:text-style-name="P10" draw:layer="layout" svg:x1="4.868cm" svg:y1="5.079cm" svg:x2="4.868cm" svg:y2="8.889cm">
            <text:p/>
          </draw:line>
          <draw:line draw:style-name="gr18" draw:text-style-name="P10" draw:layer="layout" svg:x1="3.81cm" svg:y1="6.138cm" svg:x2="7.62cm" svg:y2="6.138cm">
            <text:p/>
          </draw:line>
          <draw:custom-shape draw:style-name="gr4" draw:text-style-name="P2" draw:layer="layout" svg:width="1.158cm" svg:height="1.277cm" svg:x="3.815cm" svg:y="4.868cm">
            <text:list text:style-name="L4">
              <text:list-header>
                <text:p text:style-name="P3">&amp;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925cm" svg:height="1.277cm" svg:x="3.815cm" svg:y="6.138cm">
            <text:list text:style-name="L4">
              <text:list-header>
                <text:p text:style-name="P3">0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0.935cm" svg:height="1.277cm" svg:x="3.81cm" svg:y="7.619cm">
            <text:list text:style-name="L4">
              <text:list-header>
                <text:p text:style-name="P3">1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925cm" svg:height="1.277cm" svg:x="5.297cm" svg:y="4.868cm">
            <text:list text:style-name="L4">
              <text:list-header>
                <text:p text:style-name="P3">0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925cm" svg:height="1.277cm" svg:x="6.478cm" svg:y="4.868cm">
            <text:list text:style-name="L4">
              <text:list-header>
                <text:p text:style-name="P3">1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925cm" svg:height="1.277cm" svg:x="5.297cm" svg:y="6.138cm">
            <text:list text:style-name="L4">
              <text:list-header>
                <text:p text:style-name="P3">0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925cm" svg:height="1.277cm" svg:x="6.478cm" svg:y="6.138cm">
            <text:list text:style-name="L4">
              <text:list-header>
                <text:p text:style-name="P3">0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925cm" svg:height="1.277cm" svg:x="5.297cm" svg:y="7.619cm">
            <text:list text:style-name="L4">
              <text:list-header>
                <text:p text:style-name="P3">0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925cm" svg:height="1.277cm" svg:x="6.478cm" svg:y="7.619cm">
            <text:list text:style-name="L4">
              <text:list-header>
                <text:p text:style-name="P3">1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id="id89">
          <draw:line draw:style-name="gr18" draw:text-style-name="P10" draw:layer="layout" svg:x1="17.568cm" svg:y1="5.08cm" svg:x2="17.568cm" svg:y2="8.89cm">
            <text:p/>
          </draw:line>
          <draw:line draw:style-name="gr18" draw:text-style-name="P10" draw:layer="layout" svg:x1="16.51cm" svg:y1="6.139cm" svg:x2="20.32cm" svg:y2="6.139cm">
            <text:p/>
          </draw:line>
          <draw:custom-shape draw:style-name="gr4" draw:text-style-name="P2" draw:layer="layout" svg:width="0.684cm" svg:height="1.277cm" svg:x="16.727cm" svg:y="4.657cm">
            <text:list text:style-name="L4">
              <text:list-header>
                <text:p text:style-name="P3"><text:span text:style-name="T44">|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925cm" svg:height="1.277cm" svg:x="16.515cm" svg:y="6.139cm">
            <text:list text:style-name="L4">
              <text:list-header>
                <text:p text:style-name="P3">0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0.935cm" svg:height="1.277cm" svg:x="16.51cm" svg:y="7.62cm">
            <text:list text:style-name="L4">
              <text:list-header>
                <text:p text:style-name="P3">1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925cm" svg:height="1.277cm" svg:x="17.996cm" svg:y="4.869cm">
            <text:list text:style-name="L4">
              <text:list-header>
                <text:p text:style-name="P3">0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925cm" svg:height="1.277cm" svg:x="19.178cm" svg:y="4.869cm">
            <text:list text:style-name="L4">
              <text:list-header>
                <text:p text:style-name="P3">1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925cm" svg:height="1.277cm" svg:x="17.996cm" svg:y="6.139cm">
            <text:list text:style-name="L4">
              <text:list-header>
                <text:p text:style-name="P3">0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925cm" svg:height="1.277cm" svg:x="19.178cm" svg:y="6.139cm">
            <text:list text:style-name="L4">
              <text:list-header>
                <text:p text:style-name="P3">1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925cm" svg:height="1.277cm" svg:x="17.996cm" svg:y="7.62cm">
            <text:list text:style-name="L4">
              <text:list-header>
                <text:p text:style-name="P3">1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925cm" svg:height="1.277cm" svg:x="19.178cm" svg:y="7.62cm">
            <text:list text:style-name="L4">
              <text:list-header>
                <text:p text:style-name="P3">1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8" draw:text-style-name="P2" draw:id="id37" draw:layer="layout" svg:width="0.846cm" svg:height="1.058cm" svg:x="3.387cm" svg:y="12.2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id="id38" draw:layer="layout" svg:width="0.847cm" svg:height="1.058cm" svg:x="4.233cm" svg:y="12.2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id="id39" draw:layer="layout" svg:width="0.925cm" svg:height="1.277cm" svg:x="3.392cm" svg:y="12.065cm">
          <text:list text:style-name="L4">
            <text:list-header>
              <text:p text:style-name="P3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id="id40" draw:layer="layout" svg:width="0.925cm" svg:height="1.277cm" svg:x="4.238cm" svg:y="12.065cm">
          <text:list text:style-name="L4">
            <text:list-header>
              <text:p text:style-name="P3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id="id41" draw:layer="layout" svg:width="0.847cm" svg:height="1.058cm" svg:x="5.08cm" svg:y="12.2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id="id42" draw:layer="layout" svg:width="0.925cm" svg:height="1.277cm" svg:x="5.085cm" svg:y="12.065cm">
          <text:list text:style-name="L10">
            <text:list-header>
              <text:p text:style-name="P3"><text:span text:style-name="T4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id="id43" draw:layer="layout" svg:width="0.846cm" svg:height="1.058cm" svg:x="5.927cm" svg:y="12.2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id="id44" draw:layer="layout" svg:width="0.925cm" svg:height="1.277cm" svg:x="5.932cm" svg:y="12.065cm">
          <text:list text:style-name="L10">
            <text:list-header>
              <text:p text:style-name="P3"><text:span text:style-name="T4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id="id45" draw:layer="layout" svg:width="0.847cm" svg:height="1.058cm" svg:x="6.773cm" svg:y="12.2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id="id46" draw:layer="layout" svg:width="0.925cm" svg:height="1.277cm" svg:x="6.778cm" svg:y="12.065cm">
          <text:list text:style-name="L4">
            <text:list-header>
              <text:p text:style-name="P3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id="id47" draw:layer="layout" svg:width="0.847cm" svg:height="1.058cm" svg:x="7.62cm" svg:y="12.2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id="id48" draw:layer="layout" svg:width="0.925cm" svg:height="1.277cm" svg:x="7.625cm" svg:y="12.065cm">
          <text:list text:style-name="L10">
            <text:list-header>
              <text:p text:style-name="P3"><text:span text:style-name="T4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id="id49" draw:layer="layout" svg:width="0.846cm" svg:height="1.058cm" svg:x="8.467cm" svg:y="12.2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id="id50" draw:layer="layout" svg:width="0.925cm" svg:height="1.277cm" svg:x="8.472cm" svg:y="12.065cm">
          <text:list text:style-name="L4">
            <text:list-header>
              <text:p text:style-name="P3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id="id51" draw:layer="layout" svg:width="0.847cm" svg:height="1.058cm" svg:x="9.313cm" svg:y="12.2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id="id52" draw:layer="layout" svg:width="0.925cm" svg:height="1.277cm" svg:x="9.318cm" svg:y="12.065cm">
          <text:list text:style-name="L10">
            <text:list-header>
              <text:p text:style-name="P3"><text:span text:style-name="T4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id="id54" draw:layer="layout" svg:width="0.846cm" svg:height="1.058cm" svg:x="3.387cm" svg:y="14.1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id="id55" draw:layer="layout" svg:width="0.847cm" svg:height="1.058cm" svg:x="4.233cm" svg:y="14.1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id="id56" draw:layer="layout" svg:width="0.925cm" svg:height="1.277cm" svg:x="3.392cm" svg:y="13.97cm">
          <text:list text:style-name="L4">
            <text:list-header>
              <text:p text:style-name="P3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id="id57" draw:layer="layout" svg:width="0.925cm" svg:height="1.277cm" svg:x="4.238cm" svg:y="13.97cm">
          <text:list text:style-name="L4">
            <text:list-header>
              <text:p text:style-name="P3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id="id58" draw:layer="layout" svg:width="0.847cm" svg:height="1.058cm" svg:x="5.08cm" svg:y="14.1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id="id59" draw:layer="layout" svg:width="0.925cm" svg:height="1.277cm" svg:x="5.085cm" svg:y="13.97cm">
          <text:list text:style-name="L4">
            <text:list-header>
              <text:p text:style-name="P3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id="id60" draw:layer="layout" svg:width="0.846cm" svg:height="1.058cm" svg:x="5.927cm" svg:y="14.1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id="id61" draw:layer="layout" svg:width="0.925cm" svg:height="1.277cm" svg:x="5.932cm" svg:y="13.97cm">
          <text:list text:style-name="L4">
            <text:list-header>
              <text:p text:style-name="P3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id="id62" draw:layer="layout" svg:width="0.847cm" svg:height="1.058cm" svg:x="6.773cm" svg:y="14.1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id="id63" draw:layer="layout" svg:width="0.925cm" svg:height="1.277cm" svg:x="6.778cm" svg:y="13.97cm">
          <text:list text:style-name="L10">
            <text:list-header>
              <text:p text:style-name="P3"><text:span text:style-name="T4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id="id64" draw:layer="layout" svg:width="0.847cm" svg:height="1.058cm" svg:x="7.62cm" svg:y="14.1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id="id65" draw:layer="layout" svg:width="0.925cm" svg:height="1.277cm" svg:x="7.625cm" svg:y="13.97cm">
          <text:list text:style-name="L10">
            <text:list-header>
              <text:p text:style-name="P3"><text:span text:style-name="T4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id="id66" draw:layer="layout" svg:width="0.846cm" svg:height="1.058cm" svg:x="8.467cm" svg:y="14.1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id="id67" draw:layer="layout" svg:width="0.925cm" svg:height="1.277cm" svg:x="8.472cm" svg:y="13.97cm">
          <text:list text:style-name="L10">
            <text:list-header>
              <text:p text:style-name="P3"><text:span text:style-name="T4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id="id68" draw:layer="layout" svg:width="0.847cm" svg:height="1.058cm" svg:x="9.313cm" svg:y="14.1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id="id69" draw:layer="layout" svg:width="0.925cm" svg:height="1.277cm" svg:x="9.318cm" svg:y="13.97cm">
          <text:list text:style-name="L10">
            <text:list-header>
              <text:p text:style-name="P3"><text:span text:style-name="T4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id="id53" draw:layer="layout" svg:width="1.349cm" svg:height="1.277cm" svg:x="1.799cm" svg:y="12.065cm">
          <text:list text:style-name="L4">
            <text:list-header>
              <text:p text:style-name="P3">5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id="id70" draw:layer="layout" svg:width="2.217cm" svg:height="1.277cm" svg:x="0.953cm" svg:y="13.97cm">
          <text:list text:style-name="L4">
            <text:list-header>
              <text:p text:style-name="P3">&amp; 15</text:p>
            </text:list-header>
          </text:list>
          <draw:enhanced-geometry svg:viewBox="0 0 21600 21600" draw:type="mso-spt202" draw:enhanced-path="M 0 0 L 21600 0 21600 21600 0 21600 0 0 Z N"/>
        </draw:custom-shape>
        <draw:polyline draw:style-name="gr18" draw:text-style-name="P10" draw:id="id71" draw:layer="layout" svg:width="9.948cm" svg:height="0cm" svg:x="1.693cm" svg:y="15.875cm" svg:viewBox="0 0 9949 0" draw:points="0,0 9949,0">
          <text:p/>
        </draw:polyline>
        <draw:custom-shape draw:style-name="gr8" draw:text-style-name="P2" draw:id="id72" draw:layer="layout" svg:width="0.846cm" svg:height="1.058cm" svg:x="3.387cm" svg:y="16.7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id="id73" draw:layer="layout" svg:width="0.847cm" svg:height="1.058cm" svg:x="4.233cm" svg:y="16.7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id="id74" draw:layer="layout" svg:width="0.925cm" svg:height="1.277cm" svg:x="3.392cm" svg:y="16.51cm">
          <text:list text:style-name="L4">
            <text:list-header>
              <text:p text:style-name="P3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id="id75" draw:layer="layout" svg:width="0.925cm" svg:height="1.277cm" svg:x="4.238cm" svg:y="16.51cm">
          <text:list text:style-name="L4">
            <text:list-header>
              <text:p text:style-name="P3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id="id76" draw:layer="layout" svg:width="0.847cm" svg:height="1.058cm" svg:x="5.08cm" svg:y="16.7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id="id77" draw:layer="layout" svg:width="0.925cm" svg:height="1.277cm" svg:x="5.085cm" svg:y="16.51cm">
          <text:list text:style-name="L4">
            <text:list-header>
              <text:p text:style-name="P3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id="id78" draw:layer="layout" svg:width="0.846cm" svg:height="1.058cm" svg:x="5.927cm" svg:y="16.7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id="id79" draw:layer="layout" svg:width="0.925cm" svg:height="1.277cm" svg:x="5.932cm" svg:y="16.51cm">
          <text:list text:style-name="L4">
            <text:list-header>
              <text:p text:style-name="P3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id="id80" draw:layer="layout" svg:width="0.847cm" svg:height="1.058cm" svg:x="6.773cm" svg:y="16.7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id="id81" draw:layer="layout" svg:width="0.925cm" svg:height="1.277cm" svg:x="6.778cm" svg:y="16.51cm">
          <text:list text:style-name="L4">
            <text:list-header>
              <text:p text:style-name="P3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id="id82" draw:layer="layout" svg:width="0.847cm" svg:height="1.058cm" svg:x="7.62cm" svg:y="16.7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id="id83" draw:layer="layout" svg:width="0.925cm" svg:height="1.277cm" svg:x="7.625cm" svg:y="16.51cm">
          <text:list text:style-name="L10">
            <text:list-header>
              <text:p text:style-name="P3"><text:span text:style-name="T4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id="id84" draw:layer="layout" svg:width="0.846cm" svg:height="1.058cm" svg:x="8.467cm" svg:y="16.7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id="id85" draw:layer="layout" svg:width="0.925cm" svg:height="1.277cm" svg:x="8.472cm" svg:y="16.51cm">
          <text:list text:style-name="L4">
            <text:list-header>
              <text:p text:style-name="P3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id="id86" draw:layer="layout" svg:width="0.847cm" svg:height="1.058cm" svg:x="9.313cm" svg:y="16.7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id="id87" draw:layer="layout" svg:width="0.925cm" svg:height="1.277cm" svg:x="9.318cm" svg:y="16.51cm">
          <text:list text:style-name="L10">
            <text:list-header>
              <text:p text:style-name="P3"><text:span text:style-name="T4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id="id88" draw:layer="layout" svg:width="0.925cm" svg:height="1.277cm" svg:x="2.122cm" svg:y="16.51cm">
          <text:list text:style-name="L4">
            <text:list-header>
              <text:p text:style-name="P3">5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id="id91" draw:layer="layout" svg:width="11.536cm" svg:height="6.773cm" svg:x="14.182cm" svg:y="11.007cm">
          <text:list text:style-name="L11">
            <text:list-item>
              <text:p text:style-name="P40"><text:span text:style-name="T46">Tümleme (~)</text:span></text:p>
            </text:list-item>
          </text:list>
          <text:list text:style-name="L12">
            <text:list-item>
              <text:list>
                <text:list-item>
                  <text:p text:style-name="P41"><text:span text:style-name="T47">Ör. son üç biti sıfırlama</text:span></text:p>
                </text:list-item>
              </text:list>
            </text:list-item>
          </text:list>
          <text:list text:style-name="L13">
            <text:list-item>
              <text:list>
                <text:list-item>
                  <text:list>
                    <text:list-item>
                      <text:p text:style-name="P41"><text:span text:style-name="T47">x = x &amp; ~7;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428cm" svg:height="10.072cm" svg:x="3.545cm" svg:y="1.967cm" draw:page-number="31" presentation:class="page"/>
          <draw:frame presentation:style-name="pr2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Bitwise Operators in C (Continued)" draw:style-name="dp1" draw:master-page-name="Varsayılan" presentation:presentation-page-layout-name="AL2T1"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2">
              <text:list-item>
                <text:p text:style-name="P4"><text:span text:style-name="T7">Sola kaydırma (&lt;&lt;)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8">Bitleri sola kaydır, boşlukları 0 ile doldur</text:span></text:p>
                  </text:list-item>
                  <text:list-item>
                    <text:p text:style-name="P5"><text:span text:style-name="T8">Ör. n&lt;&lt;2, 2 bit sola kaydır</text:span></text:p>
                    <text:list>
                      <text:list-item>
                        <text:p text:style-name="P5"><text:span text:style-name="T8">n = 101</text:span><text:span text:style-name="T21">2</text:span><text:span text:style-name="T20"> </text:span><text:span text:style-name="T8">(yani, 5</text:span><text:span text:style-name="T21">10</text:span><text:span text:style-name="T8">), o zaman n&lt;&lt;2 = 10100</text:span><text:span text:style-name="T21">2</text:span><text:span text:style-name="T8"> (yani., 20</text:span><text:span text:style-name="T21">10</text:span><text:span text:style-name="T8">)</text:span></text:p>
                      </text:list-item>
                    </text:list>
                  </text:list-item>
                  <text:list-item>
                    <text:p text:style-name="P5"><text:span text:style-name="T8">Ikinin üsteli almanın ucuz yolu!</text:span></text:p>
                  </text:list-item>
                </text:list>
              </text:list-item>
            </text:list>
            <text:list text:style-name="L2">
              <text:list-item>
                <text:p text:id="id92" text:style-name="P4"><text:span text:style-name="T7">Sağa kaydırma (&gt;&gt;)</text:span></text:p>
              </text:list-item>
            </text:list>
            <text:list text:style-name="L3">
              <text:list-item>
                <text:list>
                  <text:list-item>
                    <text:p text:id="id93" text:style-name="P5"><text:span text:style-name="T8">Bitleri sağa kaydır, boşlukları 0 ile doldur</text:span></text:p>
                    <text:list>
                      <text:list-item>
                        <text:p text:id="id94" text:style-name="P5"><text:span text:style-name="T8">Işaretsizse 0 ile doldur</text:span></text:p>
                      </text:list-item>
                      <text:list-item>
                        <text:p text:id="id95" text:style-name="P5"><text:span text:style-name="T8">Işaretliyse?</text:span></text:p>
                        <text:list>
                          <text:list-item>
                            <text:p text:id="id96"><text:span text:style-name="T8">Makine bağımlı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id="id97" text:style-name="P5"><text:span text:style-name="T8">ör. n&gt;&gt;2, 2 bit sağa kaydır</text:span></text:p>
                    <text:list>
                      <text:list-item>
                        <text:p text:style-name="P5"><text:span text:style-name="T8">n = 10110</text:span><text:span text:style-name="T21">2</text:span><text:span text:style-name="T20"> </text:span><text:span text:style-name="T8">(yani, 22</text:span><text:span text:style-name="T21">10</text:span><text:span text:style-name="T8">), o zaman n&gt;&gt;2 = 101</text:span><text:span text:style-name="T21">2</text:span><text:span text:style-name="T8"> (yani., 5</text:span><text:span text:style-name="T21">10</text:span><text:span text:style-name="T8">)</text:span></text:p>
                      </text:list-item>
                    </text:list>
                  </text:list-item>
                  <text:list-item>
                    <text:p text:style-name="P5"><text:span text:style-name="T8">Ikinin üsteliyle bölmenin ucuz yolu!</text:span></text:p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3">C'de bit tabanlı işleçler (devam)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428cm" svg:height="10.072cm" svg:x="3.545cm" svg:y="1.967cm" draw:page-number="32" presentation:class="page"/>
          <draw:frame presentation:style-name="pr2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Stupid Programmer Tricks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3">Programcı hataları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2">
              <text:list-item>
                <text:p text:style-name="P6"><text:span text:style-name="T4">(val % 1024) ile (val &amp; 1024) karıştırma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Muhtemelen (val &amp; 1023) istemiştir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4">Karşılaştırmayı hızlandırmak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Herhangi bir değeri karşılaştırma işlevi</text:span></text:p>
                  </text:list-item>
                  <text:list-item>
                    <text:p text:style-name="P7"><text:span text:style-name="T4">Ipucu: tüm çırpı sonuçlarını yapıda sakla</text:span></text:p>
                    <text:list>
                      <text:list-item>
                        <text:p><text:span text:style-name="T4">Sayı karşılaştırma maliyeti dizgi karşılaştırmadan daha düşüktür</text:span></text:p>
                      </text:list-item>
                      <text:list-item>
                        <text:p><text:span text:style-name="T4">Soldan sağa tarama</text:span></text:p>
                      </text:list-item>
                    </text:list>
                    <text:p text:style-name="P7"><text:span text:style-name="T4"/></text:p>
                  </text:list-item>
                </text:list>
              </text:list-item>
            </text:list>
          </draw:text-box>
        </draw:frame>
        <draw:custom-shape draw:style-name="gr12" draw:text-style-name="P2" draw:layer="layout" svg:width="21.378cm" svg:height="8.255cm" svg:x="2.117cm" svg:y="10.748cm">
          <text:list text:style-name="L4">
            <text:list-header>
              <text:p text:style-name="P42"><text:span text:style-name="T48">struct Nlist *</text:span><text:span text:style-name="T49">lookup</text:span><text:span text:style-name="T48">(char *s) {</text:span></text:p>
              <text:p text:style-name="P42"><text:span text:style-name="T48"><text:s text:c="3"/></text:span><text:span text:style-name="T48">struct Nlist *p;</text:span></text:p>
              <text:p text:style-name="P42"><text:span text:style-name="T48"><text:s text:c="3"/></text:span><text:span text:style-name="T50">int val = hash(s); /* çırpı işlevinde % yok */</text:span></text:p>
              <text:p text:style-name="P42"><text:span text:style-name="T48"/></text:p>
              <text:p text:style-name="P43"><text:span text:style-name="T48"><text:s text:c="3"/></text:span><text:span text:style-name="T48">for (p = hashtab[</text:span><text:span text:style-name="T50">val%1024</text:span><text:span text:style-name="T48">]; p!=NULL; p=p-&gt;next) </text:span></text:p>
              <text:p text:style-name="P42"><text:span text:style-name="T48"><text:s text:c="6"/></text:span><text:span text:style-name="T48">if (</text:span><text:span text:style-name="T50">p-&gt;hash == val &amp;&amp;</text:span><text:span text:style-name="T48"> strcmp(s, p-&gt;key) == 0) </text:span></text:p>
              <text:p text:style-name="P42"><text:span text:style-name="T48"><text:s text:c="9"/></text:span><text:span text:style-name="T48">return p; </text:span></text:p>
              <text:p text:style-name="P42"><text:span text:style-name="T48"><text:s text:c="3"/></text:span><text:span text:style-name="T48">return NULL; <text:s text:c="3"/></text:span></text:p>
              <text:p text:style-name="P42"><text:span text:style-name="T48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33" presentation:class="page"/>
          <draw:frame presentation:style-name="pr2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Summary of Today’s Lecture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3">Bugün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2">
              <text:list-item>
                <text:p text:style-name="P6">Bağlı listeler</text:p>
              </text:list-item>
            </text:list>
            <text:list text:style-name="L3">
              <text:list-item>
                <text:list>
                  <text:list-item>
                    <text:p text:style-name="P7">Liste, içeği tutmaya yetecek boyuttadır</text:p>
                    <text:list>
                      <text:list-item>
                        <text:p>Eleman sayısı sıklıkla değiştiğinde faydalıdır</text:p>
                      </text:list-item>
                    </text:list>
                  </text:list-item>
                  <text:list-item>
                    <text:p>Liste göstericilerle oynanarak işlenebilir</text:p>
                    <text:list>
                      <text:list-item>
                        <text:p>Diğerlerine dokunmadan ekleme/silme</text:p>
                      </text:list-item>
                      <text:list-item>
                        <text:p>Çok sayıda eleman varsa, taşıma mliyeti yüksek olacaktı!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Çırpı tabloları</text:p>
              </text:list-item>
            </text:list>
            <text:list text:style-name="L3">
              <text:list-item>
                <text:list>
                  <text:list-item>
                    <text:p text:style-name="P7">(anahtar, değer) çiftlerini saklamanın değeri biçilemez</text:p>
                  </text:list-item>
                  <text:list-item>
                    <text:p text:style-name="P7">Çok etkin arama imkan</text:p>
                    <text:list>
                      <text:list-item>
                        <text:p>Çırpı işlevi iyi ve tablo boyutu yeterince büyüks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C'de bit tabanlı işleçler</text:p>
              </text:list-item>
            </text:list>
            <text:list text:style-name="L3">
              <text:list-item>
                <text:list>
                  <text:list-item>
                    <text:p text:style-name="P7">VE/AND (&amp;) ve VEYA/OR (|) – dikkat edin: &amp;&amp;/||'den farklıdır</text:p>
                  </text:list-item>
                  <text:list-item>
                    <text:p text:style-name="P7">Bire tümleyen (~) tüm bitleri ters çevir</text:p>
                  </text:list-item>
                  <text:list-item>
                    <text:p text:style-name="P7">sola (&lt;&lt;) ve sağa (&gt;&gt;) kaydırm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28cm" svg:height="10.072cm" svg:x="3.545cm" svg:y="1.967cm" draw:page-number="34" presentation:class="page"/>
          <draw:frame presentation:style-name="pr2" draw:layer="layout" svg:width="14.75cm" svg:height="11.798cm" svg:x="2.752cm" svg:y="12.7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210 210" svg:d="m105 0 105 210h-210z"/>
    <draw:marker draw:name="msArrowOpenEnd_20_9" draw:display-name="msArrowOpenEnd 9" svg:viewBox="0 0 426 426" svg:d="m213 0 213 388-64 38-149-273-149 273-64-3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arsayılan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Varsayılan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Varsayılan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Varsayılan-notes" style:family="presentation">
      <style:graphic-properties draw:stroke="none" draw:fill="none">
        <text:list-style style:name="Varsayılan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Varsayılan-outline1">
          <text:list-level-style-bullet text:level="1" text:bullet-char="•">
            <style:list-level-properties text:min-label-width="0.621cm"/>
            <style:text-properties fo:font-family="Helvetica" style:font-family-generic="swiss" style:font-pitch="variable" fo:color="#0000ff" fo:font-size="100%"/>
          </text:list-level-style-bullet>
          <text:list-level-style-bullet text:level="2" text:bullet-char="">
            <style:list-level-properties text:space-before="0.943cm" text:min-label-width="0.622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 text:min-label-width="0.649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 text:min-label-width="0.6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18cm"/>
          <style:tab-stop style:position="4.458cm"/>
          <style:tab-stop style:position="6.998cm"/>
          <style:tab-stop style:position="9.538cm"/>
          <style:tab-stop style:position="12.078cm"/>
          <style:tab-stop style:position="14.618cm"/>
          <style:tab-stop style:position="17.158cm"/>
          <style:tab-stop style:position="19.698cm"/>
          <style:tab-stop style:position="22.238cm"/>
          <style:tab-stop style:position="24.778cm"/>
          <style:tab-stop style:position="27.318cm"/>
        </style:tab-stops>
      </style:paragraph-properties>
      <style:text-properties fo:color="#0000ff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74cm"/>
          <style:tab-stop style:position="3.514cm"/>
          <style:tab-stop style:position="6.054cm"/>
          <style:tab-stop style:position="8.594cm"/>
          <style:tab-stop style:position="11.134cm"/>
          <style:tab-stop style:position="13.674cm"/>
          <style:tab-stop style:position="16.214cm"/>
          <style:tab-stop style:position="18.754cm"/>
          <style:tab-stop style:position="21.294cm"/>
          <style:tab-stop style:position="23.834cm"/>
          <style:tab-stop style:position="26.37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3" style:family="presentation" style:parent-style-name="Varsayılan-outline2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8cm"/>
          <style:tab-stop style:position="2.548cm"/>
          <style:tab-stop style:position="5.088cm"/>
          <style:tab-stop style:position="7.628cm"/>
          <style:tab-stop style:position="10.168cm"/>
          <style:tab-stop style:position="12.708cm"/>
          <style:tab-stop style:position="15.248cm"/>
          <style:tab-stop style:position="17.788cm"/>
          <style:tab-stop style:position="20.328cm"/>
          <style:tab-stop style:position="22.868cm"/>
          <style:tab-stop style:position="25.408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4" style:family="presentation" style:parent-style-name="Varsayılan-outline3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</style:tab-stops>
      </style:paragraph-properties>
      <style:text-properties fo:color="#000066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5" style:family="presentation" style:parent-style-name="Varsayılan-outline4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6" style:family="presentation" style:parent-style-name="Varsayılan-outline5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7" style:family="presentation" style:parent-style-name="Varsayılan-outline6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8" style:family="presentation" style:parent-style-name="Varsayılan-outline7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9" style:family="presentation" style:parent-style-name="Varsayılan-outline8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number text:level="1" style:num-format="">
            <style:list-level-properties/>
            <style:text-properties fo:color="#0000ff" fo:font-size="100%"/>
          </text:list-level-style-number>
          <text:list-level-style-bullet text:level="2" text:bullet-char="">
            <style:list-level-properties text:space-before="0.943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Varsayılan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36pt" fo:font-style="normal" fo:text-shadow="none" style:text-underline-style="none" fo:font-weight="bold" style:font-family-asian="'DejaVu Sans'" style:font-family-generic-asian="system" style:font-pitch-asian="variable" style:font-size-asian="36pt" style:font-style-asian="normal" style:font-weight-asian="bold" style:font-family-complex="'DejaVu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solid" svg:stroke-width="0.079cm" svg:stroke-color="#f47a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79cm" svg:stroke-color="#f47a00" draw:stroke-linejoin="miter" draw:fill="none" draw:fill-color="#f47a00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Varsayılan-backgroundobjects">
      <style:graphic-properties draw:stroke="none" draw:fill="none" draw:fill-color="#f47a00" draw:auto-grow-height="false" draw:auto-grow-width="false" fo:min-height="1.278cm" fo:min-width="0cm" fo:wrap-option="wrap"/>
    </style:style>
    <style:style style:name="Mpr2" style:family="presentation" style:parent-style-name="Varsayılan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32cm" fo:min-width="0cm" fo:padding-top="0.149cm" fo:padding-bottom="0.149cm" fo:padding-left="0.297cm" fo:padding-right="0.297cm" fo:wrap-option="wrap" draw:shadow-color="#808080"/>
    </style:style>
    <style:style style:name="Mpr3" style:family="presentation" style:parent-style-name="Varsayılan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32cm" fo:min-width="0cm" fo:padding-top="0.149cm" fo:padding-bottom="0.149cm" fo:padding-left="0.297cm" fo:padding-right="0.297cm" fo:wrap-option="wrap" draw:shadow-color="#808080"/>
    </style:style>
    <style:style style:name="Mpr4" style:family="presentation" style:parent-style-name="Varsayılan-backgroundobjects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484cm" fo:min-width="0cm" fo:padding-top="0.149cm" fo:padding-bottom="0.149cm" fo:padding-left="0.297cm" fo:padding-right="0.297cm" fo:wrap-option="wrap" draw:shadow-color="#808080"/>
    </style:style>
    <style:style style:name="Mpr5" style:family="presentation" style:parent-style-name="Varsayılan-backgroundobjects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484cm" fo:min-width="0cm" fo:padding-top="0.149cm" fo:padding-bottom="0.149cm" fo:padding-left="0.297cm" fo:padding-right="0.297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 draw:page-number="1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Varsayılan" style:page-layout-name="PM1" draw:style-name="Mdp1">
      <draw:frame presentation:style-name="Varsayılan-title" draw:layer="backgroundobjects" svg:width="23.706cm" svg:height="3.309cm" svg:x="0.847cm" svg:y="0.356cm" presentation:class="title" presentation:placeholder="true">
        <draw:text-box/>
      </draw:frame>
      <draw:frame presentation:style-name="Varsayılan-outline1" draw:layer="backgroundobjects" svg:width="23.495cm" svg:height="12.573cm" svg:x="1.269cm" svg:y="3.387cm" presentation:class="outline" presentation:placeholder="true">
        <draw:text-box/>
      </draw:frame>
      <draw:frame presentation:style-name="Mpr1" draw:layer="backgroundobjects" svg:width="2.54cm" svg:height="1.277cm" svg:x="22.225cm" svg:y="17.56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line draw:style-name="Mgr3" draw:text-style-name="MP3" draw:layer="backgroundobjects" svg:x1="0.423cm" svg:y1="3.175cm" svg:x2="24.977cm" svg:y2="3.175cm">
        <text:p/>
      </draw:line>
      <draw:line draw:style-name="Mgr3" draw:text-style-name="MP3" draw:layer="backgroundobjects" svg:x1="1.058cm" svg:y1="3.175cm" svg:x2="1.058cm" svg:y2="18.627cm">
        <text:p/>
      </draw:line>
      <draw:frame draw:style-name="Mgr4" draw:text-style-name="MP3" draw:layer="backgroundobjects" svg:width="1.781cm" svg:height="2.011cm" svg:x="22.437cm" svg:y="0.847cm">
        <draw:image xlink:href="Pictures/100002000000006500000072B56AD096.png" xlink:type="simple" xlink:show="embed" xlink:actuate="onLoad">
          <text:p/>
        </draw:image>
      </draw:frame>
      <draw:custom-shape draw:style-name="Mgr5" draw:text-style-name="MP4" draw:layer="backgroundobjects" svg:width="24.554cm" svg:height="18.204cm" svg:x="0.423cm" svg:y="0.423cm">
        <text:p/>
        <draw:enhanced-geometry svg:viewBox="0 0 21600 21600" draw:path-stretchpoint-x="10800" draw:path-stretchpoint-y="10800" draw:text-areas="?f3 ?f4 ?f5 ?f6" draw:type="round-rectangle" draw:modifiers="89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Mgr6" draw:text-style-name="MP5" draw:layer="backgroundobjects" svg:width="20.32cm" svg:height="26.67cm" svg:x="0cm" svg:y="0cm">
          <text:p/>
        </draw:rect>
        <draw:frame presentation:style-name="Mpr2" draw:text-style-name="MP7" draw:layer="backgroundobjects" svg:width="8.749cm" svg:height="1.231cm" svg:x="-0.001cm" svg:y="0cm" presentation:class="header">
          <draw:text-box>
            <text:list text:style-name="ML2">
              <text:list-item>
                <text:p text:style-name="MP6"><text:span text:style-name="MT3"><presentation:header/></text:span></text:p>
              </text:list-item>
            </text:list>
          </draw:text-box>
        </draw:frame>
        <draw:frame presentation:style-name="Mpr3" draw:text-style-name="MP9" draw:layer="backgroundobjects" svg:width="8.748cm" svg:height="1.231cm" svg:x="11.501cm" svg:y="0cm" presentation:class="date-time">
          <draw:text-box>
            <text:list text:style-name="ML2">
              <text:list-item>
                <text:p text:style-name="MP8"><text:span text:style-name="MT3"><presentation:date-time/></text:span></text:p>
              </text:list-item>
            </text:list>
          </draw:text-box>
        </draw:frame>
        <draw:page-thumbnail presentation:style-name="Varsayılan-title" draw:layer="backgroundobjects" svg:width="13.428cm" svg:height="10.073cm" svg:x="3.545cm" svg:y="1.967cm" presentation:class="page"/>
        <draw:frame presentation:style-name="Varsayılan-notes" draw:layer="backgroundobjects" svg:width="14.75cm" svg:height="11.797cm" svg:x="2.752cm" svg:y="12.775cm" presentation:class="notes" presentation:placeholder="true">
          <draw:text-box/>
        </draw:frame>
        <draw:frame presentation:style-name="Mpr4" draw:text-style-name="MP7" draw:layer="backgroundobjects" svg:width="8.749cm" svg:height="1.483cm" svg:x="-0.001cm" svg:y="25.306cm" presentation:class="footer">
          <draw:text-box>
            <text:list text:style-name="ML2">
              <text:list-item>
                <text:p text:style-name="MP6"><text:span text:style-name="MT3"><presentation:footer/></text:span></text:p>
              </text:list-item>
            </text:list>
          </draw:text-box>
        </draw:frame>
        <draw:frame presentation:style-name="Mpr5" draw:text-style-name="MP9" draw:layer="backgroundobjects" svg:width="8.748cm" svg:height="1.483cm" svg:x="11.501cm" svg:y="25.306cm" presentation:class="page-number">
          <draw:text-box>
            <text:list text:style-name="ML2">
              <text:list-item>
                <text:p text:style-name="MP8"><text:span text:style-name="MT3"><text:page-number>&lt;number&gt;</text:page-number></text:span></text:p>
              </text:list-item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COS 217, Spring 2005</dc:title>
    <meta:initial-creator>Andrew W. Appel</meta:initial-creator>
    <meta:creation-date>2001-07-06T17:58:21</meta:creation-date>
    <dc:creator>seyyah </dc:creator>
    <dc:date>2010-12-28T07:52:02</dc:date>
    <meta:editing-cycles>355</meta:editing-cycles>
    <meta:editing-duration>PT355H39M31S</meta:editing-duration>
    <meta:generator>OpenOffice.org/3.2$Linux OpenOffice.org_project/320m19$Build-9505</meta:generator>
    <meta:document-statistic meta:object-count="798"/>
  </office:meta>
</office:document-meta>
</file>